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95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118.8pt"/>
    </style:style>
    <style:style style:name="co11" style:family="table-column">
      <style:table-column-properties fo:break-before="auto" style:column-width="15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125">
      <style:map style:condition="is-true-formula([.B10]/ORG.OPENOFFICE.CURRENT()&gt;10)" style:apply-style-name="DANGER" style:base-cell-address="Calculator.A21"/>
    </style:style>
    <style:style style:name="ce14" style:family="table-cell" style:parent-style-name="Default" style:data-style-name="N125">
      <style:text-properties style:text-underline-style="none"/>
      <style:map style:condition="is-true-formula([.B10]/ORG.OPENOFFICE.CURRENT()&gt;10)" style:apply-style-name="DANGER" style:base-cell-address="Calculator.A21"/>
    </style:style>
    <style:style style:name="ce15" style:family="table-cell" style:parent-style-name="Default" style:data-style-name="N125">
      <style:text-properties style:text-underline-style="solid" style:text-underline-width="auto" style:text-underline-color="font-color"/>
      <style:map style:condition="is-true-formula([.B10]/ORG.OPENOFFICE.CURRENT()&gt;10)" style:apply-style-name="DANGER" style:base-cell-address="Calculator.A21"/>
    </style:style>
    <style:style style:name="ce35" style:family="table-cell" style:parent-style-name="Default" style:data-style-name="N12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is-true-formula([.B10]/ORG.OPENOFFICE.CURRENT()&gt;10)" style:apply-style-name="DANGER" style:base-cell-address="Calculator.A21"/>
    </style:style>
    <style:style style:name="ce40" style:family="table-cell" style:parent-style-name="Default">
      <style:table-cell-properties style:cell-protect="none" style:print-content="true"/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 style:data-style-name="N3">
      <style:text-properties fo:font-style="italic" style:font-style-asian="italic" style:font-style-complex="italic"/>
    </style:style>
    <style:style style:name="ce7" style:family="table-cell" style:parent-style-name="Default" style:data-style-name="N125">
      <style:text-properties fo:font-style="italic" style:font-style-asian="italic" style:font-style-complex="italic"/>
    </style:style>
    <style:style style:name="ce47" style:family="table-cell" style:parent-style-name="Default" style:data-style-name="N132"/>
    <style:style style:name="ce9" style:family="table-cell" style:parent-style-name="Default" style:data-style-name="N125">
      <style:map style:condition="cell-content()&lt;=0" style:apply-style-name="DANGER" style:base-cell-address="Calculator.B21"/>
    </style:style>
    <style:style style:name="ce10" style:family="table-cell" style:parent-style-name="Default" style:data-style-name="N125">
      <style:text-properties style:text-underline-style="none"/>
      <style:map style:condition="cell-content()&lt;=0" style:apply-style-name="DANGER" style:base-cell-address="Calculator.B21"/>
    </style:style>
    <style:style style:name="ce11" style:family="table-cell" style:parent-style-name="Default" style:data-style-name="N125">
      <style:text-properties style:text-underline-style="solid" style:text-underline-width="auto" style:text-underline-color="font-color"/>
      <style:map style:condition="cell-content()&lt;=0" style:apply-style-name="DANGER" style:base-cell-address="Calculator.B34"/>
    </style:style>
    <style:style style:name="ce12" style:family="table-cell" style:parent-style-name="Default" style:data-style-name="N12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0" style:apply-style-name="DANGER" style:base-cell-address="Calculator.B21"/>
    </style:style>
    <style:style style:name="ce16" style:family="table-cell" style:parent-style-name="Default" style:data-style-name="N3">
      <style:map style:condition="cell-content()&gt;=[.$B$5]" style:apply-style-name="DANGER" style:base-cell-address="Calculator.C21"/>
      <style:map style:condition="cell-content()&lt;=0" style:apply-style-name="DANGER" style:base-cell-address="Calculator.C21"/>
    </style:style>
    <style:style style:name="ce17" style:family="table-cell" style:parent-style-name="Default" style:data-style-name="N3">
      <style:text-properties style:text-underline-style="none"/>
      <style:map style:condition="cell-content()&gt;=[.$B$5]" style:apply-style-name="DANGER" style:base-cell-address="Calculator.C21"/>
      <style:map style:condition="cell-content()&lt;=0" style:apply-style-name="DANGER" style:base-cell-address="Calculator.C21"/>
    </style:style>
    <style:style style:name="ce18" style:family="table-cell" style:parent-style-name="Default" style:data-style-name="N3">
      <style:text-properties style:text-underline-style="solid" style:text-underline-width="auto" style:text-underline-color="font-color"/>
      <style:map style:condition="cell-content()&gt;=[.$B$5]" style:apply-style-name="DANGER" style:base-cell-address="Calculator.C34"/>
      <style:map style:condition="cell-content()&lt;=0" style:apply-style-name="DANGER" style:base-cell-address="Calculator.C34"/>
    </style:style>
    <style:style style:name="ce19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gt;=[.$B$5]" style:apply-style-name="DANGER" style:base-cell-address="Calculator.C21"/>
      <style:map style:condition="cell-content()&lt;=0" style:apply-style-name="DANGER" style:base-cell-address="Calculator.C21"/>
    </style:style>
    <style:style style:name="ce21" style:family="table-cell" style:parent-style-name="Default" style:data-style-name="N3">
      <style:map style:condition="cell-content()&lt;=[.$B$11]" style:apply-style-name="DANGER" style:base-cell-address="Calculator.D21"/>
    </style:style>
    <style:style style:name="ce22" style:family="table-cell" style:parent-style-name="Default" style:data-style-name="N3">
      <style:text-properties style:text-underline-style="none"/>
      <style:map style:condition="cell-content()&lt;=[.$B$11]" style:apply-style-name="DANGER" style:base-cell-address="Calculator.D21"/>
    </style:style>
    <style:style style:name="ce23" style:family="table-cell" style:parent-style-name="Default" style:data-style-name="N3">
      <style:text-properties style:text-underline-style="solid" style:text-underline-width="auto" style:text-underline-color="font-color"/>
      <style:map style:condition="cell-content()&lt;=[.$B$11]" style:apply-style-name="DANGER" style:base-cell-address="Calculator.D34"/>
    </style:style>
    <style:style style:name="ce24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[.$B$11]" style:apply-style-name="DANGER" style:base-cell-address="Calculator.D21"/>
    </style:style>
    <style:style style:name="ce67" style:family="table-cell" style:parent-style-name="Default" style:data-style-name="N3"/>
    <style:style style:name="ce20" style:family="table-cell" style:parent-style-name="Default" style:data-style-name="N3"/>
    <style:style style:name="ce25" style:family="table-cell" style:parent-style-name="Default" style:data-style-name="N3">
      <style:text-properties fo:font-style="normal" style:font-style-asian="normal" style:font-style-complex="normal"/>
    </style:style>
    <style:style style:name="ce26" style:family="table-cell" style:parent-style-name="Default" style:data-style-name="N4"/>
    <style:style style:name="ce27" style:family="table-cell" style:parent-style-name="Default" style:data-style-name="N4">
      <style:text-properties style:text-underline-style="none"/>
    </style:style>
    <style:style style:name="ce2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9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" style:family="table-cell" style:parent-style-name="Default" style:data-style-name="N124"/>
    <style:style style:name="ce30" style:family="table-cell" style:parent-style-name="Default" style:data-style-name="N4"/>
    <style:style style:name="ce31" style:family="table-cell" style:parent-style-name="Default" style:data-style-name="N4">
      <style:text-properties style:text-underline-style="none"/>
    </style:style>
    <style:style style:name="ce32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4" style:family="table-cell" style:parent-style-name="Default" style:data-style-name="N99"/>
    <style:style style:name="ce34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5" style:family="table-cell" style:parent-style-name="Default" style:data-style-name="N1"/>
    <style:style style:name="ce86" style:family="table-cell" style:parent-style-name="Default" style:data-style-name="N125"/>
    <style:style style:name="ce87" style:family="table-cell" style:parent-style-name="Default" style:data-style-name="N2"/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$Materials.$A$16])" table:allow-empty-cell="true" table:display-list="unsorted" table:base-cell-address="Calculator.B1">
          <table:error-message table:message-type="stop" table:display="true"/>
        </table:content-validation>
        <table:content-validation table:name="val2" table:condition="of:cell-content-is-in-list([$Cartridges.$A$2:$Cartridges.$A$65001])" table:allow-empty-cell="true" table:display-list="unsorted" table:base-cell-address="Calculator.B30">
          <table:error-message table:message-type="stop" table:display="true"/>
        </table:content-validation>
      </table:content-validations>
      <table:table table:name="Calculator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6"/>
        <table:table-column table:style-name="co4" table:default-cell-style-name="ce21"/>
        <table:table-column table:style-name="co5" table:default-cell-style-name="ce21"/>
        <table:table-column table:style-name="co6" table:default-cell-style-name="ce26"/>
        <table:table-column table:style-name="co7" table:default-cell-style-name="ce30"/>
        <table:table-column table:style-name="co8" table:default-cell-style-name="ce74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40" table:content-validation-name="val1" office:value-type="string" calcext:value-type="string">
            <text:p>Taulman Alloy 910</text:p>
          </table:table-cell>
          <table:table-cell table:style-name="ce1" office:value-type="string" calcext:value-type="string">
            <text:p>← Changeme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Hoop Stress = (Pressure x Outside Dia)/(2 x Wall)</text:p>
          </table:table-cell>
          <table:covered-table-cell table:number-columns-repeated="2" table:style-name="Default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Cartridge</text:p>
          </table:table-cell>
          <table:table-cell table:style-name="Default" table:content-validation-name="val2" office:value-type="string" calcext:value-type="string">
            <text:p>9mm</text:p>
          </table:table-cell>
          <table:table-cell table:style-name="ce1" office:value-type="string" calcext:value-type="string">
            <text:p>← Changeme</text:p>
          </table:table-cell>
          <table:table-cell table:style-name="Default"/>
          <table:table-cell table:style-name="ce67" office:value-type="string" calcext:value-type="string" table:number-columns-spanned="3" table:number-rows-spanned="1">
            <text:p>Working Pressure = ( 2 * Yield * Wall) / Outside Dia</text:p>
          </table:table-cell>
          <table:covered-table-cell table:number-columns-repeated="2" table:style-name="Default"/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umbers from Material</text:p>
          </table:table-cell>
          <table:table-cell table:style-name="ce39" table:formula="of:=VLOOKUP([.$B$1];[$Materials.$A$2:$Materials.$C$65005];1;1)" office:value-type="string" office:string-value="Taulman Alloy 910" calcext:value-type="string">
            <text:p>Taulman Alloy 910</text:p>
          </table:table-cell>
          <table:table-cell table:style-name="Default" table:number-columns-repeated="2"/>
          <table:table-cell table:style-name="Default" office:value-type="string" calcext:value-type="string">
            <text:p>PSI = MPa * 145.037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Yield Strength (PSI)</text:p>
          </table:table-cell>
          <table:table-cell table:style-name="ce8" table:formula="of:=VLOOKUP([.$B$1]; [$Materials.$A$2:$Materials.$C$65005]; 2; 1)" office:value-type="float" office:value="8100" calcext:value-type="float">
            <text:p>8,100</text:p>
          </table:table-cell>
          <table:table-cell table:style-name="Default" table:number-columns-repeated="2"/>
          <table:table-cell table:style-name="Default" office:value-type="string" calcext:value-type="string">
            <text:p>MPa = PSI / 145.0377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ltimate Tensile Strength (PSI)</text:p>
          </table:table-cell>
          <table:table-cell table:style-name="ce8" table:formula="of:=VLOOKUP([.$B$1]; [Materials.$A$2:.$C$65005]; 3; 1)" office:value-type="float" office:value="8100" calcext:value-type="float">
            <text:p>8,100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" office:value-type="string" calcext:value-type="string">
            <text:p>Numbers from Cartridge</text:p>
          </table:table-cell>
          <table:table-cell table:style-name="ce39" table:formula="of:=VLOOKUP([.$B$2]; [$Cartridges.$A$2:$Cartridges.$C$65001]; 1; 0)" office:value-type="string" office:string-value="9mm" calcext:value-type="string">
            <text:p>9mm</text:p>
          </table:table-cell>
          <table:table-cell table:style-name="Default" table:number-columns-repeated="3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MPa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Cartridge Base Diameter (Inches)</text:p>
          </table:table-cell>
          <table:table-cell table:style-name="ce7" table:formula="of:=VLOOKUP([.$B$2]; [$Cartridges.$A$2:$Cartridges.$C$65001]; 3; 0)" office:value-type="float" office:value="0.391" calcext:value-type="float">
            <text:p>0.3910</text:p>
          </table:table-cell>
          <table:table-cell table:style-name="Default" table:number-columns-repeated="2"/>
          <table:table-cell table:style-name="ce1" office:value-type="string" calcext:value-type="string">
            <text:p>PSI to MPa</text:p>
          </table:table-cell>
          <table:table-cell table:style-name="ce25" office:value-type="float" office:value="1" calcext:value-type="float">
            <text:p>1</text:p>
          </table:table-cell>
          <table:table-cell table:style-name="ce3" table:formula="of:=[.F9]/105.0377" office:value-type="float" office:value="0.00952039124999881" calcext:value-type="float">
            <text:p>0.01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Cartridge Base Radius (Inches)</text:p>
          </table:table-cell>
          <table:table-cell table:style-name="ce47" table:formula="of:=[.B9]/2" office:value-type="float" office:value="0.1955" calcext:value-type="float">
            <text:p>0.1955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Peak Pressure (PSI)</text:p>
          </table:table-cell>
          <table:table-cell table:style-name="ce8" table:formula="of:=VLOOKUP([.$B$2]; [$Cartridges.$A$2:$Cartridges.$C$65001]; 2; 0)" office:value-type="float" office:value="38500" calcext:value-type="float">
            <text:p>38,500</text:p>
          </table:table-cell>
          <table:table-cell table:style-name="Default" table:number-columns-repeated="3"/>
          <table:table-cell table:style-name="ce1" office:value-type="string" calcext:value-type="string">
            <text:p>MPa</text:p>
          </table:table-cell>
          <table:table-cell table:style-name="ce1" office:value-type="string" calcext:value-type="string">
            <text:p>PSI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" office:value-type="string" calcext:value-type="string">
            <text:p>MPa to PSI</text:p>
          </table:table-cell>
          <table:table-cell table:style-name="Default" office:value-type="float" office:value="105" calcext:value-type="float">
            <text:p>105</text:p>
          </table:table-cell>
          <table:table-cell table:style-name="ce20" table:formula="of:=145.0377*[.F12]" office:value-type="float" office:value="15228.9585" calcext:value-type="float">
            <text:p>15,229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2">
          <table:table-cell table:style-name="ce2"/>
          <table:table-cell table:style-name="ce8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8"/>
          <table:table-cell table:style-name="Default" table:number-columns-repeated="2"/>
          <table:table-cell table:style-name="Default" office:value-type="string" calcext:value-type="string">
            <text:p>Bullet RPM = MV X 720/Twist Rate (in inches)</text:p>
          </table:table-cell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ce2"/>
          <table:table-cell table:style-name="ce8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office:value-type="string" calcext:value-type="string">
            <text:p>Outside Diameter (in)</text:p>
          </table:table-cell>
          <table:table-cell table:style-name="Default" office:value-type="string" calcext:value-type="string">
            <text:p>Wall (in)</text:p>
          </table:table-cell>
          <table:table-cell table:style-name="Default" office:value-type="string" calcext:value-type="string">
            <text:p>Hoop Stress</text:p>
          </table:table-cell>
          <table:table-cell table:style-name="Default" office:value-type="string" calcext:value-type="string">
            <text:p>Yield Pressure</text:p>
          </table:table-cell>
          <table:table-cell table:style-name="Default" office:value-type="string" calcext:value-type="string">
            <text:p>Burst Pressure</text:p>
          </table:table-cell>
          <table:table-cell table:style-name="Default" office:value-type="string" calcext:value-type="string">
            <text:p>Yield Safety Factor</text:p>
          </table:table-cell>
          <table:table-cell table:style-name="Default" office:value-type="string" calcext:value-type="string">
            <text:p>Burst Safety Factor</text:p>
          </table:table-cell>
          <table:table-cell table:style-name="Default" office:value-type="string" calcext:value-type="string">
            <text:p>Thin-walled?</text:p>
          </table:table-cell>
          <table:table-cell table:number-columns-repeated="1016"/>
        </table:table-row>
        <table:table-row table:style-name="ro1">
          <table:table-cell office:value-type="float" office:value="0.25" calcext:value-type="float">
            <text:p>0.2500</text:p>
          </table:table-cell>
          <table:table-cell table:formula="of:=([.$A21]-[.$B$9])/2" office:value-type="float" office:value="-0.0705" calcext:value-type="float">
            <text:p>-0.0705</text:p>
          </table:table-cell>
          <table:table-cell table:formula="of:=([.$B$11]*[.$B$9])/(2*[.$B21])" office:value-type="float" office:value="-106762.411347518" calcext:value-type="float">
            <text:p>-106,762</text:p>
          </table:table-cell>
          <table:table-cell table:formula="of:=(2*[.$B$5]*[.$B21])/[.$A21]" office:value-type="float" office:value="-4568.4" calcext:value-type="float">
            <text:p>-4,568</text:p>
          </table:table-cell>
          <table:table-cell table:formula="of:=(2*[.$B$6]*[.$B21])/[.$A21]" office:value-type="float" office:value="-4568.4" calcext:value-type="float">
            <text:p>-4,568</text:p>
          </table:table-cell>
          <table:table-cell table:formula="of:=[.$B$5]/[.$C21]" office:value-type="float" office:value="-0.0758693991430564" calcext:value-type="float">
            <text:p>-0.08</text:p>
          </table:table-cell>
          <table:table-cell table:formula="of:=[.$B$6]/[.$C21]" office:value-type="float" office:value="-0.0758693991430564" calcext:value-type="float">
            <text:p>-0.08</text:p>
          </table:table-cell>
          <table:table-cell table:formula="of:=[.B$10]/[.B2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formula="of:=([.$A22]-[.$B$9])/2" office:value-type="float" office:value="-0.03925" calcext:value-type="float">
            <text:p>-0.0393</text:p>
          </table:table-cell>
          <table:table-cell table:formula="of:=([.$B$11]*[.$B$9])/(2*[.$B22])" office:value-type="float" office:value="-191764.331210191" calcext:value-type="float">
            <text:p>-191,764</text:p>
          </table:table-cell>
          <table:table-cell table:formula="of:=(2*[.$B$5]*[.$B22])/[.$A22]" office:value-type="float" office:value="-2034.72" calcext:value-type="float">
            <text:p>-2,035</text:p>
          </table:table-cell>
          <table:table-cell table:formula="of:=(2*[.$B$6]*[.$B22])/[.$A22]" office:value-type="float" office:value="-2034.72" calcext:value-type="float">
            <text:p>-2,035</text:p>
          </table:table-cell>
          <table:table-cell table:formula="of:=[.$B$5]/[.$C22]" office:value-type="float" office:value="-0.042239346331418" calcext:value-type="float">
            <text:p>-0.04</text:p>
          </table:table-cell>
          <table:table-cell table:formula="of:=[.$B$6]/[.$C22]" office:value-type="float" office:value="-0.042239346331418" calcext:value-type="float">
            <text:p>-0.04</text:p>
          </table:table-cell>
          <table:table-cell table:formula="of:=[.B$10]/[.B2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formula="of:=([.$A23]-[.$B$9])/2" office:value-type="float" office:value="-0.00800000000000001" calcext:value-type="float">
            <text:p>-0.0080</text:p>
          </table:table-cell>
          <table:table-cell table:formula="of:=([.$B$11]*[.$B$9])/(2*[.$B23])" office:value-type="float" office:value="-940843.749999999" calcext:value-type="float">
            <text:p>-940,844</text:p>
          </table:table-cell>
          <table:table-cell table:formula="of:=(2*[.$B$5]*[.$B23])/[.$A23]" office:value-type="float" office:value="-345.6" calcext:value-type="float">
            <text:p>-346</text:p>
          </table:table-cell>
          <table:table-cell table:formula="of:=(2*[.$B$6]*[.$B23])/[.$A23]" office:value-type="float" office:value="-345.6" calcext:value-type="float">
            <text:p>-346</text:p>
          </table:table-cell>
          <table:table-cell table:formula="of:=[.$B$5]/[.$C23]" office:value-type="float" office:value="-0.00860929351977946" calcext:value-type="float">
            <text:p>-0.01</text:p>
          </table:table-cell>
          <table:table-cell table:formula="of:=[.$B$6]/[.$C23]" office:value-type="float" office:value="-0.00860929351977946" calcext:value-type="float">
            <text:p>-0.01</text:p>
          </table:table-cell>
          <table:table-cell table:formula="of:=[.B$10]/[.B2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4375" calcext:value-type="float">
            <text:p>0.4375</text:p>
          </table:table-cell>
          <table:table-cell table:formula="of:=([.$A24]-[.$B$9])/2" office:value-type="float" office:value="0.02325" calcext:value-type="float">
            <text:p>0.0233</text:p>
          </table:table-cell>
          <table:table-cell table:formula="of:=([.$B$11]*[.$B$9])/(2*[.$B24])" office:value-type="float" office:value="323731.182795699" calcext:value-type="float">
            <text:p>323,731</text:p>
          </table:table-cell>
          <table:table-cell table:formula="of:=(2*[.$B$5]*[.$B24])/[.$A24]" office:value-type="float" office:value="860.914285714285" calcext:value-type="float">
            <text:p>861</text:p>
          </table:table-cell>
          <table:table-cell table:formula="of:=(2*[.$B$6]*[.$B24])/[.$A24]" office:value-type="float" office:value="860.914285714285" calcext:value-type="float">
            <text:p>861</text:p>
          </table:table-cell>
          <table:table-cell table:formula="of:=[.$B$5]/[.$C24]" office:value-type="float" office:value="0.025020759291859" calcext:value-type="float">
            <text:p>0.03</text:p>
          </table:table-cell>
          <table:table-cell table:formula="of:=[.$B$6]/[.$C24]" office:value-type="float" office:value="0.025020759291859" calcext:value-type="float">
            <text:p>0.03</text:p>
          </table:table-cell>
          <table:table-cell table:formula="of:=[.B$10]/[.B2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5" calcext:value-type="float">
            <text:p>0.5000</text:p>
          </table:table-cell>
          <table:table-cell table:formula="of:=([.$A25]-[.$B$9])/2" office:value-type="float" office:value="0.0545" calcext:value-type="float">
            <text:p>0.0545</text:p>
          </table:table-cell>
          <table:table-cell table:formula="of:=([.$B$11]*[.$B$9])/(2*[.$B25])" office:value-type="float" office:value="138105.504587156" calcext:value-type="float">
            <text:p>138,106</text:p>
          </table:table-cell>
          <table:table-cell table:formula="of:=(2*[.$B$5]*[.$B25])/[.$A25]" office:value-type="float" office:value="1765.8" calcext:value-type="float">
            <text:p>1,766</text:p>
          </table:table-cell>
          <table:table-cell table:formula="of:=(2*[.$B$6]*[.$B25])/[.$A25]" office:value-type="float" office:value="1765.8" calcext:value-type="float">
            <text:p>1,766</text:p>
          </table:table-cell>
          <table:table-cell table:formula="of:=[.$B$5]/[.$C25]" office:value-type="float" office:value="0.0586508121034975" calcext:value-type="float">
            <text:p>0.06</text:p>
          </table:table-cell>
          <table:table-cell table:formula="of:=[.$B$6]/[.$C25]" office:value-type="float" office:value="0.0586508121034975" calcext:value-type="float">
            <text:p>0.06</text:p>
          </table:table-cell>
          <table:table-cell table:formula="of:=[.B$10]/[.B2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formula="of:=([.$A26]-[.$B$9])/2" office:value-type="float" office:value="0.08575" calcext:value-type="float">
            <text:p>0.0858</text:p>
          </table:table-cell>
          <table:table-cell table:formula="of:=([.$B$11]*[.$B$9])/(2*[.$B26])" office:value-type="float" office:value="87775.5102040817" calcext:value-type="float">
            <text:p>87,776</text:p>
          </table:table-cell>
          <table:table-cell table:formula="of:=(2*[.$B$5]*[.$B26])/[.$A26]" office:value-type="float" office:value="2469.6" calcext:value-type="float">
            <text:p>2,470</text:p>
          </table:table-cell>
          <table:table-cell table:formula="of:=(2*[.$B$6]*[.$B26])/[.$A26]" office:value-type="float" office:value="2469.6" calcext:value-type="float">
            <text:p>2,470</text:p>
          </table:table-cell>
          <table:table-cell table:formula="of:=[.$B$5]/[.$C26]" office:value-type="float" office:value="0.092280864915136" calcext:value-type="float">
            <text:p>0.09</text:p>
          </table:table-cell>
          <table:table-cell table:formula="of:=[.$B$6]/[.$C26]" office:value-type="float" office:value="0.092280864915136" calcext:value-type="float">
            <text:p>0.09</text:p>
          </table:table-cell>
          <table:table-cell table:formula="of:=[.B$10]/[.B2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formula="of:=([.$A27]-[.$B$9])/2" office:value-type="float" office:value="0.117" calcext:value-type="float">
            <text:p>0.1170</text:p>
          </table:table-cell>
          <table:table-cell table:formula="of:=([.$B$11]*[.$B$9])/(2*[.$B27])" office:value-type="float" office:value="64331.1965811966" calcext:value-type="float">
            <text:p>64,331</text:p>
          </table:table-cell>
          <table:table-cell table:formula="of:=(2*[.$B$5]*[.$B27])/[.$A27]" office:value-type="float" office:value="3032.64" calcext:value-type="float">
            <text:p>3,033</text:p>
          </table:table-cell>
          <table:table-cell table:formula="of:=(2*[.$B$6]*[.$B27])/[.$A27]" office:value-type="float" office:value="3032.64" calcext:value-type="float">
            <text:p>3,033</text:p>
          </table:table-cell>
          <table:table-cell table:formula="of:=[.$B$5]/[.$C27]" office:value-type="float" office:value="0.125910917726774" calcext:value-type="float">
            <text:p>0.13</text:p>
          </table:table-cell>
          <table:table-cell table:formula="of:=[.$B$6]/[.$C27]" office:value-type="float" office:value="0.125910917726774" calcext:value-type="float">
            <text:p>0.13</text:p>
          </table:table-cell>
          <table:table-cell table:formula="of:=[.B$10]/[.B2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6875" calcext:value-type="float">
            <text:p>0.6875</text:p>
          </table:table-cell>
          <table:table-cell table:formula="of:=([.$A28]-[.$B$9])/2" office:value-type="float" office:value="0.14825" calcext:value-type="float">
            <text:p>0.1483</text:p>
          </table:table-cell>
          <table:table-cell table:formula="of:=([.$B$11]*[.$B$9])/(2*[.$B28])" office:value-type="float" office:value="50770.6576728499" calcext:value-type="float">
            <text:p>50,771</text:p>
          </table:table-cell>
          <table:table-cell table:formula="of:=(2*[.$B$5]*[.$B28])/[.$A28]" office:value-type="float" office:value="3493.30909090909" calcext:value-type="float">
            <text:p>3,493</text:p>
          </table:table-cell>
          <table:table-cell table:formula="of:=(2*[.$B$6]*[.$B28])/[.$A28]" office:value-type="float" office:value="3493.30909090909" calcext:value-type="float">
            <text:p>3,493</text:p>
          </table:table-cell>
          <table:table-cell table:formula="of:=[.$B$5]/[.$C28]" office:value-type="float" office:value="0.159540970538413" calcext:value-type="float">
            <text:p>0.16</text:p>
          </table:table-cell>
          <table:table-cell table:formula="of:=[.$B$6]/[.$C28]" office:value-type="float" office:value="0.159540970538413" calcext:value-type="float">
            <text:p>0.16</text:p>
          </table:table-cell>
          <table:table-cell table:formula="of:=[.B$10]/[.B2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75" calcext:value-type="float">
            <text:p>0.7500</text:p>
          </table:table-cell>
          <table:table-cell table:formula="of:=([.$A29]-[.$B$9])/2" office:value-type="float" office:value="0.1795" calcext:value-type="float">
            <text:p>0.1795</text:p>
          </table:table-cell>
          <table:table-cell table:formula="of:=([.$B$11]*[.$B$9])/(2*[.$B29])" office:value-type="float" office:value="41931.7548746518" calcext:value-type="float">
            <text:p>41,932</text:p>
          </table:table-cell>
          <table:table-cell table:formula="of:=(2*[.$B$5]*[.$B29])/[.$A29]" office:value-type="float" office:value="3877.2" calcext:value-type="float">
            <text:p>3,877</text:p>
          </table:table-cell>
          <table:table-cell table:formula="of:=(2*[.$B$6]*[.$B29])/[.$A29]" office:value-type="float" office:value="3877.2" calcext:value-type="float">
            <text:p>3,877</text:p>
          </table:table-cell>
          <table:table-cell table:formula="of:=[.$B$5]/[.$C29]" office:value-type="float" office:value="0.193171023350051" calcext:value-type="float">
            <text:p>0.19</text:p>
          </table:table-cell>
          <table:table-cell table:formula="of:=[.$B$6]/[.$C29]" office:value-type="float" office:value="0.193171023350051" calcext:value-type="float">
            <text:p>0.19</text:p>
          </table:table-cell>
          <table:table-cell table:formula="of:=[.B$10]/[.B2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formula="of:=([.$A30]-[.$B$9])/2" office:value-type="float" office:value="0.21075" calcext:value-type="float">
            <text:p>0.2108</text:p>
          </table:table-cell>
          <table:table-cell table:formula="of:=([.$B$11]*[.$B$9])/(2*[.$B30])" office:value-type="float" office:value="35714.1162514828" calcext:value-type="float">
            <text:p>35,714</text:p>
          </table:table-cell>
          <table:table-cell table:formula="of:=(2*[.$B$5]*[.$B30])/[.$A30]" office:value-type="float" office:value="4202.03076923077" calcext:value-type="float">
            <text:p>4,202</text:p>
          </table:table-cell>
          <table:table-cell table:formula="of:=(2*[.$B$6]*[.$B30])/[.$A30]" office:value-type="float" office:value="4202.03076923077" calcext:value-type="float">
            <text:p>4,202</text:p>
          </table:table-cell>
          <table:table-cell table:formula="of:=[.$B$5]/[.$C30]" office:value-type="float" office:value="0.22680107616169" calcext:value-type="float">
            <text:p>0.23</text:p>
          </table:table-cell>
          <table:table-cell table:formula="of:=[.$B$6]/[.$C30]" office:value-type="float" office:value="0.22680107616169" calcext:value-type="float">
            <text:p>0.23</text:p>
          </table:table-cell>
          <table:table-cell table:formula="of:=[.B$10]/[.B3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formula="of:=([.$A31]-[.$B$9])/2" office:value-type="float" office:value="0.242" calcext:value-type="float">
            <text:p>0.2420</text:p>
          </table:table-cell>
          <table:table-cell table:formula="of:=([.$B$11]*[.$B$9])/(2*[.$B31])" office:value-type="float" office:value="31102.2727272727" calcext:value-type="float">
            <text:p>31,102</text:p>
          </table:table-cell>
          <table:table-cell table:formula="of:=(2*[.$B$5]*[.$B31])/[.$A31]" office:value-type="float" office:value="4480.45714285714" calcext:value-type="float">
            <text:p>4,480</text:p>
          </table:table-cell>
          <table:table-cell table:formula="of:=(2*[.$B$6]*[.$B31])/[.$A31]" office:value-type="float" office:value="4480.45714285714" calcext:value-type="float">
            <text:p>4,480</text:p>
          </table:table-cell>
          <table:table-cell table:formula="of:=[.$B$5]/[.$C31]" office:value-type="float" office:value="0.260431128973328" calcext:value-type="float">
            <text:p>0.26</text:p>
          </table:table-cell>
          <table:table-cell table:formula="of:=[.$B$6]/[.$C31]" office:value-type="float" office:value="0.260431128973328" calcext:value-type="float">
            <text:p>0.26</text:p>
          </table:table-cell>
          <table:table-cell table:formula="of:=[.B$10]/[.B3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0.9375" calcext:value-type="float">
            <text:p>0.9375</text:p>
          </table:table-cell>
          <table:table-cell table:formula="of:=([.$A32]-[.$B$9])/2" office:value-type="float" office:value="0.27325" calcext:value-type="float">
            <text:p>0.2733</text:p>
          </table:table-cell>
          <table:table-cell table:formula="of:=([.$B$11]*[.$B$9])/(2*[.$B32])" office:value-type="float" office:value="27545.2881976212" calcext:value-type="float">
            <text:p>27,545</text:p>
          </table:table-cell>
          <table:table-cell table:formula="of:=(2*[.$B$5]*[.$B32])/[.$A32]" office:value-type="float" office:value="4721.76" calcext:value-type="float">
            <text:p>4,722</text:p>
          </table:table-cell>
          <table:table-cell table:formula="of:=(2*[.$B$6]*[.$B32])/[.$A32]" office:value-type="float" office:value="4721.76" calcext:value-type="float">
            <text:p>4,722</text:p>
          </table:table-cell>
          <table:table-cell table:formula="of:=[.$B$5]/[.$C32]" office:value-type="float" office:value="0.294061181784967" calcext:value-type="float">
            <text:p>0.29</text:p>
          </table:table-cell>
          <table:table-cell table:formula="of:=[.$B$6]/[.$C32]" office:value-type="float" office:value="0.294061181784967" calcext:value-type="float">
            <text:p>0.29</text:p>
          </table:table-cell>
          <table:table-cell table:formula="of:=[.B$10]/[.B3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14" office:value-type="float" office:value="1" calcext:value-type="float">
            <text:p>1.0000</text:p>
          </table:table-cell>
          <table:table-cell table:style-name="ce10" table:formula="of:=([.$A33]-[.$B$9])/2" office:value-type="float" office:value="0.3045" calcext:value-type="float">
            <text:p>0.3045</text:p>
          </table:table-cell>
          <table:table-cell table:style-name="ce17" table:formula="of:=([.$B$11]*[.$B$9])/(2*[.$B33])" office:value-type="float" office:value="24718.3908045977" calcext:value-type="float">
            <text:p>24,718</text:p>
          </table:table-cell>
          <table:table-cell table:style-name="ce22" table:formula="of:=(2*[.$B$5]*[.$B33])/[.$A33]" office:value-type="float" office:value="4932.9" calcext:value-type="float">
            <text:p>4,933</text:p>
          </table:table-cell>
          <table:table-cell table:style-name="ce22" table:formula="of:=(2*[.$B$6]*[.$B33])/[.$A33]" office:value-type="float" office:value="4932.9" calcext:value-type="float">
            <text:p>4,933</text:p>
          </table:table-cell>
          <table:table-cell table:style-name="ce27" table:formula="of:=[.$B$5]/[.$C33]" office:value-type="float" office:value="0.327691234596605" calcext:value-type="float">
            <text:p>0.33</text:p>
          </table:table-cell>
          <table:table-cell table:style-name="ce31" table:formula="of:=[.$B$6]/[.$C33]" office:value-type="float" office:value="0.327691234596605" calcext:value-type="float">
            <text:p>0.33</text:p>
          </table:table-cell>
          <table:table-cell table:formula="of:=[.B$10]/[.B3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15" office:value-type="float" office:value="1.051" calcext:value-type="float">
            <office:annotation draw:style-name="gr1" draw:text-style-name="P2" svg:width="82.18pt" svg:height="28.09pt" svg:x="171.67pt" svg:y="422.67pt" draw:caption-point-x="0pt" draw:caption-point-y="0pt">
              <dc:date>2017-11-19T00:00:00</dc:date>
              <text:p text:style-name="P1"><text:span text:style-name="T1">3/4” Schedule 40 A53 ERW Pipe</text:span></text:p>
            </office:annotation>
            <text:p>1.0510</text:p>
          </table:table-cell>
          <table:table-cell table:style-name="ce11" table:formula="of:=([.$A34]-[.$B$9])/2" office:value-type="float" office:value="0.33" calcext:value-type="float">
            <text:p>0.3300</text:p>
          </table:table-cell>
          <table:table-cell table:style-name="ce18" table:formula="of:=([.$B$11]*[.$B$9])/(2*[.$B34])" office:value-type="float" office:value="22808.3333333333" calcext:value-type="float">
            <text:p>22,808</text:p>
          </table:table-cell>
          <table:table-cell table:style-name="ce23" table:formula="of:=(2*[.$B$5]*[.$B34])/[.$A34]" office:value-type="float" office:value="5086.58420551855" calcext:value-type="float">
            <text:p>5,087</text:p>
          </table:table-cell>
          <table:table-cell table:style-name="ce23" table:formula="of:=(2*[.$B$6]*[.$B34])/[.$A34]" office:value-type="float" office:value="5086.58420551855" calcext:value-type="float">
            <text:p>5,087</text:p>
          </table:table-cell>
          <table:table-cell table:style-name="ce28" table:formula="of:=[.$B$5]/[.$C34]" office:value-type="float" office:value="0.355133357690902" calcext:value-type="float">
            <text:p>0.36</text:p>
          </table:table-cell>
          <table:table-cell table:style-name="ce32" table:formula="of:=[.$B$6]/[.$C34]" office:value-type="float" office:value="0.355133357690902" calcext:value-type="float">
            <text:p>0.36</text:p>
          </table:table-cell>
          <table:table-cell table:formula="of:=[.B$10]/[.B3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0625" calcext:value-type="float">
            <text:p>1.0625</text:p>
          </table:table-cell>
          <table:table-cell table:formula="of:=([.$A35]-[.$B$9])/2" office:value-type="float" office:value="0.33575" calcext:value-type="float">
            <text:p>0.3358</text:p>
          </table:table-cell>
          <table:table-cell table:formula="of:=([.$B$11]*[.$B$9])/(2*[.$B35])" office:value-type="float" office:value="22417.7215189873" calcext:value-type="float">
            <text:p>22,418</text:p>
          </table:table-cell>
          <table:table-cell table:formula="of:=(2*[.$B$5]*[.$B35])/[.$A35]" office:value-type="float" office:value="5119.2" calcext:value-type="float">
            <text:p>5,119</text:p>
          </table:table-cell>
          <table:table-cell table:formula="of:=(2*[.$B$6]*[.$B35])/[.$A35]" office:value-type="float" office:value="5119.2" calcext:value-type="float">
            <text:p>5,119</text:p>
          </table:table-cell>
          <table:table-cell table:formula="of:=[.$B$5]/[.$C35]" office:value-type="float" office:value="0.361321287408244" calcext:value-type="float">
            <text:p>0.36</text:p>
          </table:table-cell>
          <table:table-cell table:formula="of:=[.$B$6]/[.$C35]" office:value-type="float" office:value="0.361321287408244" calcext:value-type="float">
            <text:p>0.36</text:p>
          </table:table-cell>
          <table:table-cell table:formula="of:=[.B$10]/[.B3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table:style-name="ce35" office:value-type="float" office:value="1.125" calcext:value-type="float">
            <text:p>1.1250</text:p>
          </table:table-cell>
          <table:table-cell table:style-name="ce12" table:formula="of:=([.$A36]-[.$B$9])/2" office:value-type="float" office:value="0.367" calcext:value-type="float">
            <text:p>0.3670</text:p>
          </table:table-cell>
          <table:table-cell table:style-name="ce19" table:formula="of:=([.$B$11]*[.$B$9])/(2*[.$B36])" office:value-type="float" office:value="20508.8555858311" calcext:value-type="float">
            <text:p>20,509</text:p>
          </table:table-cell>
          <table:table-cell table:style-name="ce24" table:formula="of:=(2*[.$B$5]*[.$B36])/[.$A36]" office:value-type="float" office:value="5284.8" calcext:value-type="float">
            <text:p>5,285</text:p>
          </table:table-cell>
          <table:table-cell table:style-name="ce24" table:formula="of:=(2*[.$B$6]*[.$B36])/[.$A36]" office:value-type="float" office:value="5284.8" calcext:value-type="float">
            <text:p>5,285</text:p>
          </table:table-cell>
          <table:table-cell table:style-name="ce29" table:formula="of:=[.$B$5]/[.$C36]" office:value-type="float" office:value="0.394951340219882" calcext:value-type="float">
            <text:p>0.39</text:p>
          </table:table-cell>
          <table:table-cell table:style-name="ce33" table:formula="of:=[.$B$6]/[.$C36]" office:value-type="float" office:value="0.394951340219882" calcext:value-type="float">
            <text:p>0.39</text:p>
          </table:table-cell>
          <table:table-cell table:formula="of:=[.B$10]/[.B36] &gt; 10" office:value-type="boolean" office:boolean-value="false" calcext:value-type="boolean">
            <text:p>FALSE</text:p>
          </table:table-cell>
          <table:table-cell table:style-name="ce34" table:number-columns-repeated="1016"/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formula="of:=([.$A37]-[.$B$9])/2" office:value-type="float" office:value="0.39825" calcext:value-type="float">
            <text:p>0.3983</text:p>
          </table:table-cell>
          <table:table-cell table:formula="of:=([.$B$11]*[.$B$9])/(2*[.$B37])" office:value-type="float" office:value="18899.5605775267" calcext:value-type="float">
            <text:p>18,900</text:p>
          </table:table-cell>
          <table:table-cell table:formula="of:=(2*[.$B$5]*[.$B37])/[.$A37]" office:value-type="float" office:value="5432.96842105263" calcext:value-type="float">
            <text:p>5,433</text:p>
          </table:table-cell>
          <table:table-cell table:formula="of:=(2*[.$B$6]*[.$B37])/[.$A37]" office:value-type="float" office:value="5432.96842105263" calcext:value-type="float">
            <text:p>5,433</text:p>
          </table:table-cell>
          <table:table-cell table:formula="of:=[.$B$5]/[.$C37]" office:value-type="float" office:value="0.428581393031521" calcext:value-type="float">
            <text:p>0.43</text:p>
          </table:table-cell>
          <table:table-cell table:formula="of:=[.$B$6]/[.$C37]" office:value-type="float" office:value="0.428581393031521" calcext:value-type="float">
            <text:p>0.43</text:p>
          </table:table-cell>
          <table:table-cell table:formula="of:=[.B$10]/[.B3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25" calcext:value-type="float">
            <text:p>1.2500</text:p>
          </table:table-cell>
          <table:table-cell table:formula="of:=([.$A38]-[.$B$9])/2" office:value-type="float" office:value="0.4295" calcext:value-type="float">
            <text:p>0.4295</text:p>
          </table:table-cell>
          <table:table-cell table:formula="of:=([.$B$11]*[.$B$9])/(2*[.$B38])" office:value-type="float" office:value="17524.4470314319" calcext:value-type="float">
            <text:p>17,524</text:p>
          </table:table-cell>
          <table:table-cell table:formula="of:=(2*[.$B$5]*[.$B38])/[.$A38]" office:value-type="float" office:value="5566.32" calcext:value-type="float">
            <text:p>5,566</text:p>
          </table:table-cell>
          <table:table-cell table:formula="of:=(2*[.$B$6]*[.$B38])/[.$A38]" office:value-type="float" office:value="5566.32" calcext:value-type="float">
            <text:p>5,566</text:p>
          </table:table-cell>
          <table:table-cell table:formula="of:=[.$B$5]/[.$C38]" office:value-type="float" office:value="0.462211445843159" calcext:value-type="float">
            <text:p>0.46</text:p>
          </table:table-cell>
          <table:table-cell table:formula="of:=[.$B$6]/[.$C38]" office:value-type="float" office:value="0.462211445843159" calcext:value-type="float">
            <text:p>0.46</text:p>
          </table:table-cell>
          <table:table-cell table:formula="of:=[.B$10]/[.B3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3125" calcext:value-type="float">
            <text:p>1.3125</text:p>
          </table:table-cell>
          <table:table-cell table:formula="of:=([.$A39]-[.$B$9])/2" office:value-type="float" office:value="0.46075" calcext:value-type="float">
            <text:p>0.4608</text:p>
          </table:table-cell>
          <table:table-cell table:formula="of:=([.$B$11]*[.$B$9])/(2*[.$B39])" office:value-type="float" office:value="16335.8654367878" calcext:value-type="float">
            <text:p>16,336</text:p>
          </table:table-cell>
          <table:table-cell table:formula="of:=(2*[.$B$5]*[.$B39])/[.$A39]" office:value-type="float" office:value="5686.97142857143" calcext:value-type="float">
            <text:p>5,687</text:p>
          </table:table-cell>
          <table:table-cell table:formula="of:=(2*[.$B$6]*[.$B39])/[.$A39]" office:value-type="float" office:value="5686.97142857143" calcext:value-type="float">
            <text:p>5,687</text:p>
          </table:table-cell>
          <table:table-cell table:formula="of:=[.$B$5]/[.$C39]" office:value-type="float" office:value="0.495841498654798" calcext:value-type="float">
            <text:p>0.50</text:p>
          </table:table-cell>
          <table:table-cell table:formula="of:=[.$B$6]/[.$C39]" office:value-type="float" office:value="0.495841498654798" calcext:value-type="float">
            <text:p>0.50</text:p>
          </table:table-cell>
          <table:table-cell table:formula="of:=[.B$10]/[.B3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375" calcext:value-type="float">
            <text:p>1.3750</text:p>
          </table:table-cell>
          <table:table-cell table:formula="of:=([.$A40]-[.$B$9])/2" office:value-type="float" office:value="0.492" calcext:value-type="float">
            <text:p>0.4920</text:p>
          </table:table-cell>
          <table:table-cell table:formula="of:=([.$B$11]*[.$B$9])/(2*[.$B40])" office:value-type="float" office:value="15298.2723577236" calcext:value-type="float">
            <text:p>15,298</text:p>
          </table:table-cell>
          <table:table-cell table:formula="of:=(2*[.$B$5]*[.$B40])/[.$A40]" office:value-type="float" office:value="5796.65454545455" calcext:value-type="float">
            <text:p>5,797</text:p>
          </table:table-cell>
          <table:table-cell table:formula="of:=(2*[.$B$6]*[.$B40])/[.$A40]" office:value-type="float" office:value="5796.65454545455" calcext:value-type="float">
            <text:p>5,797</text:p>
          </table:table-cell>
          <table:table-cell table:formula="of:=[.$B$5]/[.$C40]" office:value-type="float" office:value="0.529471551466436" calcext:value-type="float">
            <text:p>0.53</text:p>
          </table:table-cell>
          <table:table-cell table:formula="of:=[.$B$6]/[.$C40]" office:value-type="float" office:value="0.529471551466436" calcext:value-type="float">
            <text:p>0.53</text:p>
          </table:table-cell>
          <table:table-cell table:formula="of:=[.B$10]/[.B4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4375" calcext:value-type="float">
            <text:p>1.4375</text:p>
          </table:table-cell>
          <table:table-cell table:formula="of:=([.$A41]-[.$B$9])/2" office:value-type="float" office:value="0.52325" calcext:value-type="float">
            <text:p>0.5233</text:p>
          </table:table-cell>
          <table:table-cell table:formula="of:=([.$B$11]*[.$B$9])/(2*[.$B41])" office:value-type="float" office:value="14384.6153846154" calcext:value-type="float">
            <text:p>14,385</text:p>
          </table:table-cell>
          <table:table-cell table:formula="of:=(2*[.$B$5]*[.$B41])/[.$A41]" office:value-type="float" office:value="5896.8" calcext:value-type="float">
            <text:p>5,897</text:p>
          </table:table-cell>
          <table:table-cell table:formula="of:=(2*[.$B$6]*[.$B41])/[.$A41]" office:value-type="float" office:value="5896.8" calcext:value-type="float">
            <text:p>5,897</text:p>
          </table:table-cell>
          <table:table-cell table:formula="of:=[.$B$5]/[.$C41]" office:value-type="float" office:value="0.563101604278075" calcext:value-type="float">
            <text:p>0.56</text:p>
          </table:table-cell>
          <table:table-cell table:formula="of:=[.$B$6]/[.$C41]" office:value-type="float" office:value="0.563101604278075" calcext:value-type="float">
            <text:p>0.56</text:p>
          </table:table-cell>
          <table:table-cell table:formula="of:=[.B$10]/[.B4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5" calcext:value-type="float">
            <text:p>1.5000</text:p>
          </table:table-cell>
          <table:table-cell table:formula="of:=([.$A42]-[.$B$9])/2" office:value-type="float" office:value="0.5545" calcext:value-type="float">
            <text:p>0.5545</text:p>
          </table:table-cell>
          <table:table-cell table:formula="of:=([.$B$11]*[.$B$9])/(2*[.$B42])" office:value-type="float" office:value="13573.9404869252" calcext:value-type="float">
            <text:p>13,574</text:p>
          </table:table-cell>
          <table:table-cell table:formula="of:=(2*[.$B$5]*[.$B42])/[.$A42]" office:value-type="float" office:value="5988.6" calcext:value-type="float">
            <text:p>5,989</text:p>
          </table:table-cell>
          <table:table-cell table:formula="of:=(2*[.$B$6]*[.$B42])/[.$A42]" office:value-type="float" office:value="5988.6" calcext:value-type="float">
            <text:p>5,989</text:p>
          </table:table-cell>
          <table:table-cell table:formula="of:=[.$B$5]/[.$C42]" office:value-type="float" office:value="0.596731657089713" calcext:value-type="float">
            <text:p>0.60</text:p>
          </table:table-cell>
          <table:table-cell table:formula="of:=[.$B$6]/[.$C42]" office:value-type="float" office:value="0.596731657089713" calcext:value-type="float">
            <text:p>0.60</text:p>
          </table:table-cell>
          <table:table-cell table:formula="of:=[.B$10]/[.B4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5625" calcext:value-type="float">
            <text:p>1.5625</text:p>
          </table:table-cell>
          <table:table-cell table:formula="of:=([.$A43]-[.$B$9])/2" office:value-type="float" office:value="0.58575" calcext:value-type="float">
            <text:p>0.5858</text:p>
          </table:table-cell>
          <table:table-cell table:formula="of:=([.$B$11]*[.$B$9])/(2*[.$B43])" office:value-type="float" office:value="12849.765258216" calcext:value-type="float">
            <text:p>12,850</text:p>
          </table:table-cell>
          <table:table-cell table:formula="of:=(2*[.$B$5]*[.$B43])/[.$A43]" office:value-type="float" office:value="6073.056" calcext:value-type="float">
            <text:p>6,073</text:p>
          </table:table-cell>
          <table:table-cell table:formula="of:=(2*[.$B$6]*[.$B43])/[.$A43]" office:value-type="float" office:value="6073.056" calcext:value-type="float">
            <text:p>6,073</text:p>
          </table:table-cell>
          <table:table-cell table:formula="of:=[.$B$5]/[.$C43]" office:value-type="float" office:value="0.630361709901352" calcext:value-type="float">
            <text:p>0.63</text:p>
          </table:table-cell>
          <table:table-cell table:formula="of:=[.$B$6]/[.$C43]" office:value-type="float" office:value="0.630361709901352" calcext:value-type="float">
            <text:p>0.63</text:p>
          </table:table-cell>
          <table:table-cell table:formula="of:=[.B$10]/[.B4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625" calcext:value-type="float">
            <text:p>1.6250</text:p>
          </table:table-cell>
          <table:table-cell table:formula="of:=([.$A44]-[.$B$9])/2" office:value-type="float" office:value="0.617" calcext:value-type="float">
            <text:p>0.6170</text:p>
          </table:table-cell>
          <table:table-cell table:formula="of:=([.$B$11]*[.$B$9])/(2*[.$B44])" office:value-type="float" office:value="12198.9465153971" calcext:value-type="float">
            <text:p>12,199</text:p>
          </table:table-cell>
          <table:table-cell table:formula="of:=(2*[.$B$5]*[.$B44])/[.$A44]" office:value-type="float" office:value="6151.01538461538" calcext:value-type="float">
            <text:p>6,151</text:p>
          </table:table-cell>
          <table:table-cell table:formula="of:=(2*[.$B$6]*[.$B44])/[.$A44]" office:value-type="float" office:value="6151.01538461538" calcext:value-type="float">
            <text:p>6,151</text:p>
          </table:table-cell>
          <table:table-cell table:formula="of:=[.$B$5]/[.$C44]" office:value-type="float" office:value="0.66399176271299" calcext:value-type="float">
            <text:p>0.66</text:p>
          </table:table-cell>
          <table:table-cell table:formula="of:=[.$B$6]/[.$C44]" office:value-type="float" office:value="0.66399176271299" calcext:value-type="float">
            <text:p>0.66</text:p>
          </table:table-cell>
          <table:table-cell table:formula="of:=[.B$10]/[.B4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6875" calcext:value-type="float">
            <text:p>1.6875</text:p>
          </table:table-cell>
          <table:table-cell table:formula="of:=([.$A45]-[.$B$9])/2" office:value-type="float" office:value="0.64825" calcext:value-type="float">
            <text:p>0.6483</text:p>
          </table:table-cell>
          <table:table-cell table:formula="of:=([.$B$11]*[.$B$9])/(2*[.$B45])" office:value-type="float" office:value="11610.8754338604" calcext:value-type="float">
            <text:p>11,611</text:p>
          </table:table-cell>
          <table:table-cell table:formula="of:=(2*[.$B$5]*[.$B45])/[.$A45]" office:value-type="float" office:value="6223.2" calcext:value-type="float">
            <text:p>6,223</text:p>
          </table:table-cell>
          <table:table-cell table:formula="of:=(2*[.$B$6]*[.$B45])/[.$A45]" office:value-type="float" office:value="6223.2" calcext:value-type="float">
            <text:p>6,223</text:p>
          </table:table-cell>
          <table:table-cell table:formula="of:=[.$B$5]/[.$C45]" office:value-type="float" office:value="0.697621815524629" calcext:value-type="float">
            <text:p>0.70</text:p>
          </table:table-cell>
          <table:table-cell table:formula="of:=[.$B$6]/[.$C45]" office:value-type="float" office:value="0.697621815524629" calcext:value-type="float">
            <text:p>0.70</text:p>
          </table:table-cell>
          <table:table-cell table:formula="of:=[.B$10]/[.B4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75" calcext:value-type="float">
            <text:p>1.7500</text:p>
          </table:table-cell>
          <table:table-cell table:formula="of:=([.$A46]-[.$B$9])/2" office:value-type="float" office:value="0.6795" calcext:value-type="float">
            <text:p>0.6795</text:p>
          </table:table-cell>
          <table:table-cell table:formula="of:=([.$B$11]*[.$B$9])/(2*[.$B46])" office:value-type="float" office:value="11076.8947755703" calcext:value-type="float">
            <text:p>11,077</text:p>
          </table:table-cell>
          <table:table-cell table:formula="of:=(2*[.$B$5]*[.$B46])/[.$A46]" office:value-type="float" office:value="6290.22857142857" calcext:value-type="float">
            <text:p>6,290</text:p>
          </table:table-cell>
          <table:table-cell table:formula="of:=(2*[.$B$6]*[.$B46])/[.$A46]" office:value-type="float" office:value="6290.22857142857" calcext:value-type="float">
            <text:p>6,290</text:p>
          </table:table-cell>
          <table:table-cell table:formula="of:=[.$B$5]/[.$C46]" office:value-type="float" office:value="0.731251868336267" calcext:value-type="float">
            <text:p>0.73</text:p>
          </table:table-cell>
          <table:table-cell table:formula="of:=[.$B$6]/[.$C46]" office:value-type="float" office:value="0.731251868336267" calcext:value-type="float">
            <text:p>0.73</text:p>
          </table:table-cell>
          <table:table-cell table:formula="of:=[.B$10]/[.B4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8125" calcext:value-type="float">
            <text:p>1.8125</text:p>
          </table:table-cell>
          <table:table-cell table:formula="of:=([.$A47]-[.$B$9])/2" office:value-type="float" office:value="0.71075" calcext:value-type="float">
            <text:p>0.7108</text:p>
          </table:table-cell>
          <table:table-cell table:formula="of:=([.$B$11]*[.$B$9])/(2*[.$B47])" office:value-type="float" office:value="10589.8698557861" calcext:value-type="float">
            <text:p>10,590</text:p>
          </table:table-cell>
          <table:table-cell table:formula="of:=(2*[.$B$5]*[.$B47])/[.$A47]" office:value-type="float" office:value="6352.63448275862" calcext:value-type="float">
            <text:p>6,353</text:p>
          </table:table-cell>
          <table:table-cell table:formula="of:=(2*[.$B$6]*[.$B47])/[.$A47]" office:value-type="float" office:value="6352.63448275862" calcext:value-type="float">
            <text:p>6,353</text:p>
          </table:table-cell>
          <table:table-cell table:formula="of:=[.$B$5]/[.$C47]" office:value-type="float" office:value="0.764881921147906" calcext:value-type="float">
            <text:p>0.76</text:p>
          </table:table-cell>
          <table:table-cell table:formula="of:=[.$B$6]/[.$C47]" office:value-type="float" office:value="0.764881921147906" calcext:value-type="float">
            <text:p>0.76</text:p>
          </table:table-cell>
          <table:table-cell table:formula="of:=[.B$10]/[.B4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875" calcext:value-type="float">
            <text:p>1.8750</text:p>
          </table:table-cell>
          <table:table-cell table:formula="of:=([.$A48]-[.$B$9])/2" office:value-type="float" office:value="0.742" calcext:value-type="float">
            <text:p>0.7420</text:p>
          </table:table-cell>
          <table:table-cell table:formula="of:=([.$B$11]*[.$B$9])/(2*[.$B48])" office:value-type="float" office:value="10143.8679245283" calcext:value-type="float">
            <text:p>10,144</text:p>
          </table:table-cell>
          <table:table-cell table:formula="of:=(2*[.$B$5]*[.$B48])/[.$A48]" office:value-type="float" office:value="6410.88" calcext:value-type="float">
            <text:p>6,411</text:p>
          </table:table-cell>
          <table:table-cell table:formula="of:=(2*[.$B$6]*[.$B48])/[.$A48]" office:value-type="float" office:value="6410.88" calcext:value-type="float">
            <text:p>6,411</text:p>
          </table:table-cell>
          <table:table-cell table:formula="of:=[.$B$5]/[.$C48]" office:value-type="float" office:value="0.798511973959544" calcext:value-type="float">
            <text:p>0.80</text:p>
          </table:table-cell>
          <table:table-cell table:formula="of:=[.$B$6]/[.$C48]" office:value-type="float" office:value="0.798511973959544" calcext:value-type="float">
            <text:p>0.80</text:p>
          </table:table-cell>
          <table:table-cell table:formula="of:=[.B$10]/[.B4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.9375" calcext:value-type="float">
            <text:p>1.9375</text:p>
          </table:table-cell>
          <table:table-cell table:formula="of:=([.$A49]-[.$B$9])/2" office:value-type="float" office:value="0.77325" calcext:value-type="float">
            <text:p>0.7733</text:p>
          </table:table-cell>
          <table:table-cell table:formula="of:=([.$B$11]*[.$B$9])/(2*[.$B49])" office:value-type="float" office:value="9733.91529259619" calcext:value-type="float">
            <text:p>9,734</text:p>
          </table:table-cell>
          <table:table-cell table:formula="of:=(2*[.$B$5]*[.$B49])/[.$A49]" office:value-type="float" office:value="6465.36774193548" calcext:value-type="float">
            <text:p>6,465</text:p>
          </table:table-cell>
          <table:table-cell table:formula="of:=(2*[.$B$6]*[.$B49])/[.$A49]" office:value-type="float" office:value="6465.36774193548" calcext:value-type="float">
            <text:p>6,465</text:p>
          </table:table-cell>
          <table:table-cell table:formula="of:=[.$B$5]/[.$C49]" office:value-type="float" office:value="0.832142026771183" calcext:value-type="float">
            <text:p>0.83</text:p>
          </table:table-cell>
          <table:table-cell table:formula="of:=[.$B$6]/[.$C49]" office:value-type="float" office:value="0.832142026771183" calcext:value-type="float">
            <text:p>0.83</text:p>
          </table:table-cell>
          <table:table-cell table:formula="of:=[.B$10]/[.B4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.0000</text:p>
          </table:table-cell>
          <table:table-cell table:formula="of:=([.$A50]-[.$B$9])/2" office:value-type="float" office:value="0.8045" calcext:value-type="float">
            <text:p>0.8045</text:p>
          </table:table-cell>
          <table:table-cell table:formula="of:=([.$B$11]*[.$B$9])/(2*[.$B50])" office:value-type="float" office:value="9355.81106277191" calcext:value-type="float">
            <text:p>9,356</text:p>
          </table:table-cell>
          <table:table-cell table:formula="of:=(2*[.$B$5]*[.$B50])/[.$A50]" office:value-type="float" office:value="6516.45" calcext:value-type="float">
            <text:p>6,516</text:p>
          </table:table-cell>
          <table:table-cell table:formula="of:=(2*[.$B$6]*[.$B50])/[.$A50]" office:value-type="float" office:value="6516.45" calcext:value-type="float">
            <text:p>6,516</text:p>
          </table:table-cell>
          <table:table-cell table:formula="of:=[.$B$5]/[.$C50]" office:value-type="float" office:value="0.865772079582821" calcext:value-type="float">
            <text:p>0.87</text:p>
          </table:table-cell>
          <table:table-cell table:formula="of:=[.$B$6]/[.$C50]" office:value-type="float" office:value="0.865772079582821" calcext:value-type="float">
            <text:p>0.87</text:p>
          </table:table-cell>
          <table:table-cell table:formula="of:=[.B$10]/[.B5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0625" calcext:value-type="float">
            <text:p>2.0625</text:p>
          </table:table-cell>
          <table:table-cell table:formula="of:=([.$A51]-[.$B$9])/2" office:value-type="float" office:value="0.83575" calcext:value-type="float">
            <text:p>0.8358</text:p>
          </table:table-cell>
          <table:table-cell table:formula="of:=([.$B$11]*[.$B$9])/(2*[.$B51])" office:value-type="float" office:value="9005.98265031409" calcext:value-type="float">
            <text:p>9,006</text:p>
          </table:table-cell>
          <table:table-cell table:formula="of:=(2*[.$B$5]*[.$B51])/[.$A51]" office:value-type="float" office:value="6564.43636363636" calcext:value-type="float">
            <text:p>6,564</text:p>
          </table:table-cell>
          <table:table-cell table:formula="of:=(2*[.$B$6]*[.$B51])/[.$A51]" office:value-type="float" office:value="6564.43636363636" calcext:value-type="float">
            <text:p>6,564</text:p>
          </table:table-cell>
          <table:table-cell table:formula="of:=[.$B$5]/[.$C51]" office:value-type="float" office:value="0.89940213239446" calcext:value-type="float">
            <text:p>0.90</text:p>
          </table:table-cell>
          <table:table-cell table:formula="of:=[.$B$6]/[.$C51]" office:value-type="float" office:value="0.89940213239446" calcext:value-type="float">
            <text:p>0.90</text:p>
          </table:table-cell>
          <table:table-cell table:formula="of:=[.B$10]/[.B5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125" calcext:value-type="float">
            <text:p>2.1250</text:p>
          </table:table-cell>
          <table:table-cell table:formula="of:=([.$A52]-[.$B$9])/2" office:value-type="float" office:value="0.867" calcext:value-type="float">
            <text:p>0.8670</text:p>
          </table:table-cell>
          <table:table-cell table:formula="of:=([.$B$11]*[.$B$9])/(2*[.$B52])" office:value-type="float" office:value="8681.37254901961" calcext:value-type="float">
            <text:p>8,681</text:p>
          </table:table-cell>
          <table:table-cell table:formula="of:=(2*[.$B$5]*[.$B52])/[.$A52]" office:value-type="float" office:value="6609.6" calcext:value-type="float">
            <text:p>6,610</text:p>
          </table:table-cell>
          <table:table-cell table:formula="of:=(2*[.$B$6]*[.$B52])/[.$A52]" office:value-type="float" office:value="6609.6" calcext:value-type="float">
            <text:p>6,610</text:p>
          </table:table-cell>
          <table:table-cell table:formula="of:=[.$B$5]/[.$C52]" office:value-type="float" office:value="0.933032185206098" calcext:value-type="float">
            <text:p>0.93</text:p>
          </table:table-cell>
          <table:table-cell table:formula="of:=[.$B$6]/[.$C52]" office:value-type="float" office:value="0.933032185206098" calcext:value-type="float">
            <text:p>0.93</text:p>
          </table:table-cell>
          <table:table-cell table:formula="of:=[.B$10]/[.B5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1875" calcext:value-type="float">
            <text:p>2.1875</text:p>
          </table:table-cell>
          <table:table-cell table:formula="of:=([.$A53]-[.$B$9])/2" office:value-type="float" office:value="0.89825" calcext:value-type="float">
            <text:p>0.8983</text:p>
          </table:table-cell>
          <table:table-cell table:formula="of:=([.$B$11]*[.$B$9])/(2*[.$B53])" office:value-type="float" office:value="8379.34873364876" calcext:value-type="float">
            <text:p>8,379</text:p>
          </table:table-cell>
          <table:table-cell table:formula="of:=(2*[.$B$5]*[.$B53])/[.$A53]" office:value-type="float" office:value="6652.18285714286" calcext:value-type="float">
            <text:p>6,652</text:p>
          </table:table-cell>
          <table:table-cell table:formula="of:=(2*[.$B$6]*[.$B53])/[.$A53]" office:value-type="float" office:value="6652.18285714286" calcext:value-type="float">
            <text:p>6,652</text:p>
          </table:table-cell>
          <table:table-cell table:formula="of:=[.$B$5]/[.$C53]" office:value-type="float" office:value="0.966662238017737" calcext:value-type="float">
            <text:p>0.97</text:p>
          </table:table-cell>
          <table:table-cell table:formula="of:=[.$B$6]/[.$C53]" office:value-type="float" office:value="0.966662238017737" calcext:value-type="float">
            <text:p>0.97</text:p>
          </table:table-cell>
          <table:table-cell table:formula="of:=[.B$10]/[.B5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25" calcext:value-type="float">
            <text:p>2.2500</text:p>
          </table:table-cell>
          <table:table-cell table:formula="of:=([.$A54]-[.$B$9])/2" office:value-type="float" office:value="0.9295" calcext:value-type="float">
            <text:p>0.9295</text:p>
          </table:table-cell>
          <table:table-cell table:formula="of:=([.$B$11]*[.$B$9])/(2*[.$B54])" office:value-type="float" office:value="8097.63313609467" calcext:value-type="float">
            <text:p>8,098</text:p>
          </table:table-cell>
          <table:table-cell table:formula="of:=(2*[.$B$5]*[.$B54])/[.$A54]" office:value-type="float" office:value="6692.4" calcext:value-type="float">
            <text:p>6,692</text:p>
          </table:table-cell>
          <table:table-cell table:formula="of:=(2*[.$B$6]*[.$B54])/[.$A54]" office:value-type="float" office:value="6692.4" calcext:value-type="float">
            <text:p>6,692</text:p>
          </table:table-cell>
          <table:table-cell table:formula="of:=[.$B$5]/[.$C54]" office:value-type="float" office:value="1.00029229082938" calcext:value-type="float">
            <text:p>1.00</text:p>
          </table:table-cell>
          <table:table-cell table:formula="of:=[.$B$6]/[.$C54]" office:value-type="float" office:value="1.00029229082938" calcext:value-type="float">
            <text:p>1.00</text:p>
          </table:table-cell>
          <table:table-cell table:formula="of:=[.B$10]/[.B5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3125" calcext:value-type="float">
            <text:p>2.3125</text:p>
          </table:table-cell>
          <table:table-cell table:formula="of:=([.$A55]-[.$B$9])/2" office:value-type="float" office:value="0.96075" calcext:value-type="float">
            <text:p>0.9608</text:p>
          </table:table-cell>
          <table:table-cell table:formula="of:=([.$B$11]*[.$B$9])/(2*[.$B55])" office:value-type="float" office:value="7834.24408014572" calcext:value-type="float">
            <text:p>7,834</text:p>
          </table:table-cell>
          <table:table-cell table:formula="of:=(2*[.$B$5]*[.$B55])/[.$A55]" office:value-type="float" office:value="6730.44324324324" calcext:value-type="float">
            <text:p>6,730</text:p>
          </table:table-cell>
          <table:table-cell table:formula="of:=(2*[.$B$6]*[.$B55])/[.$A55]" office:value-type="float" office:value="6730.44324324324" calcext:value-type="float">
            <text:p>6,730</text:p>
          </table:table-cell>
          <table:table-cell table:formula="of:=[.$B$5]/[.$C55]" office:value-type="float" office:value="1.03392234364101" calcext:value-type="float">
            <text:p>1.03</text:p>
          </table:table-cell>
          <table:table-cell table:formula="of:=[.$B$6]/[.$C55]" office:value-type="float" office:value="1.03392234364101" calcext:value-type="float">
            <text:p>1.03</text:p>
          </table:table-cell>
          <table:table-cell table:formula="of:=[.B$10]/[.B5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375" calcext:value-type="float">
            <text:p>2.3750</text:p>
          </table:table-cell>
          <table:table-cell table:formula="of:=([.$A56]-[.$B$9])/2" office:value-type="float" office:value="0.992" calcext:value-type="float">
            <text:p>0.9920</text:p>
          </table:table-cell>
          <table:table-cell table:formula="of:=([.$B$11]*[.$B$9])/(2*[.$B56])" office:value-type="float" office:value="7587.44959677419" calcext:value-type="float">
            <text:p>7,587</text:p>
          </table:table-cell>
          <table:table-cell table:formula="of:=(2*[.$B$5]*[.$B56])/[.$A56]" office:value-type="float" office:value="6766.48421052632" calcext:value-type="float">
            <text:p>6,766</text:p>
          </table:table-cell>
          <table:table-cell table:formula="of:=(2*[.$B$6]*[.$B56])/[.$A56]" office:value-type="float" office:value="6766.48421052632" calcext:value-type="float">
            <text:p>6,766</text:p>
          </table:table-cell>
          <table:table-cell table:formula="of:=[.$B$5]/[.$C56]" office:value-type="float" office:value="1.06755239645265" calcext:value-type="float">
            <text:p>1.07</text:p>
          </table:table-cell>
          <table:table-cell table:formula="of:=[.$B$6]/[.$C56]" office:value-type="float" office:value="1.06755239645265" calcext:value-type="float">
            <text:p>1.07</text:p>
          </table:table-cell>
          <table:table-cell table:formula="of:=[.B$10]/[.B5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4375" calcext:value-type="float">
            <text:p>2.4375</text:p>
          </table:table-cell>
          <table:table-cell table:formula="of:=([.$A57]-[.$B$9])/2" office:value-type="float" office:value="1.02325" calcext:value-type="float">
            <text:p>1.0233</text:p>
          </table:table-cell>
          <table:table-cell table:formula="of:=([.$B$11]*[.$B$9])/(2*[.$B57])" office:value-type="float" office:value="7355.72929391644" calcext:value-type="float">
            <text:p>7,356</text:p>
          </table:table-cell>
          <table:table-cell table:formula="of:=(2*[.$B$5]*[.$B57])/[.$A57]" office:value-type="float" office:value="6800.67692307692" calcext:value-type="float">
            <text:p>6,801</text:p>
          </table:table-cell>
          <table:table-cell table:formula="of:=(2*[.$B$6]*[.$B57])/[.$A57]" office:value-type="float" office:value="6800.67692307692" calcext:value-type="float">
            <text:p>6,801</text:p>
          </table:table-cell>
          <table:table-cell table:formula="of:=[.$B$5]/[.$C57]" office:value-type="float" office:value="1.10118244926429" calcext:value-type="float">
            <text:p>1.10</text:p>
          </table:table-cell>
          <table:table-cell table:formula="of:=[.$B$6]/[.$C57]" office:value-type="float" office:value="1.10118244926429" calcext:value-type="float">
            <text:p>1.10</text:p>
          </table:table-cell>
          <table:table-cell table:formula="of:=[.B$10]/[.B5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5" calcext:value-type="float">
            <text:p>2.5000</text:p>
          </table:table-cell>
          <table:table-cell table:formula="of:=([.$A58]-[.$B$9])/2" office:value-type="float" office:value="1.0545" calcext:value-type="float">
            <text:p>1.0545</text:p>
          </table:table-cell>
          <table:table-cell table:formula="of:=([.$B$11]*[.$B$9])/(2*[.$B58])" office:value-type="float" office:value="7137.74300616406" calcext:value-type="float">
            <text:p>7,138</text:p>
          </table:table-cell>
          <table:table-cell table:formula="of:=(2*[.$B$5]*[.$B58])/[.$A58]" office:value-type="float" office:value="6833.16" calcext:value-type="float">
            <text:p>6,833</text:p>
          </table:table-cell>
          <table:table-cell table:formula="of:=(2*[.$B$6]*[.$B58])/[.$A58]" office:value-type="float" office:value="6833.16" calcext:value-type="float">
            <text:p>6,833</text:p>
          </table:table-cell>
          <table:table-cell table:formula="of:=[.$B$5]/[.$C58]" office:value-type="float" office:value="1.13481250207593" calcext:value-type="float">
            <text:p>1.13</text:p>
          </table:table-cell>
          <table:table-cell table:formula="of:=[.$B$6]/[.$C58]" office:value-type="float" office:value="1.13481250207593" calcext:value-type="float">
            <text:p>1.13</text:p>
          </table:table-cell>
          <table:table-cell table:formula="of:=[.B$10]/[.B5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5625" calcext:value-type="float">
            <text:p>2.5625</text:p>
          </table:table-cell>
          <table:table-cell table:formula="of:=([.$A59]-[.$B$9])/2" office:value-type="float" office:value="1.08575" calcext:value-type="float">
            <text:p>1.0858</text:p>
          </table:table-cell>
          <table:table-cell table:formula="of:=([.$B$11]*[.$B$9])/(2*[.$B59])" office:value-type="float" office:value="6932.30485839282" calcext:value-type="float">
            <text:p>6,932</text:p>
          </table:table-cell>
          <table:table-cell table:formula="of:=(2*[.$B$5]*[.$B59])/[.$A59]" office:value-type="float" office:value="6864.05853658537" calcext:value-type="float">
            <text:p>6,864</text:p>
          </table:table-cell>
          <table:table-cell table:formula="of:=(2*[.$B$6]*[.$B59])/[.$A59]" office:value-type="float" office:value="6864.05853658537" calcext:value-type="float">
            <text:p>6,864</text:p>
          </table:table-cell>
          <table:table-cell table:formula="of:=[.$B$5]/[.$C59]" office:value-type="float" office:value="1.16844255488757" calcext:value-type="float">
            <text:p>1.17</text:p>
          </table:table-cell>
          <table:table-cell table:formula="of:=[.$B$6]/[.$C59]" office:value-type="float" office:value="1.16844255488757" calcext:value-type="float">
            <text:p>1.17</text:p>
          </table:table-cell>
          <table:table-cell table:formula="of:=[.B$10]/[.B5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625" calcext:value-type="float">
            <text:p>2.6250</text:p>
          </table:table-cell>
          <table:table-cell table:formula="of:=([.$A60]-[.$B$9])/2" office:value-type="float" office:value="1.117" calcext:value-type="float">
            <text:p>1.1170</text:p>
          </table:table-cell>
          <table:table-cell table:formula="of:=([.$B$11]*[.$B$9])/(2*[.$B60])" office:value-type="float" office:value="6738.36168307968" calcext:value-type="float">
            <text:p>6,738</text:p>
          </table:table-cell>
          <table:table-cell table:formula="of:=(2*[.$B$5]*[.$B60])/[.$A60]" office:value-type="float" office:value="6893.48571428571" calcext:value-type="float">
            <text:p>6,893</text:p>
          </table:table-cell>
          <table:table-cell table:formula="of:=(2*[.$B$6]*[.$B60])/[.$A60]" office:value-type="float" office:value="6893.48571428571" calcext:value-type="float">
            <text:p>6,893</text:p>
          </table:table-cell>
          <table:table-cell table:formula="of:=[.$B$5]/[.$C60]" office:value-type="float" office:value="1.20207260769921" calcext:value-type="float">
            <text:p>1.20</text:p>
          </table:table-cell>
          <table:table-cell table:formula="of:=[.$B$6]/[.$C60]" office:value-type="float" office:value="1.20207260769921" calcext:value-type="float">
            <text:p>1.20</text:p>
          </table:table-cell>
          <table:table-cell table:formula="of:=[.B$10]/[.B6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6875" calcext:value-type="float">
            <text:p>2.6875</text:p>
          </table:table-cell>
          <table:table-cell table:formula="of:=([.$A61]-[.$B$9])/2" office:value-type="float" office:value="1.14825" calcext:value-type="float">
            <text:p>1.1483</text:p>
          </table:table-cell>
          <table:table-cell table:formula="of:=([.$B$11]*[.$B$9])/(2*[.$B61])" office:value-type="float" office:value="6554.97496189854" calcext:value-type="float">
            <text:p>6,555</text:p>
          </table:table-cell>
          <table:table-cell table:formula="of:=(2*[.$B$5]*[.$B61])/[.$A61]" office:value-type="float" office:value="6921.54418604651" calcext:value-type="float">
            <text:p>6,922</text:p>
          </table:table-cell>
          <table:table-cell table:formula="of:=(2*[.$B$6]*[.$B61])/[.$A61]" office:value-type="float" office:value="6921.54418604651" calcext:value-type="float">
            <text:p>6,922</text:p>
          </table:table-cell>
          <table:table-cell table:formula="of:=[.$B$5]/[.$C61]" office:value-type="float" office:value="1.23570266051084" calcext:value-type="float">
            <text:p>1.24</text:p>
          </table:table-cell>
          <table:table-cell table:formula="of:=[.$B$6]/[.$C61]" office:value-type="float" office:value="1.23570266051084" calcext:value-type="float">
            <text:p>1.24</text:p>
          </table:table-cell>
          <table:table-cell table:formula="of:=[.B$10]/[.B6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75" calcext:value-type="float">
            <text:p>2.7500</text:p>
          </table:table-cell>
          <table:table-cell table:formula="of:=([.$A62]-[.$B$9])/2" office:value-type="float" office:value="1.1795" calcext:value-type="float">
            <text:p>1.1795</text:p>
          </table:table-cell>
          <table:table-cell table:formula="of:=([.$B$11]*[.$B$9])/(2*[.$B62])" office:value-type="float" office:value="6381.3056379822" calcext:value-type="float">
            <text:p>6,381</text:p>
          </table:table-cell>
          <table:table-cell table:formula="of:=(2*[.$B$5]*[.$B62])/[.$A62]" office:value-type="float" office:value="6948.32727272727" calcext:value-type="float">
            <text:p>6,948</text:p>
          </table:table-cell>
          <table:table-cell table:formula="of:=(2*[.$B$6]*[.$B62])/[.$A62]" office:value-type="float" office:value="6948.32727272727" calcext:value-type="float">
            <text:p>6,948</text:p>
          </table:table-cell>
          <table:table-cell table:formula="of:=[.$B$5]/[.$C62]" office:value-type="float" office:value="1.26933271332248" calcext:value-type="float">
            <text:p>1.27</text:p>
          </table:table-cell>
          <table:table-cell table:formula="of:=[.$B$6]/[.$C62]" office:value-type="float" office:value="1.26933271332248" calcext:value-type="float">
            <text:p>1.27</text:p>
          </table:table-cell>
          <table:table-cell table:formula="of:=[.B$10]/[.B6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8125" calcext:value-type="float">
            <text:p>2.8125</text:p>
          </table:table-cell>
          <table:table-cell table:formula="of:=([.$A63]-[.$B$9])/2" office:value-type="float" office:value="1.21075" calcext:value-type="float">
            <text:p>1.2108</text:p>
          </table:table-cell>
          <table:table-cell table:formula="of:=([.$B$11]*[.$B$9])/(2*[.$B63])" office:value-type="float" office:value="6216.60128019822" calcext:value-type="float">
            <text:p>6,217</text:p>
          </table:table-cell>
          <table:table-cell table:formula="of:=(2*[.$B$5]*[.$B63])/[.$A63]" office:value-type="float" office:value="6973.92" calcext:value-type="float">
            <text:p>6,974</text:p>
          </table:table-cell>
          <table:table-cell table:formula="of:=(2*[.$B$6]*[.$B63])/[.$A63]" office:value-type="float" office:value="6973.92" calcext:value-type="float">
            <text:p>6,974</text:p>
          </table:table-cell>
          <table:table-cell table:formula="of:=[.$B$5]/[.$C63]" office:value-type="float" office:value="1.30296276613412" calcext:value-type="float">
            <text:p>1.30</text:p>
          </table:table-cell>
          <table:table-cell table:formula="of:=[.$B$6]/[.$C63]" office:value-type="float" office:value="1.30296276613412" calcext:value-type="float">
            <text:p>1.30</text:p>
          </table:table-cell>
          <table:table-cell table:formula="of:=[.B$10]/[.B6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875" calcext:value-type="float">
            <text:p>2.8750</text:p>
          </table:table-cell>
          <table:table-cell table:formula="of:=([.$A64]-[.$B$9])/2" office:value-type="float" office:value="1.242" calcext:value-type="float">
            <text:p>1.2420</text:p>
          </table:table-cell>
          <table:table-cell table:formula="of:=([.$B$11]*[.$B$9])/(2*[.$B64])" office:value-type="float" office:value="6060.18518518519" calcext:value-type="float">
            <text:p>6,060</text:p>
          </table:table-cell>
          <table:table-cell table:formula="of:=(2*[.$B$5]*[.$B64])/[.$A64]" office:value-type="float" office:value="6998.4" calcext:value-type="float">
            <text:p>6,998</text:p>
          </table:table-cell>
          <table:table-cell table:formula="of:=(2*[.$B$6]*[.$B64])/[.$A64]" office:value-type="float" office:value="6998.4" calcext:value-type="float">
            <text:p>6,998</text:p>
          </table:table-cell>
          <table:table-cell table:formula="of:=[.$B$5]/[.$C64]" office:value-type="float" office:value="1.33659281894576" calcext:value-type="float">
            <text:p>1.34</text:p>
          </table:table-cell>
          <table:table-cell table:formula="of:=[.$B$6]/[.$C64]" office:value-type="float" office:value="1.33659281894576" calcext:value-type="float">
            <text:p>1.34</text:p>
          </table:table-cell>
          <table:table-cell table:formula="of:=[.B$10]/[.B6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2.9375" calcext:value-type="float">
            <text:p>2.9375</text:p>
          </table:table-cell>
          <table:table-cell table:formula="of:=([.$A65]-[.$B$9])/2" office:value-type="float" office:value="1.27325" calcext:value-type="float">
            <text:p>1.2733</text:p>
          </table:table-cell>
          <table:table-cell table:formula="of:=([.$B$11]*[.$B$9])/(2*[.$B65])" office:value-type="float" office:value="5911.44708423326" calcext:value-type="float">
            <text:p>5,911</text:p>
          </table:table-cell>
          <table:table-cell table:formula="of:=(2*[.$B$5]*[.$B65])/[.$A65]" office:value-type="float" office:value="7021.83829787234" calcext:value-type="float">
            <text:p>7,022</text:p>
          </table:table-cell>
          <table:table-cell table:formula="of:=(2*[.$B$6]*[.$B65])/[.$A65]" office:value-type="float" office:value="7021.83829787234" calcext:value-type="float">
            <text:p>7,022</text:p>
          </table:table-cell>
          <table:table-cell table:formula="of:=[.$B$5]/[.$C65]" office:value-type="float" office:value="1.3702228717574" calcext:value-type="float">
            <text:p>1.37</text:p>
          </table:table-cell>
          <table:table-cell table:formula="of:=[.$B$6]/[.$C65]" office:value-type="float" office:value="1.3702228717574" calcext:value-type="float">
            <text:p>1.37</text:p>
          </table:table-cell>
          <table:table-cell table:formula="of:=[.B$10]/[.B6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.0000</text:p>
          </table:table-cell>
          <table:table-cell table:formula="of:=([.$A66]-[.$B$9])/2" office:value-type="float" office:value="1.3045" calcext:value-type="float">
            <text:p>1.3045</text:p>
          </table:table-cell>
          <table:table-cell table:formula="of:=([.$B$11]*[.$B$9])/(2*[.$B66])" office:value-type="float" office:value="5769.83518589498" calcext:value-type="float">
            <text:p>5,770</text:p>
          </table:table-cell>
          <table:table-cell table:formula="of:=(2*[.$B$5]*[.$B66])/[.$A66]" office:value-type="float" office:value="7044.3" calcext:value-type="float">
            <text:p>7,044</text:p>
          </table:table-cell>
          <table:table-cell table:formula="of:=(2*[.$B$6]*[.$B66])/[.$A66]" office:value-type="float" office:value="7044.3" calcext:value-type="float">
            <text:p>7,044</text:p>
          </table:table-cell>
          <table:table-cell table:formula="of:=[.$B$5]/[.$C66]" office:value-type="float" office:value="1.40385292456904" calcext:value-type="float">
            <text:p>1.40</text:p>
          </table:table-cell>
          <table:table-cell table:formula="of:=[.$B$6]/[.$C66]" office:value-type="float" office:value="1.40385292456904" calcext:value-type="float">
            <text:p>1.40</text:p>
          </table:table-cell>
          <table:table-cell table:formula="of:=[.B$10]/[.B6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0625" calcext:value-type="float">
            <text:p>3.0625</text:p>
          </table:table-cell>
          <table:table-cell table:formula="of:=([.$A67]-[.$B$9])/2" office:value-type="float" office:value="1.33575" calcext:value-type="float">
            <text:p>1.3358</text:p>
          </table:table-cell>
          <table:table-cell table:formula="of:=([.$B$11]*[.$B$9])/(2*[.$B67])" office:value-type="float" office:value="5634.84933557926" calcext:value-type="float">
            <text:p>5,635</text:p>
          </table:table-cell>
          <table:table-cell table:formula="of:=(2*[.$B$5]*[.$B67])/[.$A67]" office:value-type="float" office:value="7065.84489795918" calcext:value-type="float">
            <text:p>7,066</text:p>
          </table:table-cell>
          <table:table-cell table:formula="of:=(2*[.$B$6]*[.$B67])/[.$A67]" office:value-type="float" office:value="7065.84489795918" calcext:value-type="float">
            <text:p>7,066</text:p>
          </table:table-cell>
          <table:table-cell table:formula="of:=[.$B$5]/[.$C67]" office:value-type="float" office:value="1.43748297738068" calcext:value-type="float">
            <text:p>1.44</text:p>
          </table:table-cell>
          <table:table-cell table:formula="of:=[.$B$6]/[.$C67]" office:value-type="float" office:value="1.43748297738068" calcext:value-type="float">
            <text:p>1.44</text:p>
          </table:table-cell>
          <table:table-cell table:formula="of:=[.B$10]/[.B6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125" calcext:value-type="float">
            <text:p>3.1250</text:p>
          </table:table-cell>
          <table:table-cell table:formula="of:=([.$A68]-[.$B$9])/2" office:value-type="float" office:value="1.367" calcext:value-type="float">
            <text:p>1.3670</text:p>
          </table:table-cell>
          <table:table-cell table:formula="of:=([.$B$11]*[.$B$9])/(2*[.$B68])" office:value-type="float" office:value="5506.03511338698" calcext:value-type="float">
            <text:p>5,506</text:p>
          </table:table-cell>
          <table:table-cell table:formula="of:=(2*[.$B$5]*[.$B68])/[.$A68]" office:value-type="float" office:value="7086.528" calcext:value-type="float">
            <text:p>7,087</text:p>
          </table:table-cell>
          <table:table-cell table:formula="of:=(2*[.$B$6]*[.$B68])/[.$A68]" office:value-type="float" office:value="7086.528" calcext:value-type="float">
            <text:p>7,087</text:p>
          </table:table-cell>
          <table:table-cell table:formula="of:=[.$B$5]/[.$C68]" office:value-type="float" office:value="1.47111303019231" calcext:value-type="float">
            <text:p>1.47</text:p>
          </table:table-cell>
          <table:table-cell table:formula="of:=[.$B$6]/[.$C68]" office:value-type="float" office:value="1.47111303019231" calcext:value-type="float">
            <text:p>1.47</text:p>
          </table:table-cell>
          <table:table-cell table:formula="of:=[.B$10]/[.B6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1875" calcext:value-type="float">
            <text:p>3.1875</text:p>
          </table:table-cell>
          <table:table-cell table:formula="of:=([.$A69]-[.$B$9])/2" office:value-type="float" office:value="1.39825" calcext:value-type="float">
            <text:p>1.3983</text:p>
          </table:table-cell>
          <table:table-cell table:formula="of:=([.$B$11]*[.$B$9])/(2*[.$B69])" office:value-type="float" office:value="5382.97872340426" calcext:value-type="float">
            <text:p>5,383</text:p>
          </table:table-cell>
          <table:table-cell table:formula="of:=(2*[.$B$5]*[.$B69])/[.$A69]" office:value-type="float" office:value="7106.4" calcext:value-type="float">
            <text:p>7,106</text:p>
          </table:table-cell>
          <table:table-cell table:formula="of:=(2*[.$B$6]*[.$B69])/[.$A69]" office:value-type="float" office:value="7106.4" calcext:value-type="float">
            <text:p>7,106</text:p>
          </table:table-cell>
          <table:table-cell table:formula="of:=[.$B$5]/[.$C69]" office:value-type="float" office:value="1.50474308300395" calcext:value-type="float">
            <text:p>1.50</text:p>
          </table:table-cell>
          <table:table-cell table:formula="of:=[.$B$6]/[.$C69]" office:value-type="float" office:value="1.50474308300395" calcext:value-type="float">
            <text:p>1.50</text:p>
          </table:table-cell>
          <table:table-cell table:formula="of:=[.B$10]/[.B6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25" calcext:value-type="float">
            <text:p>3.2500</text:p>
          </table:table-cell>
          <table:table-cell table:formula="of:=([.$A70]-[.$B$9])/2" office:value-type="float" office:value="1.4295" calcext:value-type="float">
            <text:p>1.4295</text:p>
          </table:table-cell>
          <table:table-cell table:formula="of:=([.$B$11]*[.$B$9])/(2*[.$B70])" office:value-type="float" office:value="5265.30255334033" calcext:value-type="float">
            <text:p>5,265</text:p>
          </table:table-cell>
          <table:table-cell table:formula="of:=(2*[.$B$5]*[.$B70])/[.$A70]" office:value-type="float" office:value="7125.50769230769" calcext:value-type="float">
            <text:p>7,126</text:p>
          </table:table-cell>
          <table:table-cell table:formula="of:=(2*[.$B$6]*[.$B70])/[.$A70]" office:value-type="float" office:value="7125.50769230769" calcext:value-type="float">
            <text:p>7,126</text:p>
          </table:table-cell>
          <table:table-cell table:formula="of:=[.$B$5]/[.$C70]" office:value-type="float" office:value="1.53837313581559" calcext:value-type="float">
            <text:p>1.54</text:p>
          </table:table-cell>
          <table:table-cell table:formula="of:=[.$B$6]/[.$C70]" office:value-type="float" office:value="1.53837313581559" calcext:value-type="float">
            <text:p>1.54</text:p>
          </table:table-cell>
          <table:table-cell table:formula="of:=[.B$10]/[.B7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3125" calcext:value-type="float">
            <text:p>3.3125</text:p>
          </table:table-cell>
          <table:table-cell table:formula="of:=([.$A71]-[.$B$9])/2" office:value-type="float" office:value="1.46075" calcext:value-type="float">
            <text:p>1.4608</text:p>
          </table:table-cell>
          <table:table-cell table:formula="of:=([.$B$11]*[.$B$9])/(2*[.$B71])" office:value-type="float" office:value="5152.66130412459" calcext:value-type="float">
            <text:p>5,153</text:p>
          </table:table-cell>
          <table:table-cell table:formula="of:=(2*[.$B$5]*[.$B71])/[.$A71]" office:value-type="float" office:value="7143.89433962264" calcext:value-type="float">
            <text:p>7,144</text:p>
          </table:table-cell>
          <table:table-cell table:formula="of:=(2*[.$B$6]*[.$B71])/[.$A71]" office:value-type="float" office:value="7143.89433962264" calcext:value-type="float">
            <text:p>7,144</text:p>
          </table:table-cell>
          <table:table-cell table:formula="of:=[.$B$5]/[.$C71]" office:value-type="float" office:value="1.57200318862723" calcext:value-type="float">
            <text:p>1.57</text:p>
          </table:table-cell>
          <table:table-cell table:formula="of:=[.$B$6]/[.$C71]" office:value-type="float" office:value="1.57200318862723" calcext:value-type="float">
            <text:p>1.57</text:p>
          </table:table-cell>
          <table:table-cell table:formula="of:=[.B$10]/[.B7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375" calcext:value-type="float">
            <text:p>3.3750</text:p>
          </table:table-cell>
          <table:table-cell table:formula="of:=([.$A72]-[.$B$9])/2" office:value-type="float" office:value="1.492" calcext:value-type="float">
            <text:p>1.4920</text:p>
          </table:table-cell>
          <table:table-cell table:formula="of:=([.$B$11]*[.$B$9])/(2*[.$B72])" office:value-type="float" office:value="5044.73860589812" calcext:value-type="float">
            <text:p>5,045</text:p>
          </table:table-cell>
          <table:table-cell table:formula="of:=(2*[.$B$5]*[.$B72])/[.$A72]" office:value-type="float" office:value="7161.6" calcext:value-type="float">
            <text:p>7,162</text:p>
          </table:table-cell>
          <table:table-cell table:formula="of:=(2*[.$B$6]*[.$B72])/[.$A72]" office:value-type="float" office:value="7161.6" calcext:value-type="float">
            <text:p>7,162</text:p>
          </table:table-cell>
          <table:table-cell table:formula="of:=[.$B$5]/[.$C72]" office:value-type="float" office:value="1.60563324143887" calcext:value-type="float">
            <text:p>1.61</text:p>
          </table:table-cell>
          <table:table-cell table:formula="of:=[.$B$6]/[.$C72]" office:value-type="float" office:value="1.60563324143887" calcext:value-type="float">
            <text:p>1.61</text:p>
          </table:table-cell>
          <table:table-cell table:formula="of:=[.B$10]/[.B7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4375" calcext:value-type="float">
            <text:p>3.4375</text:p>
          </table:table-cell>
          <table:table-cell table:formula="of:=([.$A73]-[.$B$9])/2" office:value-type="float" office:value="1.52325" calcext:value-type="float">
            <text:p>1.5233</text:p>
          </table:table-cell>
          <table:table-cell table:formula="of:=([.$B$11]*[.$B$9])/(2*[.$B73])" office:value-type="float" office:value="4941.24405054981" calcext:value-type="float">
            <text:p>4,941</text:p>
          </table:table-cell>
          <table:table-cell table:formula="of:=(2*[.$B$5]*[.$B73])/[.$A73]" office:value-type="float" office:value="7178.66181818182" calcext:value-type="float">
            <text:p>7,179</text:p>
          </table:table-cell>
          <table:table-cell table:formula="of:=(2*[.$B$6]*[.$B73])/[.$A73]" office:value-type="float" office:value="7178.66181818182" calcext:value-type="float">
            <text:p>7,179</text:p>
          </table:table-cell>
          <table:table-cell table:formula="of:=[.$B$5]/[.$C73]" office:value-type="float" office:value="1.63926329425051" calcext:value-type="float">
            <text:p>1.64</text:p>
          </table:table-cell>
          <table:table-cell table:formula="of:=[.$B$6]/[.$C73]" office:value-type="float" office:value="1.63926329425051" calcext:value-type="float">
            <text:p>1.64</text:p>
          </table:table-cell>
          <table:table-cell table:formula="of:=[.B$10]/[.B7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5" calcext:value-type="float">
            <text:p>3.5000</text:p>
          </table:table-cell>
          <table:table-cell table:formula="of:=([.$A74]-[.$B$9])/2" office:value-type="float" office:value="1.5545" calcext:value-type="float">
            <text:p>1.5545</text:p>
          </table:table-cell>
          <table:table-cell table:formula="of:=([.$B$11]*[.$B$9])/(2*[.$B74])" office:value-type="float" office:value="4841.91058218077" calcext:value-type="float">
            <text:p>4,842</text:p>
          </table:table-cell>
          <table:table-cell table:formula="of:=(2*[.$B$5]*[.$B74])/[.$A74]" office:value-type="float" office:value="7195.11428571429" calcext:value-type="float">
            <text:p>7,195</text:p>
          </table:table-cell>
          <table:table-cell table:formula="of:=(2*[.$B$6]*[.$B74])/[.$A74]" office:value-type="float" office:value="7195.11428571429" calcext:value-type="float">
            <text:p>7,195</text:p>
          </table:table-cell>
          <table:table-cell table:formula="of:=[.$B$5]/[.$C74]" office:value-type="float" office:value="1.67289334706215" calcext:value-type="float">
            <text:p>1.67</text:p>
          </table:table-cell>
          <table:table-cell table:formula="of:=[.$B$6]/[.$C74]" office:value-type="float" office:value="1.67289334706215" calcext:value-type="float">
            <text:p>1.67</text:p>
          </table:table-cell>
          <table:table-cell table:formula="of:=[.B$10]/[.B7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5625" calcext:value-type="float">
            <text:p>3.5625</text:p>
          </table:table-cell>
          <table:table-cell table:formula="of:=([.$A75]-[.$B$9])/2" office:value-type="float" office:value="1.58575" calcext:value-type="float">
            <text:p>1.5858</text:p>
          </table:table-cell>
          <table:table-cell table:formula="of:=([.$B$11]*[.$B$9])/(2*[.$B75])" office:value-type="float" office:value="4746.49219612171" calcext:value-type="float">
            <text:p>4,746</text:p>
          </table:table-cell>
          <table:table-cell table:formula="of:=(2*[.$B$5]*[.$B75])/[.$A75]" office:value-type="float" office:value="7210.98947368421" calcext:value-type="float">
            <text:p>7,211</text:p>
          </table:table-cell>
          <table:table-cell table:formula="of:=(2*[.$B$6]*[.$B75])/[.$A75]" office:value-type="float" office:value="7210.98947368421" calcext:value-type="float">
            <text:p>7,211</text:p>
          </table:table-cell>
          <table:table-cell table:formula="of:=[.$B$5]/[.$C75]" office:value-type="float" office:value="1.70652339987378" calcext:value-type="float">
            <text:p>1.71</text:p>
          </table:table-cell>
          <table:table-cell table:formula="of:=[.$B$6]/[.$C75]" office:value-type="float" office:value="1.70652339987378" calcext:value-type="float">
            <text:p>1.71</text:p>
          </table:table-cell>
          <table:table-cell table:formula="of:=[.B$10]/[.B7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625" calcext:value-type="float">
            <text:p>3.6250</text:p>
          </table:table-cell>
          <table:table-cell table:formula="of:=([.$A76]-[.$B$9])/2" office:value-type="float" office:value="1.617" calcext:value-type="float">
            <text:p>1.6170</text:p>
          </table:table-cell>
          <table:table-cell table:formula="of:=([.$B$11]*[.$B$9])/(2*[.$B76])" office:value-type="float" office:value="4654.7619047619" calcext:value-type="float">
            <text:p>4,655</text:p>
          </table:table-cell>
          <table:table-cell table:formula="of:=(2*[.$B$5]*[.$B76])/[.$A76]" office:value-type="float" office:value="7226.31724137931" calcext:value-type="float">
            <text:p>7,226</text:p>
          </table:table-cell>
          <table:table-cell table:formula="of:=(2*[.$B$6]*[.$B76])/[.$A76]" office:value-type="float" office:value="7226.31724137931" calcext:value-type="float">
            <text:p>7,226</text:p>
          </table:table-cell>
          <table:table-cell table:formula="of:=[.$B$5]/[.$C76]" office:value-type="float" office:value="1.74015345268542" calcext:value-type="float">
            <text:p>1.74</text:p>
          </table:table-cell>
          <table:table-cell table:formula="of:=[.$B$6]/[.$C76]" office:value-type="float" office:value="1.74015345268542" calcext:value-type="float">
            <text:p>1.74</text:p>
          </table:table-cell>
          <table:table-cell table:formula="of:=[.B$10]/[.B7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6875" calcext:value-type="float">
            <text:p>3.6875</text:p>
          </table:table-cell>
          <table:table-cell table:formula="of:=([.$A77]-[.$B$9])/2" office:value-type="float" office:value="1.64825" calcext:value-type="float">
            <text:p>1.6483</text:p>
          </table:table-cell>
          <table:table-cell table:formula="of:=([.$B$11]*[.$B$9])/(2*[.$B77])" office:value-type="float" office:value="4566.50993477931" calcext:value-type="float">
            <text:p>4,567</text:p>
          </table:table-cell>
          <table:table-cell table:formula="of:=(2*[.$B$5]*[.$B77])/[.$A77]" office:value-type="float" office:value="7241.12542372881" calcext:value-type="float">
            <text:p>7,241</text:p>
          </table:table-cell>
          <table:table-cell table:formula="of:=(2*[.$B$6]*[.$B77])/[.$A77]" office:value-type="float" office:value="7241.12542372881" calcext:value-type="float">
            <text:p>7,241</text:p>
          </table:table-cell>
          <table:table-cell table:formula="of:=[.$B$5]/[.$C77]" office:value-type="float" office:value="1.77378350549706" calcext:value-type="float">
            <text:p>1.77</text:p>
          </table:table-cell>
          <table:table-cell table:formula="of:=[.$B$6]/[.$C77]" office:value-type="float" office:value="1.77378350549706" calcext:value-type="float">
            <text:p>1.77</text:p>
          </table:table-cell>
          <table:table-cell table:formula="of:=[.B$10]/[.B7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75" calcext:value-type="float">
            <text:p>3.7500</text:p>
          </table:table-cell>
          <table:table-cell table:formula="of:=([.$A78]-[.$B$9])/2" office:value-type="float" office:value="1.6795" calcext:value-type="float">
            <text:p>1.6795</text:p>
          </table:table-cell>
          <table:table-cell table:formula="of:=([.$B$11]*[.$B$9])/(2*[.$B78])" office:value-type="float" office:value="4481.54212563263" calcext:value-type="float">
            <text:p>4,482</text:p>
          </table:table-cell>
          <table:table-cell table:formula="of:=(2*[.$B$5]*[.$B78])/[.$A78]" office:value-type="float" office:value="7255.44" calcext:value-type="float">
            <text:p>7,255</text:p>
          </table:table-cell>
          <table:table-cell table:formula="of:=(2*[.$B$6]*[.$B78])/[.$A78]" office:value-type="float" office:value="7255.44" calcext:value-type="float">
            <text:p>7,255</text:p>
          </table:table-cell>
          <table:table-cell table:formula="of:=[.$B$5]/[.$C78]" office:value-type="float" office:value="1.8074135583087" calcext:value-type="float">
            <text:p>1.81</text:p>
          </table:table-cell>
          <table:table-cell table:formula="of:=[.$B$6]/[.$C78]" office:value-type="float" office:value="1.8074135583087" calcext:value-type="float">
            <text:p>1.81</text:p>
          </table:table-cell>
          <table:table-cell table:formula="of:=[.B$10]/[.B7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8125" calcext:value-type="float">
            <text:p>3.8125</text:p>
          </table:table-cell>
          <table:table-cell table:formula="of:=([.$A79]-[.$B$9])/2" office:value-type="float" office:value="1.71075" calcext:value-type="float">
            <text:p>1.7108</text:p>
          </table:table-cell>
          <table:table-cell table:formula="of:=([.$B$11]*[.$B$9])/(2*[.$B79])" office:value-type="float" office:value="4399.6785035803" calcext:value-type="float">
            <text:p>4,400</text:p>
          </table:table-cell>
          <table:table-cell table:formula="of:=(2*[.$B$5]*[.$B79])/[.$A79]" office:value-type="float" office:value="7269.28524590164" calcext:value-type="float">
            <text:p>7,269</text:p>
          </table:table-cell>
          <table:table-cell table:formula="of:=(2*[.$B$6]*[.$B79])/[.$A79]" office:value-type="float" office:value="7269.28524590164" calcext:value-type="float">
            <text:p>7,269</text:p>
          </table:table-cell>
          <table:table-cell table:formula="of:=[.$B$5]/[.$C79]" office:value-type="float" office:value="1.84104361112034" calcext:value-type="float">
            <text:p>1.84</text:p>
          </table:table-cell>
          <table:table-cell table:formula="of:=[.$B$6]/[.$C79]" office:value-type="float" office:value="1.84104361112034" calcext:value-type="float">
            <text:p>1.84</text:p>
          </table:table-cell>
          <table:table-cell table:formula="of:=[.B$10]/[.B7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875" calcext:value-type="float">
            <text:p>3.8750</text:p>
          </table:table-cell>
          <table:table-cell table:formula="of:=([.$A80]-[.$B$9])/2" office:value-type="float" office:value="1.742" calcext:value-type="float">
            <text:p>1.7420</text:p>
          </table:table-cell>
          <table:table-cell table:formula="of:=([.$B$11]*[.$B$9])/(2*[.$B80])" office:value-type="float" office:value="4320.75200918484" calcext:value-type="float">
            <text:p>4,321</text:p>
          </table:table-cell>
          <table:table-cell table:formula="of:=(2*[.$B$5]*[.$B80])/[.$A80]" office:value-type="float" office:value="7282.68387096774" calcext:value-type="float">
            <text:p>7,283</text:p>
          </table:table-cell>
          <table:table-cell table:formula="of:=(2*[.$B$6]*[.$B80])/[.$A80]" office:value-type="float" office:value="7282.68387096774" calcext:value-type="float">
            <text:p>7,283</text:p>
          </table:table-cell>
          <table:table-cell table:formula="of:=[.$B$5]/[.$C80]" office:value-type="float" office:value="1.87467366393198" calcext:value-type="float">
            <text:p>1.87</text:p>
          </table:table-cell>
          <table:table-cell table:formula="of:=[.$B$6]/[.$C80]" office:value-type="float" office:value="1.87467366393198" calcext:value-type="float">
            <text:p>1.87</text:p>
          </table:table-cell>
          <table:table-cell table:formula="of:=[.B$10]/[.B8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.9375" calcext:value-type="float">
            <text:p>3.9375</text:p>
          </table:table-cell>
          <table:table-cell table:formula="of:=([.$A81]-[.$B$9])/2" office:value-type="float" office:value="1.77325" calcext:value-type="float">
            <text:p>1.7733</text:p>
          </table:table-cell>
          <table:table-cell table:formula="of:=([.$B$11]*[.$B$9])/(2*[.$B81])" office:value-type="float" office:value="4244.60735936839" calcext:value-type="float">
            <text:p>4,245</text:p>
          </table:table-cell>
          <table:table-cell table:formula="of:=(2*[.$B$5]*[.$B81])/[.$A81]" office:value-type="float" office:value="7295.65714285714" calcext:value-type="float">
            <text:p>7,296</text:p>
          </table:table-cell>
          <table:table-cell table:formula="of:=(2*[.$B$6]*[.$B81])/[.$A81]" office:value-type="float" office:value="7295.65714285714" calcext:value-type="float">
            <text:p>7,296</text:p>
          </table:table-cell>
          <table:table-cell table:formula="of:=[.$B$5]/[.$C81]" office:value-type="float" office:value="1.90830371674361" calcext:value-type="float">
            <text:p>1.91</text:p>
          </table:table-cell>
          <table:table-cell table:formula="of:=[.$B$6]/[.$C81]" office:value-type="float" office:value="1.90830371674361" calcext:value-type="float">
            <text:p>1.91</text:p>
          </table:table-cell>
          <table:table-cell table:formula="of:=[.B$10]/[.B8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.0000</text:p>
          </table:table-cell>
          <table:table-cell table:formula="of:=([.$A82]-[.$B$9])/2" office:value-type="float" office:value="1.8045" calcext:value-type="float">
            <text:p>1.8045</text:p>
          </table:table-cell>
          <table:table-cell table:formula="of:=([.$B$11]*[.$B$9])/(2*[.$B82])" office:value-type="float" office:value="4171.10002770851" calcext:value-type="float">
            <text:p>4,171</text:p>
          </table:table-cell>
          <table:table-cell table:formula="of:=(2*[.$B$5]*[.$B82])/[.$A82]" office:value-type="float" office:value="7308.225" calcext:value-type="float">
            <text:p>7,308</text:p>
          </table:table-cell>
          <table:table-cell table:formula="of:=(2*[.$B$6]*[.$B82])/[.$A82]" office:value-type="float" office:value="7308.225" calcext:value-type="float">
            <text:p>7,308</text:p>
          </table:table-cell>
          <table:table-cell table:formula="of:=[.$B$5]/[.$C82]" office:value-type="float" office:value="1.94193376955525" calcext:value-type="float">
            <text:p>1.94</text:p>
          </table:table-cell>
          <table:table-cell table:formula="of:=[.$B$6]/[.$C82]" office:value-type="float" office:value="1.94193376955525" calcext:value-type="float">
            <text:p>1.94</text:p>
          </table:table-cell>
          <table:table-cell table:formula="of:=[.B$10]/[.B8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0625" calcext:value-type="float">
            <text:p>4.0625</text:p>
          </table:table-cell>
          <table:table-cell table:formula="of:=([.$A83]-[.$B$9])/2" office:value-type="float" office:value="1.83575" calcext:value-type="float">
            <text:p>1.8358</text:p>
          </table:table-cell>
          <table:table-cell table:formula="of:=([.$B$11]*[.$B$9])/(2*[.$B83])" office:value-type="float" office:value="4100.09532888465" calcext:value-type="float">
            <text:p>4,100</text:p>
          </table:table-cell>
          <table:table-cell table:formula="of:=(2*[.$B$5]*[.$B83])/[.$A83]" office:value-type="float" office:value="7320.40615384615" calcext:value-type="float">
            <text:p>7,320</text:p>
          </table:table-cell>
          <table:table-cell table:formula="of:=(2*[.$B$6]*[.$B83])/[.$A83]" office:value-type="float" office:value="7320.40615384615" calcext:value-type="float">
            <text:p>7,320</text:p>
          </table:table-cell>
          <table:table-cell table:formula="of:=[.$B$5]/[.$C83]" office:value-type="float" office:value="1.97556382236689" calcext:value-type="float">
            <text:p>1.98</text:p>
          </table:table-cell>
          <table:table-cell table:formula="of:=[.$B$6]/[.$C83]" office:value-type="float" office:value="1.97556382236689" calcext:value-type="float">
            <text:p>1.98</text:p>
          </table:table-cell>
          <table:table-cell table:formula="of:=[.B$10]/[.B8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125" calcext:value-type="float">
            <text:p>4.1250</text:p>
          </table:table-cell>
          <table:table-cell table:formula="of:=([.$A84]-[.$B$9])/2" office:value-type="float" office:value="1.867" calcext:value-type="float">
            <text:p>1.8670</text:p>
          </table:table-cell>
          <table:table-cell table:formula="of:=([.$B$11]*[.$B$9])/(2*[.$B84])" office:value-type="float" office:value="4031.46759507231" calcext:value-type="float">
            <text:p>4,031</text:p>
          </table:table-cell>
          <table:table-cell table:formula="of:=(2*[.$B$5]*[.$B84])/[.$A84]" office:value-type="float" office:value="7332.21818181818" calcext:value-type="float">
            <text:p>7,332</text:p>
          </table:table-cell>
          <table:table-cell table:formula="of:=(2*[.$B$6]*[.$B84])/[.$A84]" office:value-type="float" office:value="7332.21818181818" calcext:value-type="float">
            <text:p>7,332</text:p>
          </table:table-cell>
          <table:table-cell table:formula="of:=[.$B$5]/[.$C84]" office:value-type="float" office:value="2.00919387517853" calcext:value-type="float">
            <text:p>2.01</text:p>
          </table:table-cell>
          <table:table-cell table:formula="of:=[.$B$6]/[.$C84]" office:value-type="float" office:value="2.00919387517853" calcext:value-type="float">
            <text:p>2.01</text:p>
          </table:table-cell>
          <table:table-cell table:formula="of:=[.B$10]/[.B8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1875" calcext:value-type="float">
            <text:p>4.1875</text:p>
          </table:table-cell>
          <table:table-cell table:formula="of:=([.$A85]-[.$B$9])/2" office:value-type="float" office:value="1.89825" calcext:value-type="float">
            <text:p>1.8983</text:p>
          </table:table-cell>
          <table:table-cell table:formula="of:=([.$B$11]*[.$B$9])/(2*[.$B85])" office:value-type="float" office:value="3965.09943368892" calcext:value-type="float">
            <text:p>3,965</text:p>
          </table:table-cell>
          <table:table-cell table:formula="of:=(2*[.$B$5]*[.$B85])/[.$A85]" office:value-type="float" office:value="7343.6776119403" calcext:value-type="float">
            <text:p>7,344</text:p>
          </table:table-cell>
          <table:table-cell table:formula="of:=(2*[.$B$6]*[.$B85])/[.$A85]" office:value-type="float" office:value="7343.6776119403" calcext:value-type="float">
            <text:p>7,344</text:p>
          </table:table-cell>
          <table:table-cell table:formula="of:=[.$B$5]/[.$C85]" office:value-type="float" office:value="2.04282392799017" calcext:value-type="float">
            <text:p>2.04</text:p>
          </table:table-cell>
          <table:table-cell table:formula="of:=[.$B$6]/[.$C85]" office:value-type="float" office:value="2.04282392799017" calcext:value-type="float">
            <text:p>2.04</text:p>
          </table:table-cell>
          <table:table-cell table:formula="of:=[.B$10]/[.B8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25" calcext:value-type="float">
            <text:p>4.2500</text:p>
          </table:table-cell>
          <table:table-cell table:formula="of:=([.$A86]-[.$B$9])/2" office:value-type="float" office:value="1.9295" calcext:value-type="float">
            <text:p>1.9295</text:p>
          </table:table-cell>
          <table:table-cell table:formula="of:=([.$B$11]*[.$B$9])/(2*[.$B86])" office:value-type="float" office:value="3900.88105726872" calcext:value-type="float">
            <text:p>3,901</text:p>
          </table:table-cell>
          <table:table-cell table:formula="of:=(2*[.$B$5]*[.$B86])/[.$A86]" office:value-type="float" office:value="7354.8" calcext:value-type="float">
            <text:p>7,355</text:p>
          </table:table-cell>
          <table:table-cell table:formula="of:=(2*[.$B$6]*[.$B86])/[.$A86]" office:value-type="float" office:value="7354.8" calcext:value-type="float">
            <text:p>7,355</text:p>
          </table:table-cell>
          <table:table-cell table:formula="of:=[.$B$5]/[.$C86]" office:value-type="float" office:value="2.07645398080181" calcext:value-type="float">
            <text:p>2.08</text:p>
          </table:table-cell>
          <table:table-cell table:formula="of:=[.$B$6]/[.$C86]" office:value-type="float" office:value="2.07645398080181" calcext:value-type="float">
            <text:p>2.08</text:p>
          </table:table-cell>
          <table:table-cell table:formula="of:=[.B$10]/[.B8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3125" calcext:value-type="float">
            <text:p>4.3125</text:p>
          </table:table-cell>
          <table:table-cell table:formula="of:=([.$A87]-[.$B$9])/2" office:value-type="float" office:value="1.96075" calcext:value-type="float">
            <text:p>1.9608</text:p>
          </table:table-cell>
          <table:table-cell table:formula="of:=([.$B$11]*[.$B$9])/(2*[.$B87])" office:value-type="float" office:value="3838.70967741935" calcext:value-type="float">
            <text:p>3,839</text:p>
          </table:table-cell>
          <table:table-cell table:formula="of:=(2*[.$B$5]*[.$B87])/[.$A87]" office:value-type="float" office:value="7365.6" calcext:value-type="float">
            <text:p>7,366</text:p>
          </table:table-cell>
          <table:table-cell table:formula="of:=(2*[.$B$6]*[.$B87])/[.$A87]" office:value-type="float" office:value="7365.6" calcext:value-type="float">
            <text:p>7,366</text:p>
          </table:table-cell>
          <table:table-cell table:formula="of:=[.$B$5]/[.$C87]" office:value-type="float" office:value="2.11008403361345" calcext:value-type="float">
            <text:p>2.11</text:p>
          </table:table-cell>
          <table:table-cell table:formula="of:=[.$B$6]/[.$C87]" office:value-type="float" office:value="2.11008403361345" calcext:value-type="float">
            <text:p>2.11</text:p>
          </table:table-cell>
          <table:table-cell table:formula="of:=[.B$10]/[.B8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375" calcext:value-type="float">
            <text:p>4.3750</text:p>
          </table:table-cell>
          <table:table-cell table:formula="of:=([.$A88]-[.$B$9])/2" office:value-type="float" office:value="1.992" calcext:value-type="float">
            <text:p>1.9920</text:p>
          </table:table-cell>
          <table:table-cell table:formula="of:=([.$B$11]*[.$B$9])/(2*[.$B88])" office:value-type="float" office:value="3778.48895582329" calcext:value-type="float">
            <text:p>3,778</text:p>
          </table:table-cell>
          <table:table-cell table:formula="of:=(2*[.$B$5]*[.$B88])/[.$A88]" office:value-type="float" office:value="7376.09142857143" calcext:value-type="float">
            <text:p>7,376</text:p>
          </table:table-cell>
          <table:table-cell table:formula="of:=(2*[.$B$6]*[.$B88])/[.$A88]" office:value-type="float" office:value="7376.09142857143" calcext:value-type="float">
            <text:p>7,376</text:p>
          </table:table-cell>
          <table:table-cell table:formula="of:=[.$B$5]/[.$C88]" office:value-type="float" office:value="2.14371408642508" calcext:value-type="float">
            <text:p>2.14</text:p>
          </table:table-cell>
          <table:table-cell table:formula="of:=[.$B$6]/[.$C88]" office:value-type="float" office:value="2.14371408642508" calcext:value-type="float">
            <text:p>2.14</text:p>
          </table:table-cell>
          <table:table-cell table:formula="of:=[.B$10]/[.B8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4375" calcext:value-type="float">
            <text:p>4.4375</text:p>
          </table:table-cell>
          <table:table-cell table:formula="of:=([.$A89]-[.$B$9])/2" office:value-type="float" office:value="2.02325" calcext:value-type="float">
            <text:p>2.0233</text:p>
          </table:table-cell>
          <table:table-cell table:formula="of:=([.$B$11]*[.$B$9])/(2*[.$B89])" office:value-type="float" office:value="3720.1285061164" calcext:value-type="float">
            <text:p>3,720</text:p>
          </table:table-cell>
          <table:table-cell table:formula="of:=(2*[.$B$5]*[.$B89])/[.$A89]" office:value-type="float" office:value="7386.28732394366" calcext:value-type="float">
            <text:p>7,386</text:p>
          </table:table-cell>
          <table:table-cell table:formula="of:=(2*[.$B$6]*[.$B89])/[.$A89]" office:value-type="float" office:value="7386.28732394366" calcext:value-type="float">
            <text:p>7,386</text:p>
          </table:table-cell>
          <table:table-cell table:formula="of:=[.$B$5]/[.$C89]" office:value-type="float" office:value="2.17734413923672" calcext:value-type="float">
            <text:p>2.18</text:p>
          </table:table-cell>
          <table:table-cell table:formula="of:=[.$B$6]/[.$C89]" office:value-type="float" office:value="2.17734413923672" calcext:value-type="float">
            <text:p>2.18</text:p>
          </table:table-cell>
          <table:table-cell table:formula="of:=[.B$10]/[.B8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5" calcext:value-type="float">
            <text:p>4.5000</text:p>
          </table:table-cell>
          <table:table-cell table:formula="of:=([.$A90]-[.$B$9])/2" office:value-type="float" office:value="2.0545" calcext:value-type="float">
            <text:p>2.0545</text:p>
          </table:table-cell>
          <table:table-cell table:formula="of:=([.$B$11]*[.$B$9])/(2*[.$B90])" office:value-type="float" office:value="3663.54344122658" calcext:value-type="float">
            <text:p>3,664</text:p>
          </table:table-cell>
          <table:table-cell table:formula="of:=(2*[.$B$5]*[.$B90])/[.$A90]" office:value-type="float" office:value="7396.2" calcext:value-type="float">
            <text:p>7,396</text:p>
          </table:table-cell>
          <table:table-cell table:formula="of:=(2*[.$B$6]*[.$B90])/[.$A90]" office:value-type="float" office:value="7396.2" calcext:value-type="float">
            <text:p>7,396</text:p>
          </table:table-cell>
          <table:table-cell table:formula="of:=[.$B$5]/[.$C90]" office:value-type="float" office:value="2.21097419204836" calcext:value-type="float">
            <text:p>2.21</text:p>
          </table:table-cell>
          <table:table-cell table:formula="of:=[.$B$6]/[.$C90]" office:value-type="float" office:value="2.21097419204836" calcext:value-type="float">
            <text:p>2.21</text:p>
          </table:table-cell>
          <table:table-cell table:formula="of:=[.B$10]/[.B9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5625" calcext:value-type="float">
            <text:p>4.5625</text:p>
          </table:table-cell>
          <table:table-cell table:formula="of:=([.$A91]-[.$B$9])/2" office:value-type="float" office:value="2.08575" calcext:value-type="float">
            <text:p>2.0858</text:p>
          </table:table-cell>
          <table:table-cell table:formula="of:=([.$B$11]*[.$B$9])/(2*[.$B91])" office:value-type="float" office:value="3608.65396140477" calcext:value-type="float">
            <text:p>3,609</text:p>
          </table:table-cell>
          <table:table-cell table:formula="of:=(2*[.$B$5]*[.$B91])/[.$A91]" office:value-type="float" office:value="7405.84109589041" calcext:value-type="float">
            <text:p>7,406</text:p>
          </table:table-cell>
          <table:table-cell table:formula="of:=(2*[.$B$6]*[.$B91])/[.$A91]" office:value-type="float" office:value="7405.84109589041" calcext:value-type="float">
            <text:p>7,406</text:p>
          </table:table-cell>
          <table:table-cell table:formula="of:=[.$B$5]/[.$C91]" office:value-type="float" office:value="2.24460424486" calcext:value-type="float">
            <text:p>2.24</text:p>
          </table:table-cell>
          <table:table-cell table:formula="of:=[.$B$6]/[.$C91]" office:value-type="float" office:value="2.24460424486" calcext:value-type="float">
            <text:p>2.24</text:p>
          </table:table-cell>
          <table:table-cell table:formula="of:=[.B$10]/[.B9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625" calcext:value-type="float">
            <text:p>4.6250</text:p>
          </table:table-cell>
          <table:table-cell table:formula="of:=([.$A92]-[.$B$9])/2" office:value-type="float" office:value="2.117" calcext:value-type="float">
            <text:p>2.1170</text:p>
          </table:table-cell>
          <table:table-cell table:formula="of:=([.$B$11]*[.$B$9])/(2*[.$B92])" office:value-type="float" office:value="3555.3849787435" calcext:value-type="float">
            <text:p>3,555</text:p>
          </table:table-cell>
          <table:table-cell table:formula="of:=(2*[.$B$5]*[.$B92])/[.$A92]" office:value-type="float" office:value="7415.22162162162" calcext:value-type="float">
            <text:p>7,415</text:p>
          </table:table-cell>
          <table:table-cell table:formula="of:=(2*[.$B$6]*[.$B92])/[.$A92]" office:value-type="float" office:value="7415.22162162162" calcext:value-type="float">
            <text:p>7,415</text:p>
          </table:table-cell>
          <table:table-cell table:formula="of:=[.$B$5]/[.$C92]" office:value-type="float" office:value="2.27823429767164" calcext:value-type="float">
            <text:p>2.28</text:p>
          </table:table-cell>
          <table:table-cell table:formula="of:=[.$B$6]/[.$C92]" office:value-type="float" office:value="2.27823429767164" calcext:value-type="float">
            <text:p>2.28</text:p>
          </table:table-cell>
          <table:table-cell table:formula="of:=[.B$10]/[.B9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6875" calcext:value-type="float">
            <text:p>4.6875</text:p>
          </table:table-cell>
          <table:table-cell table:formula="of:=([.$A93]-[.$B$9])/2" office:value-type="float" office:value="2.14825" calcext:value-type="float">
            <text:p>2.1483</text:p>
          </table:table-cell>
          <table:table-cell table:formula="of:=([.$B$11]*[.$B$9])/(2*[.$B93])" office:value-type="float" office:value="3503.66577446759" calcext:value-type="float">
            <text:p>3,504</text:p>
          </table:table-cell>
          <table:table-cell table:formula="of:=(2*[.$B$5]*[.$B93])/[.$A93]" office:value-type="float" office:value="7424.352" calcext:value-type="float">
            <text:p>7,424</text:p>
          </table:table-cell>
          <table:table-cell table:formula="of:=(2*[.$B$6]*[.$B93])/[.$A93]" office:value-type="float" office:value="7424.352" calcext:value-type="float">
            <text:p>7,424</text:p>
          </table:table-cell>
          <table:table-cell table:formula="of:=[.$B$5]/[.$C93]" office:value-type="float" office:value="2.31186435048328" calcext:value-type="float">
            <text:p>2.31</text:p>
          </table:table-cell>
          <table:table-cell table:formula="of:=[.$B$6]/[.$C93]" office:value-type="float" office:value="2.31186435048328" calcext:value-type="float">
            <text:p>2.31</text:p>
          </table:table-cell>
          <table:table-cell table:formula="of:=[.B$10]/[.B9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75" calcext:value-type="float">
            <text:p>4.7500</text:p>
          </table:table-cell>
          <table:table-cell table:formula="of:=([.$A94]-[.$B$9])/2" office:value-type="float" office:value="2.1795" calcext:value-type="float">
            <text:p>2.1795</text:p>
          </table:table-cell>
          <table:table-cell table:formula="of:=([.$B$11]*[.$B$9])/(2*[.$B94])" office:value-type="float" office:value="3453.42968570773" calcext:value-type="float">
            <text:p>3,453</text:p>
          </table:table-cell>
          <table:table-cell table:formula="of:=(2*[.$B$5]*[.$B94])/[.$A94]" office:value-type="float" office:value="7433.24210526316" calcext:value-type="float">
            <text:p>7,433</text:p>
          </table:table-cell>
          <table:table-cell table:formula="of:=(2*[.$B$6]*[.$B94])/[.$A94]" office:value-type="float" office:value="7433.24210526316" calcext:value-type="float">
            <text:p>7,433</text:p>
          </table:table-cell>
          <table:table-cell table:formula="of:=[.$B$5]/[.$C94]" office:value-type="float" office:value="2.34549440329491" calcext:value-type="float">
            <text:p>2.35</text:p>
          </table:table-cell>
          <table:table-cell table:formula="of:=[.$B$6]/[.$C94]" office:value-type="float" office:value="2.34549440329491" calcext:value-type="float">
            <text:p>2.35</text:p>
          </table:table-cell>
          <table:table-cell table:formula="of:=[.B$10]/[.B9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8125" calcext:value-type="float">
            <text:p>4.8125</text:p>
          </table:table-cell>
          <table:table-cell table:formula="of:=([.$A95]-[.$B$9])/2" office:value-type="float" office:value="2.21075" calcext:value-type="float">
            <text:p>2.2108</text:p>
          </table:table-cell>
          <table:table-cell table:formula="of:=([.$B$11]*[.$B$9])/(2*[.$B95])" office:value-type="float" office:value="3404.61381883976" calcext:value-type="float">
            <text:p>3,405</text:p>
          </table:table-cell>
          <table:table-cell table:formula="of:=(2*[.$B$5]*[.$B95])/[.$A95]" office:value-type="float" office:value="7441.9012987013" calcext:value-type="float">
            <text:p>7,442</text:p>
          </table:table-cell>
          <table:table-cell table:formula="of:=(2*[.$B$6]*[.$B95])/[.$A95]" office:value-type="float" office:value="7441.9012987013" calcext:value-type="float">
            <text:p>7,442</text:p>
          </table:table-cell>
          <table:table-cell table:formula="of:=[.$B$5]/[.$C95]" office:value-type="float" office:value="2.37912445610655" calcext:value-type="float">
            <text:p>2.38</text:p>
          </table:table-cell>
          <table:table-cell table:formula="of:=[.$B$6]/[.$C95]" office:value-type="float" office:value="2.37912445610655" calcext:value-type="float">
            <text:p>2.38</text:p>
          </table:table-cell>
          <table:table-cell table:formula="of:=[.B$10]/[.B9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875" calcext:value-type="float">
            <text:p>4.8750</text:p>
          </table:table-cell>
          <table:table-cell table:formula="of:=([.$A96]-[.$B$9])/2" office:value-type="float" office:value="2.242" calcext:value-type="float">
            <text:p>2.2420</text:p>
          </table:table-cell>
          <table:table-cell table:formula="of:=([.$B$11]*[.$B$9])/(2*[.$B96])" office:value-type="float" office:value="3357.1587867975" calcext:value-type="float">
            <text:p>3,357</text:p>
          </table:table-cell>
          <table:table-cell table:formula="of:=(2*[.$B$5]*[.$B96])/[.$A96]" office:value-type="float" office:value="7450.33846153846" calcext:value-type="float">
            <text:p>7,450</text:p>
          </table:table-cell>
          <table:table-cell table:formula="of:=(2*[.$B$6]*[.$B96])/[.$A96]" office:value-type="float" office:value="7450.33846153846" calcext:value-type="float">
            <text:p>7,450</text:p>
          </table:table-cell>
          <table:table-cell table:formula="of:=[.$B$5]/[.$C96]" office:value-type="float" office:value="2.41275450891819" calcext:value-type="float">
            <text:p>2.41</text:p>
          </table:table-cell>
          <table:table-cell table:formula="of:=[.$B$6]/[.$C96]" office:value-type="float" office:value="2.41275450891819" calcext:value-type="float">
            <text:p>2.41</text:p>
          </table:table-cell>
          <table:table-cell table:formula="of:=[.B$10]/[.B9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4.9375" calcext:value-type="float">
            <text:p>4.9375</text:p>
          </table:table-cell>
          <table:table-cell table:formula="of:=([.$A97]-[.$B$9])/2" office:value-type="float" office:value="2.27325" calcext:value-type="float">
            <text:p>2.2733</text:p>
          </table:table-cell>
          <table:table-cell table:formula="of:=([.$B$11]*[.$B$9])/(2*[.$B97])" office:value-type="float" office:value="3311.00846805235" calcext:value-type="float">
            <text:p>3,311</text:p>
          </table:table-cell>
          <table:table-cell table:formula="of:=(2*[.$B$5]*[.$B97])/[.$A97]" office:value-type="float" office:value="7458.56202531646" calcext:value-type="float">
            <text:p>7,459</text:p>
          </table:table-cell>
          <table:table-cell table:formula="of:=(2*[.$B$6]*[.$B97])/[.$A97]" office:value-type="float" office:value="7458.56202531646" calcext:value-type="float">
            <text:p>7,459</text:p>
          </table:table-cell>
          <table:table-cell table:formula="of:=[.$B$5]/[.$C97]" office:value-type="float" office:value="2.44638456172983" calcext:value-type="float">
            <text:p>2.45</text:p>
          </table:table-cell>
          <table:table-cell table:formula="of:=[.$B$6]/[.$C97]" office:value-type="float" office:value="2.44638456172983" calcext:value-type="float">
            <text:p>2.45</text:p>
          </table:table-cell>
          <table:table-cell table:formula="of:=[.B$10]/[.B9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.0000</text:p>
          </table:table-cell>
          <table:table-cell table:formula="of:=([.$A98]-[.$B$9])/2" office:value-type="float" office:value="2.3045" calcext:value-type="float">
            <text:p>2.3045</text:p>
          </table:table-cell>
          <table:table-cell table:formula="of:=([.$B$11]*[.$B$9])/(2*[.$B98])" office:value-type="float" office:value="3266.10978520286" calcext:value-type="float">
            <text:p>3,266</text:p>
          </table:table-cell>
          <table:table-cell table:formula="of:=(2*[.$B$5]*[.$B98])/[.$A98]" office:value-type="float" office:value="7466.58" calcext:value-type="float">
            <text:p>7,467</text:p>
          </table:table-cell>
          <table:table-cell table:formula="of:=(2*[.$B$6]*[.$B98])/[.$A98]" office:value-type="float" office:value="7466.58" calcext:value-type="float">
            <text:p>7,467</text:p>
          </table:table-cell>
          <table:table-cell table:formula="of:=[.$B$5]/[.$C98]" office:value-type="float" office:value="2.48001461454147" calcext:value-type="float">
            <text:p>2.48</text:p>
          </table:table-cell>
          <table:table-cell table:formula="of:=[.$B$6]/[.$C98]" office:value-type="float" office:value="2.48001461454147" calcext:value-type="float">
            <text:p>2.48</text:p>
          </table:table-cell>
          <table:table-cell table:formula="of:=[.B$10]/[.B9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0625" calcext:value-type="float">
            <text:p>5.0625</text:p>
          </table:table-cell>
          <table:table-cell table:formula="of:=([.$A99]-[.$B$9])/2" office:value-type="float" office:value="2.33575" calcext:value-type="float">
            <text:p>2.3358</text:p>
          </table:table-cell>
          <table:table-cell table:formula="of:=([.$B$11]*[.$B$9])/(2*[.$B99])" office:value-type="float" office:value="3222.4125013379" calcext:value-type="float">
            <text:p>3,222</text:p>
          </table:table-cell>
          <table:table-cell table:formula="of:=(2*[.$B$5]*[.$B99])/[.$A99]" office:value-type="float" office:value="7474.4" calcext:value-type="float">
            <text:p>7,474</text:p>
          </table:table-cell>
          <table:table-cell table:formula="of:=(2*[.$B$6]*[.$B99])/[.$A99]" office:value-type="float" office:value="7474.4" calcext:value-type="float">
            <text:p>7,474</text:p>
          </table:table-cell>
          <table:table-cell table:formula="of:=[.$B$5]/[.$C99]" office:value-type="float" office:value="2.51364466735311" calcext:value-type="float">
            <text:p>2.51</text:p>
          </table:table-cell>
          <table:table-cell table:formula="of:=[.$B$6]/[.$C99]" office:value-type="float" office:value="2.51364466735311" calcext:value-type="float">
            <text:p>2.51</text:p>
          </table:table-cell>
          <table:table-cell table:formula="of:=[.B$10]/[.B9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125" calcext:value-type="float">
            <text:p>5.1250</text:p>
          </table:table-cell>
          <table:table-cell table:formula="of:=([.$A100]-[.$B$9])/2" office:value-type="float" office:value="2.367" calcext:value-type="float">
            <text:p>2.3670</text:p>
          </table:table-cell>
          <table:table-cell table:formula="of:=([.$B$11]*[.$B$9])/(2*[.$B100])" office:value-type="float" office:value="3179.86903253063" calcext:value-type="float">
            <text:p>3,180</text:p>
          </table:table-cell>
          <table:table-cell table:formula="of:=(2*[.$B$5]*[.$B100])/[.$A100]" office:value-type="float" office:value="7482.02926829268" calcext:value-type="float">
            <text:p>7,482</text:p>
          </table:table-cell>
          <table:table-cell table:formula="of:=(2*[.$B$6]*[.$B100])/[.$A100]" office:value-type="float" office:value="7482.02926829268" calcext:value-type="float">
            <text:p>7,482</text:p>
          </table:table-cell>
          <table:table-cell table:formula="of:=[.$B$5]/[.$C100]" office:value-type="float" office:value="2.54727472016475" calcext:value-type="float">
            <text:p>2.55</text:p>
          </table:table-cell>
          <table:table-cell table:formula="of:=[.$B$6]/[.$C100]" office:value-type="float" office:value="2.54727472016475" calcext:value-type="float">
            <text:p>2.55</text:p>
          </table:table-cell>
          <table:table-cell table:formula="of:=[.B$10]/[.B10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1875" calcext:value-type="float">
            <text:p>5.1875</text:p>
          </table:table-cell>
          <table:table-cell table:formula="of:=([.$A101]-[.$B$9])/2" office:value-type="float" office:value="2.39825" calcext:value-type="float">
            <text:p>2.3983</text:p>
          </table:table-cell>
          <table:table-cell table:formula="of:=([.$B$11]*[.$B$9])/(2*[.$B101])" office:value-type="float" office:value="3138.43427499218" calcext:value-type="float">
            <text:p>3,138</text:p>
          </table:table-cell>
          <table:table-cell table:formula="of:=(2*[.$B$5]*[.$B101])/[.$A101]" office:value-type="float" office:value="7489.47469879518" calcext:value-type="float">
            <text:p>7,489</text:p>
          </table:table-cell>
          <table:table-cell table:formula="of:=(2*[.$B$6]*[.$B101])/[.$A101]" office:value-type="float" office:value="7489.47469879518" calcext:value-type="float">
            <text:p>7,489</text:p>
          </table:table-cell>
          <table:table-cell table:formula="of:=[.$B$5]/[.$C101]" office:value-type="float" office:value="2.58090477297638" calcext:value-type="float">
            <text:p>2.58</text:p>
          </table:table-cell>
          <table:table-cell table:formula="of:=[.$B$6]/[.$C101]" office:value-type="float" office:value="2.58090477297638" calcext:value-type="float">
            <text:p>2.58</text:p>
          </table:table-cell>
          <table:table-cell table:formula="of:=[.B$10]/[.B10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25" calcext:value-type="float">
            <text:p>5.2500</text:p>
          </table:table-cell>
          <table:table-cell table:formula="of:=([.$A102]-[.$B$9])/2" office:value-type="float" office:value="2.4295" calcext:value-type="float">
            <text:p>2.4295</text:p>
          </table:table-cell>
          <table:table-cell table:formula="of:=([.$B$11]*[.$B$9])/(2*[.$B102])" office:value-type="float" office:value="3098.06544556493" calcext:value-type="float">
            <text:p>3,098</text:p>
          </table:table-cell>
          <table:table-cell table:formula="of:=(2*[.$B$5]*[.$B102])/[.$A102]" office:value-type="float" office:value="7496.74285714286" calcext:value-type="float">
            <text:p>7,497</text:p>
          </table:table-cell>
          <table:table-cell table:formula="of:=(2*[.$B$6]*[.$B102])/[.$A102]" office:value-type="float" office:value="7496.74285714286" calcext:value-type="float">
            <text:p>7,497</text:p>
          </table:table-cell>
          <table:table-cell table:formula="of:=[.$B$5]/[.$C102]" office:value-type="float" office:value="2.61453482578802" calcext:value-type="float">
            <text:p>2.61</text:p>
          </table:table-cell>
          <table:table-cell table:formula="of:=[.$B$6]/[.$C102]" office:value-type="float" office:value="2.61453482578802" calcext:value-type="float">
            <text:p>2.61</text:p>
          </table:table-cell>
          <table:table-cell table:formula="of:=[.B$10]/[.B10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3125" calcext:value-type="float">
            <text:p>5.3125</text:p>
          </table:table-cell>
          <table:table-cell table:formula="of:=([.$A103]-[.$B$9])/2" office:value-type="float" office:value="2.46075" calcext:value-type="float">
            <text:p>2.4608</text:p>
          </table:table-cell>
          <table:table-cell table:formula="of:=([.$B$11]*[.$B$9])/(2*[.$B103])" office:value-type="float" office:value="3058.7219343696" calcext:value-type="float">
            <text:p>3,059</text:p>
          </table:table-cell>
          <table:table-cell table:formula="of:=(2*[.$B$5]*[.$B103])/[.$A103]" office:value-type="float" office:value="7503.84" calcext:value-type="float">
            <text:p>7,504</text:p>
          </table:table-cell>
          <table:table-cell table:formula="of:=(2*[.$B$6]*[.$B103])/[.$A103]" office:value-type="float" office:value="7503.84" calcext:value-type="float">
            <text:p>7,504</text:p>
          </table:table-cell>
          <table:table-cell table:formula="of:=[.$B$5]/[.$C103]" office:value-type="float" office:value="2.64816487859966" calcext:value-type="float">
            <text:p>2.65</text:p>
          </table:table-cell>
          <table:table-cell table:formula="of:=[.$B$6]/[.$C103]" office:value-type="float" office:value="2.64816487859966" calcext:value-type="float">
            <text:p>2.65</text:p>
          </table:table-cell>
          <table:table-cell table:formula="of:=[.B$10]/[.B10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375" calcext:value-type="float">
            <text:p>5.3750</text:p>
          </table:table-cell>
          <table:table-cell table:formula="of:=([.$A104]-[.$B$9])/2" office:value-type="float" office:value="2.492" calcext:value-type="float">
            <text:p>2.4920</text:p>
          </table:table-cell>
          <table:table-cell table:formula="of:=([.$B$11]*[.$B$9])/(2*[.$B104])" office:value-type="float" office:value="3020.36516853933" calcext:value-type="float">
            <text:p>3,020</text:p>
          </table:table-cell>
          <table:table-cell table:formula="of:=(2*[.$B$5]*[.$B104])/[.$A104]" office:value-type="float" office:value="7510.77209302326" calcext:value-type="float">
            <text:p>7,511</text:p>
          </table:table-cell>
          <table:table-cell table:formula="of:=(2*[.$B$6]*[.$B104])/[.$A104]" office:value-type="float" office:value="7510.77209302326" calcext:value-type="float">
            <text:p>7,511</text:p>
          </table:table-cell>
          <table:table-cell table:formula="of:=[.$B$5]/[.$C104]" office:value-type="float" office:value="2.6817949314113" calcext:value-type="float">
            <text:p>2.68</text:p>
          </table:table-cell>
          <table:table-cell table:formula="of:=[.$B$6]/[.$C104]" office:value-type="float" office:value="2.6817949314113" calcext:value-type="float">
            <text:p>2.68</text:p>
          </table:table-cell>
          <table:table-cell table:formula="of:=[.B$10]/[.B10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4375" calcext:value-type="float">
            <text:p>5.4375</text:p>
          </table:table-cell>
          <table:table-cell table:formula="of:=([.$A105]-[.$B$9])/2" office:value-type="float" office:value="2.52325" calcext:value-type="float">
            <text:p>2.5233</text:p>
          </table:table-cell>
          <table:table-cell table:formula="of:=([.$B$11]*[.$B$9])/(2*[.$B105])" office:value-type="float" office:value="2982.95848607946" calcext:value-type="float">
            <text:p>2,983</text:p>
          </table:table-cell>
          <table:table-cell table:formula="of:=(2*[.$B$5]*[.$B105])/[.$A105]" office:value-type="float" office:value="7517.54482758621" calcext:value-type="float">
            <text:p>7,518</text:p>
          </table:table-cell>
          <table:table-cell table:formula="of:=(2*[.$B$6]*[.$B105])/[.$A105]" office:value-type="float" office:value="7517.54482758621" calcext:value-type="float">
            <text:p>7,518</text:p>
          </table:table-cell>
          <table:table-cell table:formula="of:=[.$B$5]/[.$C105]" office:value-type="float" office:value="2.71542498422294" calcext:value-type="float">
            <text:p>2.72</text:p>
          </table:table-cell>
          <table:table-cell table:formula="of:=[.$B$6]/[.$C105]" office:value-type="float" office:value="2.71542498422294" calcext:value-type="float">
            <text:p>2.72</text:p>
          </table:table-cell>
          <table:table-cell table:formula="of:=[.B$10]/[.B10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5" calcext:value-type="float">
            <text:p>5.5000</text:p>
          </table:table-cell>
          <table:table-cell table:formula="of:=([.$A106]-[.$B$9])/2" office:value-type="float" office:value="2.5545" calcext:value-type="float">
            <text:p>2.5545</text:p>
          </table:table-cell>
          <table:table-cell table:formula="of:=([.$B$11]*[.$B$9])/(2*[.$B106])" office:value-type="float" office:value="2946.4670189861" calcext:value-type="float">
            <text:p>2,946</text:p>
          </table:table-cell>
          <table:table-cell table:formula="of:=(2*[.$B$5]*[.$B106])/[.$A106]" office:value-type="float" office:value="7524.16363636364" calcext:value-type="float">
            <text:p>7,524</text:p>
          </table:table-cell>
          <table:table-cell table:formula="of:=(2*[.$B$6]*[.$B106])/[.$A106]" office:value-type="float" office:value="7524.16363636364" calcext:value-type="float">
            <text:p>7,524</text:p>
          </table:table-cell>
          <table:table-cell table:formula="of:=[.$B$5]/[.$C106]" office:value-type="float" office:value="2.74905503703458" calcext:value-type="float">
            <text:p>2.75</text:p>
          </table:table-cell>
          <table:table-cell table:formula="of:=[.$B$6]/[.$C106]" office:value-type="float" office:value="2.74905503703458" calcext:value-type="float">
            <text:p>2.75</text:p>
          </table:table-cell>
          <table:table-cell table:formula="of:=[.B$10]/[.B10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5625" calcext:value-type="float">
            <text:p>5.5625</text:p>
          </table:table-cell>
          <table:table-cell table:formula="of:=([.$A107]-[.$B$9])/2" office:value-type="float" office:value="2.58575" calcext:value-type="float">
            <text:p>2.5858</text:p>
          </table:table-cell>
          <table:table-cell table:formula="of:=([.$B$11]*[.$B$9])/(2*[.$B107])" office:value-type="float" office:value="2910.85758483999" calcext:value-type="float">
            <text:p>2,911</text:p>
          </table:table-cell>
          <table:table-cell table:formula="of:=(2*[.$B$5]*[.$B107])/[.$A107]" office:value-type="float" office:value="7530.63370786517" calcext:value-type="float">
            <text:p>7,531</text:p>
          </table:table-cell>
          <table:table-cell table:formula="of:=(2*[.$B$6]*[.$B107])/[.$A107]" office:value-type="float" office:value="7530.63370786517" calcext:value-type="float">
            <text:p>7,531</text:p>
          </table:table-cell>
          <table:table-cell table:formula="of:=[.$B$5]/[.$C107]" office:value-type="float" office:value="2.78268508984622" calcext:value-type="float">
            <text:p>2.78</text:p>
          </table:table-cell>
          <table:table-cell table:formula="of:=[.$B$6]/[.$C107]" office:value-type="float" office:value="2.78268508984622" calcext:value-type="float">
            <text:p>2.78</text:p>
          </table:table-cell>
          <table:table-cell table:formula="of:=[.B$10]/[.B10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625" calcext:value-type="float">
            <text:p>5.6250</text:p>
          </table:table-cell>
          <table:table-cell table:formula="of:=([.$A108]-[.$B$9])/2" office:value-type="float" office:value="2.617" calcext:value-type="float">
            <text:p>2.6170</text:p>
          </table:table-cell>
          <table:table-cell table:formula="of:=([.$B$11]*[.$B$9])/(2*[.$B108])" office:value-type="float" office:value="2876.09858616737" calcext:value-type="float">
            <text:p>2,876</text:p>
          </table:table-cell>
          <table:table-cell table:formula="of:=(2*[.$B$5]*[.$B108])/[.$A108]" office:value-type="float" office:value="7536.96" calcext:value-type="float">
            <text:p>7,537</text:p>
          </table:table-cell>
          <table:table-cell table:formula="of:=(2*[.$B$6]*[.$B108])/[.$A108]" office:value-type="float" office:value="7536.96" calcext:value-type="float">
            <text:p>7,537</text:p>
          </table:table-cell>
          <table:table-cell table:formula="of:=[.$B$5]/[.$C108]" office:value-type="float" office:value="2.81631514265785" calcext:value-type="float">
            <text:p>2.82</text:p>
          </table:table-cell>
          <table:table-cell table:formula="of:=[.$B$6]/[.$C108]" office:value-type="float" office:value="2.81631514265785" calcext:value-type="float">
            <text:p>2.82</text:p>
          </table:table-cell>
          <table:table-cell table:formula="of:=[.B$10]/[.B10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6875" calcext:value-type="float">
            <text:p>5.6875</text:p>
          </table:table-cell>
          <table:table-cell table:formula="of:=([.$A109]-[.$B$9])/2" office:value-type="float" office:value="2.64825" calcext:value-type="float">
            <text:p>2.6483</text:p>
          </table:table-cell>
          <table:table-cell table:formula="of:=([.$B$11]*[.$B$9])/(2*[.$B109])" office:value-type="float" office:value="2842.15991692627" calcext:value-type="float">
            <text:p>2,842</text:p>
          </table:table-cell>
          <table:table-cell table:formula="of:=(2*[.$B$5]*[.$B109])/[.$A109]" office:value-type="float" office:value="7543.14725274725" calcext:value-type="float">
            <text:p>7,543</text:p>
          </table:table-cell>
          <table:table-cell table:formula="of:=(2*[.$B$6]*[.$B109])/[.$A109]" office:value-type="float" office:value="7543.14725274725" calcext:value-type="float">
            <text:p>7,543</text:p>
          </table:table-cell>
          <table:table-cell table:formula="of:=[.$B$5]/[.$C109]" office:value-type="float" office:value="2.84994519546949" calcext:value-type="float">
            <text:p>2.85</text:p>
          </table:table-cell>
          <table:table-cell table:formula="of:=[.$B$6]/[.$C109]" office:value-type="float" office:value="2.84994519546949" calcext:value-type="float">
            <text:p>2.85</text:p>
          </table:table-cell>
          <table:table-cell table:formula="of:=[.B$10]/[.B10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75" calcext:value-type="float">
            <text:p>5.7500</text:p>
          </table:table-cell>
          <table:table-cell table:formula="of:=([.$A110]-[.$B$9])/2" office:value-type="float" office:value="2.6795" calcext:value-type="float">
            <text:p>2.6795</text:p>
          </table:table-cell>
          <table:table-cell table:formula="of:=([.$B$11]*[.$B$9])/(2*[.$B110])" office:value-type="float" office:value="2809.01287553648" calcext:value-type="float">
            <text:p>2,809</text:p>
          </table:table-cell>
          <table:table-cell table:formula="of:=(2*[.$B$5]*[.$B110])/[.$A110]" office:value-type="float" office:value="7549.2" calcext:value-type="float">
            <text:p>7,549</text:p>
          </table:table-cell>
          <table:table-cell table:formula="of:=(2*[.$B$6]*[.$B110])/[.$A110]" office:value-type="float" office:value="7549.2" calcext:value-type="float">
            <text:p>7,549</text:p>
          </table:table-cell>
          <table:table-cell table:formula="of:=[.$B$5]/[.$C110]" office:value-type="float" office:value="2.88357524828113" calcext:value-type="float">
            <text:p>2.88</text:p>
          </table:table-cell>
          <table:table-cell table:formula="of:=[.$B$6]/[.$C110]" office:value-type="float" office:value="2.88357524828113" calcext:value-type="float">
            <text:p>2.88</text:p>
          </table:table-cell>
          <table:table-cell table:formula="of:=[.B$10]/[.B11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8125" calcext:value-type="float">
            <text:p>5.8125</text:p>
          </table:table-cell>
          <table:table-cell table:formula="of:=([.$A111]-[.$B$9])/2" office:value-type="float" office:value="2.71075" calcext:value-type="float">
            <text:p>2.7108</text:p>
          </table:table-cell>
          <table:table-cell table:formula="of:=([.$B$11]*[.$B$9])/(2*[.$B111])" office:value-type="float" office:value="2776.63008392511" calcext:value-type="float">
            <text:p>2,777</text:p>
          </table:table-cell>
          <table:table-cell table:formula="of:=(2*[.$B$5]*[.$B111])/[.$A111]" office:value-type="float" office:value="7555.12258064516" calcext:value-type="float">
            <text:p>7,555</text:p>
          </table:table-cell>
          <table:table-cell table:formula="of:=(2*[.$B$6]*[.$B111])/[.$A111]" office:value-type="float" office:value="7555.12258064516" calcext:value-type="float">
            <text:p>7,555</text:p>
          </table:table-cell>
          <table:table-cell table:formula="of:=[.$B$5]/[.$C111]" office:value-type="float" office:value="2.91720530109277" calcext:value-type="float">
            <text:p>2.92</text:p>
          </table:table-cell>
          <table:table-cell table:formula="of:=[.$B$6]/[.$C111]" office:value-type="float" office:value="2.91720530109277" calcext:value-type="float">
            <text:p>2.92</text:p>
          </table:table-cell>
          <table:table-cell table:formula="of:=[.B$10]/[.B11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875" calcext:value-type="float">
            <text:p>5.8750</text:p>
          </table:table-cell>
          <table:table-cell table:formula="of:=([.$A112]-[.$B$9])/2" office:value-type="float" office:value="2.742" calcext:value-type="float">
            <text:p>2.7420</text:p>
          </table:table-cell>
          <table:table-cell table:formula="of:=([.$B$11]*[.$B$9])/(2*[.$B112])" office:value-type="float" office:value="2744.98541210795" calcext:value-type="float">
            <text:p>2,745</text:p>
          </table:table-cell>
          <table:table-cell table:formula="of:=(2*[.$B$5]*[.$B112])/[.$A112]" office:value-type="float" office:value="7560.91914893617" calcext:value-type="float">
            <text:p>7,561</text:p>
          </table:table-cell>
          <table:table-cell table:formula="of:=(2*[.$B$6]*[.$B112])/[.$A112]" office:value-type="float" office:value="7560.91914893617" calcext:value-type="float">
            <text:p>7,561</text:p>
          </table:table-cell>
          <table:table-cell table:formula="of:=[.$B$5]/[.$C112]" office:value-type="float" office:value="2.95083535390441" calcext:value-type="float">
            <text:p>2.95</text:p>
          </table:table-cell>
          <table:table-cell table:formula="of:=[.$B$6]/[.$C112]" office:value-type="float" office:value="2.95083535390441" calcext:value-type="float">
            <text:p>2.95</text:p>
          </table:table-cell>
          <table:table-cell table:formula="of:=[.B$10]/[.B11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5.9375" calcext:value-type="float">
            <text:p>5.9375</text:p>
          </table:table-cell>
          <table:table-cell table:formula="of:=([.$A113]-[.$B$9])/2" office:value-type="float" office:value="2.77325" calcext:value-type="float">
            <text:p>2.7733</text:p>
          </table:table-cell>
          <table:table-cell table:formula="of:=([.$B$11]*[.$B$9])/(2*[.$B113])" office:value-type="float" office:value="2714.05390786983" calcext:value-type="float">
            <text:p>2,714</text:p>
          </table:table-cell>
          <table:table-cell table:formula="of:=(2*[.$B$5]*[.$B113])/[.$A113]" office:value-type="float" office:value="7566.59368421053" calcext:value-type="float">
            <text:p>7,567</text:p>
          </table:table-cell>
          <table:table-cell table:formula="of:=(2*[.$B$6]*[.$B113])/[.$A113]" office:value-type="float" office:value="7566.59368421053" calcext:value-type="float">
            <text:p>7,567</text:p>
          </table:table-cell>
          <table:table-cell table:formula="of:=[.$B$5]/[.$C113]" office:value-type="float" office:value="2.98446540671605" calcext:value-type="float">
            <text:p>2.98</text:p>
          </table:table-cell>
          <table:table-cell table:formula="of:=[.$B$6]/[.$C113]" office:value-type="float" office:value="2.98446540671605" calcext:value-type="float">
            <text:p>2.98</text:p>
          </table:table-cell>
          <table:table-cell table:formula="of:=[.B$10]/[.B11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.0000</text:p>
          </table:table-cell>
          <table:table-cell table:formula="of:=([.$A114]-[.$B$9])/2" office:value-type="float" office:value="2.8045" calcext:value-type="float">
            <text:p>2.8045</text:p>
          </table:table-cell>
          <table:table-cell table:formula="of:=([.$B$11]*[.$B$9])/(2*[.$B114])" office:value-type="float" office:value="2683.81173114637" calcext:value-type="float">
            <text:p>2,684</text:p>
          </table:table-cell>
          <table:table-cell table:formula="of:=(2*[.$B$5]*[.$B114])/[.$A114]" office:value-type="float" office:value="7572.15" calcext:value-type="float">
            <text:p>7,572</text:p>
          </table:table-cell>
          <table:table-cell table:formula="of:=(2*[.$B$6]*[.$B114])/[.$A114]" office:value-type="float" office:value="7572.15" calcext:value-type="float">
            <text:p>7,572</text:p>
          </table:table-cell>
          <table:table-cell table:formula="of:=[.$B$5]/[.$C114]" office:value-type="float" office:value="3.01809545952768" calcext:value-type="float">
            <text:p>3.02</text:p>
          </table:table-cell>
          <table:table-cell table:formula="of:=[.$B$6]/[.$C114]" office:value-type="float" office:value="3.01809545952768" calcext:value-type="float">
            <text:p>3.02</text:p>
          </table:table-cell>
          <table:table-cell table:formula="of:=[.B$10]/[.B11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0625" calcext:value-type="float">
            <text:p>6.0625</text:p>
          </table:table-cell>
          <table:table-cell table:formula="of:=([.$A115]-[.$B$9])/2" office:value-type="float" office:value="2.83575" calcext:value-type="float">
            <text:p>2.8358</text:p>
          </table:table-cell>
          <table:table-cell table:formula="of:=([.$B$11]*[.$B$9])/(2*[.$B115])" office:value-type="float" office:value="2654.23609274442" calcext:value-type="float">
            <text:p>2,654</text:p>
          </table:table-cell>
          <table:table-cell table:formula="of:=(2*[.$B$5]*[.$B115])/[.$A115]" office:value-type="float" office:value="7577.59175257732" calcext:value-type="float">
            <text:p>7,578</text:p>
          </table:table-cell>
          <table:table-cell table:formula="of:=(2*[.$B$6]*[.$B115])/[.$A115]" office:value-type="float" office:value="7577.59175257732" calcext:value-type="float">
            <text:p>7,578</text:p>
          </table:table-cell>
          <table:table-cell table:formula="of:=[.$B$5]/[.$C115]" office:value-type="float" office:value="3.05172551233932" calcext:value-type="float">
            <text:p>3.05</text:p>
          </table:table-cell>
          <table:table-cell table:formula="of:=[.$B$6]/[.$C115]" office:value-type="float" office:value="3.05172551233932" calcext:value-type="float">
            <text:p>3.05</text:p>
          </table:table-cell>
          <table:table-cell table:formula="of:=[.B$10]/[.B11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125" calcext:value-type="float">
            <text:p>6.1250</text:p>
          </table:table-cell>
          <table:table-cell table:formula="of:=([.$A116]-[.$B$9])/2" office:value-type="float" office:value="2.867" calcext:value-type="float">
            <text:p>2.8670</text:p>
          </table:table-cell>
          <table:table-cell table:formula="of:=([.$B$11]*[.$B$9])/(2*[.$B116])" office:value-type="float" office:value="2625.30519707011" calcext:value-type="float">
            <text:p>2,625</text:p>
          </table:table-cell>
          <table:table-cell table:formula="of:=(2*[.$B$5]*[.$B116])/[.$A116]" office:value-type="float" office:value="7582.92244897959" calcext:value-type="float">
            <text:p>7,583</text:p>
          </table:table-cell>
          <table:table-cell table:formula="of:=(2*[.$B$6]*[.$B116])/[.$A116]" office:value-type="float" office:value="7582.92244897959" calcext:value-type="float">
            <text:p>7,583</text:p>
          </table:table-cell>
          <table:table-cell table:formula="of:=[.$B$5]/[.$C116]" office:value-type="float" office:value="3.08535556515096" calcext:value-type="float">
            <text:p>3.09</text:p>
          </table:table-cell>
          <table:table-cell table:formula="of:=[.$B$6]/[.$C116]" office:value-type="float" office:value="3.08535556515096" calcext:value-type="float">
            <text:p>3.09</text:p>
          </table:table-cell>
          <table:table-cell table:formula="of:=[.B$10]/[.B11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1875" calcext:value-type="float">
            <text:p>6.1875</text:p>
          </table:table-cell>
          <table:table-cell table:formula="of:=([.$A117]-[.$B$9])/2" office:value-type="float" office:value="2.89825" calcext:value-type="float">
            <text:p>2.8983</text:p>
          </table:table-cell>
          <table:table-cell table:formula="of:=([.$B$11]*[.$B$9])/(2*[.$B117])" office:value-type="float" office:value="2596.99818856206" calcext:value-type="float">
            <text:p>2,597</text:p>
          </table:table-cell>
          <table:table-cell table:formula="of:=(2*[.$B$5]*[.$B117])/[.$A117]" office:value-type="float" office:value="7588.14545454545" calcext:value-type="float">
            <text:p>7,588</text:p>
          </table:table-cell>
          <table:table-cell table:formula="of:=(2*[.$B$6]*[.$B117])/[.$A117]" office:value-type="float" office:value="7588.14545454545" calcext:value-type="float">
            <text:p>7,588</text:p>
          </table:table-cell>
          <table:table-cell table:formula="of:=[.$B$5]/[.$C117]" office:value-type="float" office:value="3.1189856179626" calcext:value-type="float">
            <text:p>3.12</text:p>
          </table:table-cell>
          <table:table-cell table:formula="of:=[.$B$6]/[.$C117]" office:value-type="float" office:value="3.1189856179626" calcext:value-type="float">
            <text:p>3.12</text:p>
          </table:table-cell>
          <table:table-cell table:formula="of:=[.B$10]/[.B11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25" calcext:value-type="float">
            <text:p>6.2500</text:p>
          </table:table-cell>
          <table:table-cell table:formula="of:=([.$A118]-[.$B$9])/2" office:value-type="float" office:value="2.9295" calcext:value-type="float">
            <text:p>2.9295</text:p>
          </table:table-cell>
          <table:table-cell table:formula="of:=([.$B$11]*[.$B$9])/(2*[.$B118])" office:value-type="float" office:value="2569.29510155317" calcext:value-type="float">
            <text:p>2,569</text:p>
          </table:table-cell>
          <table:table-cell table:formula="of:=(2*[.$B$5]*[.$B118])/[.$A118]" office:value-type="float" office:value="7593.264" calcext:value-type="float">
            <text:p>7,593</text:p>
          </table:table-cell>
          <table:table-cell table:formula="of:=(2*[.$B$6]*[.$B118])/[.$A118]" office:value-type="float" office:value="7593.264" calcext:value-type="float">
            <text:p>7,593</text:p>
          </table:table-cell>
          <table:table-cell table:formula="of:=[.$B$5]/[.$C118]" office:value-type="float" office:value="3.15261567077424" calcext:value-type="float">
            <text:p>3.15</text:p>
          </table:table-cell>
          <table:table-cell table:formula="of:=[.$B$6]/[.$C118]" office:value-type="float" office:value="3.15261567077424" calcext:value-type="float">
            <text:p>3.15</text:p>
          </table:table-cell>
          <table:table-cell table:formula="of:=[.B$10]/[.B11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3125" calcext:value-type="float">
            <text:p>6.3125</text:p>
          </table:table-cell>
          <table:table-cell table:formula="of:=([.$A119]-[.$B$9])/2" office:value-type="float" office:value="2.96075" calcext:value-type="float">
            <text:p>2.9608</text:p>
          </table:table-cell>
          <table:table-cell table:formula="of:=([.$B$11]*[.$B$9])/(2*[.$B119])" office:value-type="float" office:value="2542.17681330744" calcext:value-type="float">
            <text:p>2,542</text:p>
          </table:table-cell>
          <table:table-cell table:formula="of:=(2*[.$B$5]*[.$B119])/[.$A119]" office:value-type="float" office:value="7598.28118811881" calcext:value-type="float">
            <text:p>7,598</text:p>
          </table:table-cell>
          <table:table-cell table:formula="of:=(2*[.$B$6]*[.$B119])/[.$A119]" office:value-type="float" office:value="7598.28118811881" calcext:value-type="float">
            <text:p>7,598</text:p>
          </table:table-cell>
          <table:table-cell table:formula="of:=[.$B$5]/[.$C119]" office:value-type="float" office:value="3.18624572358588" calcext:value-type="float">
            <text:p>3.19</text:p>
          </table:table-cell>
          <table:table-cell table:formula="of:=[.$B$6]/[.$C119]" office:value-type="float" office:value="3.18624572358588" calcext:value-type="float">
            <text:p>3.19</text:p>
          </table:table-cell>
          <table:table-cell table:formula="of:=[.B$10]/[.B11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375" calcext:value-type="float">
            <text:p>6.3750</text:p>
          </table:table-cell>
          <table:table-cell table:formula="of:=([.$A120]-[.$B$9])/2" office:value-type="float" office:value="2.992" calcext:value-type="float">
            <text:p>2.9920</text:p>
          </table:table-cell>
          <table:table-cell table:formula="of:=([.$B$11]*[.$B$9])/(2*[.$B120])" office:value-type="float" office:value="2515.625" calcext:value-type="float">
            <text:p>2,516</text:p>
          </table:table-cell>
          <table:table-cell table:formula="of:=(2*[.$B$5]*[.$B120])/[.$A120]" office:value-type="float" office:value="7603.2" calcext:value-type="float">
            <text:p>7,603</text:p>
          </table:table-cell>
          <table:table-cell table:formula="of:=(2*[.$B$6]*[.$B120])/[.$A120]" office:value-type="float" office:value="7603.2" calcext:value-type="float">
            <text:p>7,603</text:p>
          </table:table-cell>
          <table:table-cell table:formula="of:=[.$B$5]/[.$C120]" office:value-type="float" office:value="3.21987577639752" calcext:value-type="float">
            <text:p>3.22</text:p>
          </table:table-cell>
          <table:table-cell table:formula="of:=[.$B$6]/[.$C120]" office:value-type="float" office:value="3.21987577639752" calcext:value-type="float">
            <text:p>3.22</text:p>
          </table:table-cell>
          <table:table-cell table:formula="of:=[.B$10]/[.B12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4375" calcext:value-type="float">
            <text:p>6.4375</text:p>
          </table:table-cell>
          <table:table-cell table:formula="of:=([.$A121]-[.$B$9])/2" office:value-type="float" office:value="3.02325" calcext:value-type="float">
            <text:p>3.0233</text:p>
          </table:table-cell>
          <table:table-cell table:formula="of:=([.$B$11]*[.$B$9])/(2*[.$B121])" office:value-type="float" office:value="2489.62209542711" calcext:value-type="float">
            <text:p>2,490</text:p>
          </table:table-cell>
          <table:table-cell table:formula="of:=(2*[.$B$5]*[.$B121])/[.$A121]" office:value-type="float" office:value="7608.02330097087" calcext:value-type="float">
            <text:p>7,608</text:p>
          </table:table-cell>
          <table:table-cell table:formula="of:=(2*[.$B$6]*[.$B121])/[.$A121]" office:value-type="float" office:value="7608.02330097087" calcext:value-type="float">
            <text:p>7,608</text:p>
          </table:table-cell>
          <table:table-cell table:formula="of:=[.$B$5]/[.$C121]" office:value-type="float" office:value="3.25350582920915" calcext:value-type="float">
            <text:p>3.25</text:p>
          </table:table-cell>
          <table:table-cell table:formula="of:=[.$B$6]/[.$C121]" office:value-type="float" office:value="3.25350582920915" calcext:value-type="float">
            <text:p>3.25</text:p>
          </table:table-cell>
          <table:table-cell table:formula="of:=[.B$10]/[.B12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5" calcext:value-type="float">
            <text:p>6.5000</text:p>
          </table:table-cell>
          <table:table-cell table:formula="of:=([.$A122]-[.$B$9])/2" office:value-type="float" office:value="3.0545" calcext:value-type="float">
            <text:p>3.0545</text:p>
          </table:table-cell>
          <table:table-cell table:formula="of:=([.$B$11]*[.$B$9])/(2*[.$B122])" office:value-type="float" office:value="2464.15125225078" calcext:value-type="float">
            <text:p>2,464</text:p>
          </table:table-cell>
          <table:table-cell table:formula="of:=(2*[.$B$5]*[.$B122])/[.$A122]" office:value-type="float" office:value="7612.75384615385" calcext:value-type="float">
            <text:p>7,613</text:p>
          </table:table-cell>
          <table:table-cell table:formula="of:=(2*[.$B$6]*[.$B122])/[.$A122]" office:value-type="float" office:value="7612.75384615385" calcext:value-type="float">
            <text:p>7,613</text:p>
          </table:table-cell>
          <table:table-cell table:formula="of:=[.$B$5]/[.$C122]" office:value-type="float" office:value="3.28713588202079" calcext:value-type="float">
            <text:p>3.29</text:p>
          </table:table-cell>
          <table:table-cell table:formula="of:=[.$B$6]/[.$C122]" office:value-type="float" office:value="3.28713588202079" calcext:value-type="float">
            <text:p>3.29</text:p>
          </table:table-cell>
          <table:table-cell table:formula="of:=[.B$10]/[.B12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5625" calcext:value-type="float">
            <text:p>6.5625</text:p>
          </table:table-cell>
          <table:table-cell table:formula="of:=([.$A123]-[.$B$9])/2" office:value-type="float" office:value="3.08575" calcext:value-type="float">
            <text:p>3.0858</text:p>
          </table:table-cell>
          <table:table-cell table:formula="of:=([.$B$11]*[.$B$9])/(2*[.$B123])" office:value-type="float" office:value="2439.19630559831" calcext:value-type="float">
            <text:p>2,439</text:p>
          </table:table-cell>
          <table:table-cell table:formula="of:=(2*[.$B$5]*[.$B123])/[.$A123]" office:value-type="float" office:value="7617.39428571429" calcext:value-type="float">
            <text:p>7,617</text:p>
          </table:table-cell>
          <table:table-cell table:formula="of:=(2*[.$B$6]*[.$B123])/[.$A123]" office:value-type="float" office:value="7617.39428571429" calcext:value-type="float">
            <text:p>7,617</text:p>
          </table:table-cell>
          <table:table-cell table:formula="of:=[.$B$5]/[.$C123]" office:value-type="float" office:value="3.32076593483243" calcext:value-type="float">
            <text:p>3.32</text:p>
          </table:table-cell>
          <table:table-cell table:formula="of:=[.$B$6]/[.$C123]" office:value-type="float" office:value="3.32076593483243" calcext:value-type="float">
            <text:p>3.32</text:p>
          </table:table-cell>
          <table:table-cell table:formula="of:=[.B$10]/[.B12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625" calcext:value-type="float">
            <text:p>6.6250</text:p>
          </table:table-cell>
          <table:table-cell table:formula="of:=([.$A124]-[.$B$9])/2" office:value-type="float" office:value="3.117" calcext:value-type="float">
            <text:p>3.1170</text:p>
          </table:table-cell>
          <table:table-cell table:formula="of:=([.$B$11]*[.$B$9])/(2*[.$B124])" office:value-type="float" office:value="2414.74173885146" calcext:value-type="float">
            <text:p>2,415</text:p>
          </table:table-cell>
          <table:table-cell table:formula="of:=(2*[.$B$5]*[.$B124])/[.$A124]" office:value-type="float" office:value="7621.94716981132" calcext:value-type="float">
            <text:p>7,622</text:p>
          </table:table-cell>
          <table:table-cell table:formula="of:=(2*[.$B$6]*[.$B124])/[.$A124]" office:value-type="float" office:value="7621.94716981132" calcext:value-type="float">
            <text:p>7,622</text:p>
          </table:table-cell>
          <table:table-cell table:formula="of:=[.$B$5]/[.$C124]" office:value-type="float" office:value="3.35439598764407" calcext:value-type="float">
            <text:p>3.35</text:p>
          </table:table-cell>
          <table:table-cell table:formula="of:=[.$B$6]/[.$C124]" office:value-type="float" office:value="3.35439598764407" calcext:value-type="float">
            <text:p>3.35</text:p>
          </table:table-cell>
          <table:table-cell table:formula="of:=[.B$10]/[.B12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6875" calcext:value-type="float">
            <text:p>6.6875</text:p>
          </table:table-cell>
          <table:table-cell table:formula="of:=([.$A125]-[.$B$9])/2" office:value-type="float" office:value="3.14825" calcext:value-type="float">
            <text:p>3.1483</text:p>
          </table:table-cell>
          <table:table-cell table:formula="of:=([.$B$11]*[.$B$9])/(2*[.$B125])" office:value-type="float" office:value="2390.77265147304" calcext:value-type="float">
            <text:p>2,391</text:p>
          </table:table-cell>
          <table:table-cell table:formula="of:=(2*[.$B$5]*[.$B125])/[.$A125]" office:value-type="float" office:value="7626.41495327103" calcext:value-type="float">
            <text:p>7,626</text:p>
          </table:table-cell>
          <table:table-cell table:formula="of:=(2*[.$B$6]*[.$B125])/[.$A125]" office:value-type="float" office:value="7626.41495327103" calcext:value-type="float">
            <text:p>7,626</text:p>
          </table:table-cell>
          <table:table-cell table:formula="of:=[.$B$5]/[.$C125]" office:value-type="float" office:value="3.38802604045571" calcext:value-type="float">
            <text:p>3.39</text:p>
          </table:table-cell>
          <table:table-cell table:formula="of:=[.$B$6]/[.$C125]" office:value-type="float" office:value="3.38802604045571" calcext:value-type="float">
            <text:p>3.39</text:p>
          </table:table-cell>
          <table:table-cell table:formula="of:=[.B$10]/[.B12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75" calcext:value-type="float">
            <text:p>6.7500</text:p>
          </table:table-cell>
          <table:table-cell table:formula="of:=([.$A126]-[.$B$9])/2" office:value-type="float" office:value="3.1795" calcext:value-type="float">
            <text:p>3.1795</text:p>
          </table:table-cell>
          <table:table-cell table:formula="of:=([.$B$11]*[.$B$9])/(2*[.$B126])" office:value-type="float" office:value="2367.27472873093" calcext:value-type="float">
            <text:p>2,367</text:p>
          </table:table-cell>
          <table:table-cell table:formula="of:=(2*[.$B$5]*[.$B126])/[.$A126]" office:value-type="float" office:value="7630.8" calcext:value-type="float">
            <text:p>7,631</text:p>
          </table:table-cell>
          <table:table-cell table:formula="of:=(2*[.$B$6]*[.$B126])/[.$A126]" office:value-type="float" office:value="7630.8" calcext:value-type="float">
            <text:p>7,631</text:p>
          </table:table-cell>
          <table:table-cell table:formula="of:=[.$B$5]/[.$C126]" office:value-type="float" office:value="3.42165609326735" calcext:value-type="float">
            <text:p>3.42</text:p>
          </table:table-cell>
          <table:table-cell table:formula="of:=[.$B$6]/[.$C126]" office:value-type="float" office:value="3.42165609326735" calcext:value-type="float">
            <text:p>3.42</text:p>
          </table:table-cell>
          <table:table-cell table:formula="of:=[.B$10]/[.B12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8125" calcext:value-type="float">
            <text:p>6.8125</text:p>
          </table:table-cell>
          <table:table-cell table:formula="of:=([.$A127]-[.$B$9])/2" office:value-type="float" office:value="3.21075" calcext:value-type="float">
            <text:p>3.2108</text:p>
          </table:table-cell>
          <table:table-cell table:formula="of:=([.$B$11]*[.$B$9])/(2*[.$B127])" office:value-type="float" office:value="2344.23421319006" calcext:value-type="float">
            <text:p>2,344</text:p>
          </table:table-cell>
          <table:table-cell table:formula="of:=(2*[.$B$5]*[.$B127])/[.$A127]" office:value-type="float" office:value="7635.10458715596" calcext:value-type="float">
            <text:p>7,635</text:p>
          </table:table-cell>
          <table:table-cell table:formula="of:=(2*[.$B$6]*[.$B127])/[.$A127]" office:value-type="float" office:value="7635.10458715596" calcext:value-type="float">
            <text:p>7,635</text:p>
          </table:table-cell>
          <table:table-cell table:formula="of:=[.$B$5]/[.$C127]" office:value-type="float" office:value="3.45528614607898" calcext:value-type="float">
            <text:p>3.46</text:p>
          </table:table-cell>
          <table:table-cell table:formula="of:=[.$B$6]/[.$C127]" office:value-type="float" office:value="3.45528614607898" calcext:value-type="float">
            <text:p>3.46</text:p>
          </table:table-cell>
          <table:table-cell table:formula="of:=[.B$10]/[.B12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875" calcext:value-type="float">
            <text:p>6.8750</text:p>
          </table:table-cell>
          <table:table-cell table:formula="of:=([.$A128]-[.$B$9])/2" office:value-type="float" office:value="3.242" calcext:value-type="float">
            <text:p>3.2420</text:p>
          </table:table-cell>
          <table:table-cell table:formula="of:=([.$B$11]*[.$B$9])/(2*[.$B128])" office:value-type="float" office:value="2321.63787785318" calcext:value-type="float">
            <text:p>2,322</text:p>
          </table:table-cell>
          <table:table-cell table:formula="of:=(2*[.$B$5]*[.$B128])/[.$A128]" office:value-type="float" office:value="7639.33090909091" calcext:value-type="float">
            <text:p>7,639</text:p>
          </table:table-cell>
          <table:table-cell table:formula="of:=(2*[.$B$6]*[.$B128])/[.$A128]" office:value-type="float" office:value="7639.33090909091" calcext:value-type="float">
            <text:p>7,639</text:p>
          </table:table-cell>
          <table:table-cell table:formula="of:=[.$B$5]/[.$C128]" office:value-type="float" office:value="3.48891619889062" calcext:value-type="float">
            <text:p>3.49</text:p>
          </table:table-cell>
          <table:table-cell table:formula="of:=[.$B$6]/[.$C128]" office:value-type="float" office:value="3.48891619889062" calcext:value-type="float">
            <text:p>3.49</text:p>
          </table:table-cell>
          <table:table-cell table:formula="of:=[.B$10]/[.B12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6.9375" calcext:value-type="float">
            <text:p>6.9375</text:p>
          </table:table-cell>
          <table:table-cell table:formula="of:=([.$A129]-[.$B$9])/2" office:value-type="float" office:value="3.27325" calcext:value-type="float">
            <text:p>3.2733</text:p>
          </table:table-cell>
          <table:table-cell table:formula="of:=([.$B$11]*[.$B$9])/(2*[.$B129])" office:value-type="float" office:value="2299.47300084014" calcext:value-type="float">
            <text:p>2,299</text:p>
          </table:table-cell>
          <table:table-cell table:formula="of:=(2*[.$B$5]*[.$B129])/[.$A129]" office:value-type="float" office:value="7643.48108108108" calcext:value-type="float">
            <text:p>7,643</text:p>
          </table:table-cell>
          <table:table-cell table:formula="of:=(2*[.$B$6]*[.$B129])/[.$A129]" office:value-type="float" office:value="7643.48108108108" calcext:value-type="float">
            <text:p>7,643</text:p>
          </table:table-cell>
          <table:table-cell table:formula="of:=[.$B$5]/[.$C129]" office:value-type="float" office:value="3.52254625170226" calcext:value-type="float">
            <text:p>3.52</text:p>
          </table:table-cell>
          <table:table-cell table:formula="of:=[.$B$6]/[.$C129]" office:value-type="float" office:value="3.52254625170226" calcext:value-type="float">
            <text:p>3.52</text:p>
          </table:table-cell>
          <table:table-cell table:formula="of:=[.B$10]/[.B12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.0000</text:p>
          </table:table-cell>
          <table:table-cell table:formula="of:=([.$A130]-[.$B$9])/2" office:value-type="float" office:value="3.3045" calcext:value-type="float">
            <text:p>3.3045</text:p>
          </table:table-cell>
          <table:table-cell table:formula="of:=([.$B$11]*[.$B$9])/(2*[.$B130])" office:value-type="float" office:value="2277.72734150401" calcext:value-type="float">
            <text:p>2,278</text:p>
          </table:table-cell>
          <table:table-cell table:formula="of:=(2*[.$B$5]*[.$B130])/[.$A130]" office:value-type="float" office:value="7647.55714285714" calcext:value-type="float">
            <text:p>7,648</text:p>
          </table:table-cell>
          <table:table-cell table:formula="of:=(2*[.$B$6]*[.$B130])/[.$A130]" office:value-type="float" office:value="7647.55714285714" calcext:value-type="float">
            <text:p>7,648</text:p>
          </table:table-cell>
          <table:table-cell table:formula="of:=[.$B$5]/[.$C130]" office:value-type="float" office:value="3.5561763045139" calcext:value-type="float">
            <text:p>3.56</text:p>
          </table:table-cell>
          <table:table-cell table:formula="of:=[.$B$6]/[.$C130]" office:value-type="float" office:value="3.5561763045139" calcext:value-type="float">
            <text:p>3.56</text:p>
          </table:table-cell>
          <table:table-cell table:formula="of:=[.B$10]/[.B13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0625" calcext:value-type="float">
            <text:p>7.0625</text:p>
          </table:table-cell>
          <table:table-cell table:formula="of:=([.$A131]-[.$B$9])/2" office:value-type="float" office:value="3.33575" calcext:value-type="float">
            <text:p>3.3358</text:p>
          </table:table-cell>
          <table:table-cell table:formula="of:=([.$B$11]*[.$B$9])/(2*[.$B131])" office:value-type="float" office:value="2256.38911788953" calcext:value-type="float">
            <text:p>2,256</text:p>
          </table:table-cell>
          <table:table-cell table:formula="of:=(2*[.$B$5]*[.$B131])/[.$A131]" office:value-type="float" office:value="7651.5610619469" calcext:value-type="float">
            <text:p>7,652</text:p>
          </table:table-cell>
          <table:table-cell table:formula="of:=(2*[.$B$6]*[.$B131])/[.$A131]" office:value-type="float" office:value="7651.5610619469" calcext:value-type="float">
            <text:p>7,652</text:p>
          </table:table-cell>
          <table:table-cell table:formula="of:=[.$B$5]/[.$C131]" office:value-type="float" office:value="3.58980635732554" calcext:value-type="float">
            <text:p>3.59</text:p>
          </table:table-cell>
          <table:table-cell table:formula="of:=[.$B$6]/[.$C131]" office:value-type="float" office:value="3.58980635732554" calcext:value-type="float">
            <text:p>3.59</text:p>
          </table:table-cell>
          <table:table-cell table:formula="of:=[.B$10]/[.B13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125" calcext:value-type="float">
            <text:p>7.1250</text:p>
          </table:table-cell>
          <table:table-cell table:formula="of:=([.$A132]-[.$B$9])/2" office:value-type="float" office:value="3.367" calcext:value-type="float">
            <text:p>3.3670</text:p>
          </table:table-cell>
          <table:table-cell table:formula="of:=([.$B$11]*[.$B$9])/(2*[.$B132])" office:value-type="float" office:value="2235.44698544699" calcext:value-type="float">
            <text:p>2,235</text:p>
          </table:table-cell>
          <table:table-cell table:formula="of:=(2*[.$B$5]*[.$B132])/[.$A132]" office:value-type="float" office:value="7655.49473684211" calcext:value-type="float">
            <text:p>7,655</text:p>
          </table:table-cell>
          <table:table-cell table:formula="of:=(2*[.$B$6]*[.$B132])/[.$A132]" office:value-type="float" office:value="7655.49473684211" calcext:value-type="float">
            <text:p>7,655</text:p>
          </table:table-cell>
          <table:table-cell table:formula="of:=[.$B$5]/[.$C132]" office:value-type="float" office:value="3.62343641013718" calcext:value-type="float">
            <text:p>3.62</text:p>
          </table:table-cell>
          <table:table-cell table:formula="of:=[.$B$6]/[.$C132]" office:value-type="float" office:value="3.62343641013718" calcext:value-type="float">
            <text:p>3.62</text:p>
          </table:table-cell>
          <table:table-cell table:formula="of:=[.B$10]/[.B13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1875" calcext:value-type="float">
            <text:p>7.1875</text:p>
          </table:table-cell>
          <table:table-cell table:formula="of:=([.$A133]-[.$B$9])/2" office:value-type="float" office:value="3.39825" calcext:value-type="float">
            <text:p>3.3983</text:p>
          </table:table-cell>
          <table:table-cell table:formula="of:=([.$B$11]*[.$B$9])/(2*[.$B133])" office:value-type="float" office:value="2214.89001692047" calcext:value-type="float">
            <text:p>2,215</text:p>
          </table:table-cell>
          <table:table-cell table:formula="of:=(2*[.$B$5]*[.$B133])/[.$A133]" office:value-type="float" office:value="7659.36" calcext:value-type="float">
            <text:p>7,659</text:p>
          </table:table-cell>
          <table:table-cell table:formula="of:=(2*[.$B$6]*[.$B133])/[.$A133]" office:value-type="float" office:value="7659.36" calcext:value-type="float">
            <text:p>7,659</text:p>
          </table:table-cell>
          <table:table-cell table:formula="of:=[.$B$5]/[.$C133]" office:value-type="float" office:value="3.65706646294882" calcext:value-type="float">
            <text:p>3.66</text:p>
          </table:table-cell>
          <table:table-cell table:formula="of:=[.$B$6]/[.$C133]" office:value-type="float" office:value="3.65706646294882" calcext:value-type="float">
            <text:p>3.66</text:p>
          </table:table-cell>
          <table:table-cell table:formula="of:=[.B$10]/[.B13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25" calcext:value-type="float">
            <text:p>7.2500</text:p>
          </table:table-cell>
          <table:table-cell table:formula="of:=([.$A134]-[.$B$9])/2" office:value-type="float" office:value="3.4295" calcext:value-type="float">
            <text:p>3.4295</text:p>
          </table:table-cell>
          <table:table-cell table:formula="of:=([.$B$11]*[.$B$9])/(2*[.$B134])" office:value-type="float" office:value="2194.70768333576" calcext:value-type="float">
            <text:p>2,195</text:p>
          </table:table-cell>
          <table:table-cell table:formula="of:=(2*[.$B$5]*[.$B134])/[.$A134]" office:value-type="float" office:value="7663.15862068966" calcext:value-type="float">
            <text:p>7,663</text:p>
          </table:table-cell>
          <table:table-cell table:formula="of:=(2*[.$B$6]*[.$B134])/[.$A134]" office:value-type="float" office:value="7663.15862068966" calcext:value-type="float">
            <text:p>7,663</text:p>
          </table:table-cell>
          <table:table-cell table:formula="of:=[.$B$5]/[.$C134]" office:value-type="float" office:value="3.69069651576045" calcext:value-type="float">
            <text:p>3.69</text:p>
          </table:table-cell>
          <table:table-cell table:formula="of:=[.$B$6]/[.$C134]" office:value-type="float" office:value="3.69069651576045" calcext:value-type="float">
            <text:p>3.69</text:p>
          </table:table-cell>
          <table:table-cell table:formula="of:=[.B$10]/[.B13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3125" calcext:value-type="float">
            <text:p>7.3125</text:p>
          </table:table-cell>
          <table:table-cell table:formula="of:=([.$A135]-[.$B$9])/2" office:value-type="float" office:value="3.46075" calcext:value-type="float">
            <text:p>3.4608</text:p>
          </table:table-cell>
          <table:table-cell table:formula="of:=([.$B$11]*[.$B$9])/(2*[.$B135])" office:value-type="float" office:value="2174.8898360182" calcext:value-type="float">
            <text:p>2,175</text:p>
          </table:table-cell>
          <table:table-cell table:formula="of:=(2*[.$B$5]*[.$B135])/[.$A135]" office:value-type="float" office:value="7666.89230769231" calcext:value-type="float">
            <text:p>7,667</text:p>
          </table:table-cell>
          <table:table-cell table:formula="of:=(2*[.$B$6]*[.$B135])/[.$A135]" office:value-type="float" office:value="7666.89230769231" calcext:value-type="float">
            <text:p>7,667</text:p>
          </table:table-cell>
          <table:table-cell table:formula="of:=[.$B$5]/[.$C135]" office:value-type="float" office:value="3.72432656857209" calcext:value-type="float">
            <text:p>3.72</text:p>
          </table:table-cell>
          <table:table-cell table:formula="of:=[.$B$6]/[.$C135]" office:value-type="float" office:value="3.72432656857209" calcext:value-type="float">
            <text:p>3.72</text:p>
          </table:table-cell>
          <table:table-cell table:formula="of:=[.B$10]/[.B13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375" calcext:value-type="float">
            <text:p>7.3750</text:p>
          </table:table-cell>
          <table:table-cell table:formula="of:=([.$A136]-[.$B$9])/2" office:value-type="float" office:value="3.492" calcext:value-type="float">
            <text:p>3.4920</text:p>
          </table:table-cell>
          <table:table-cell table:formula="of:=([.$B$11]*[.$B$9])/(2*[.$B136])" office:value-type="float" office:value="2155.42668957617" calcext:value-type="float">
            <text:p>2,155</text:p>
          </table:table-cell>
          <table:table-cell table:formula="of:=(2*[.$B$5]*[.$B136])/[.$A136]" office:value-type="float" office:value="7670.56271186441" calcext:value-type="float">
            <text:p>7,671</text:p>
          </table:table-cell>
          <table:table-cell table:formula="of:=(2*[.$B$6]*[.$B136])/[.$A136]" office:value-type="float" office:value="7670.56271186441" calcext:value-type="float">
            <text:p>7,671</text:p>
          </table:table-cell>
          <table:table-cell table:formula="of:=[.$B$5]/[.$C136]" office:value-type="float" office:value="3.75795662138373" calcext:value-type="float">
            <text:p>3.76</text:p>
          </table:table-cell>
          <table:table-cell table:formula="of:=[.$B$6]/[.$C136]" office:value-type="float" office:value="3.75795662138373" calcext:value-type="float">
            <text:p>3.76</text:p>
          </table:table-cell>
          <table:table-cell table:formula="of:=[.B$10]/[.B13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4375" calcext:value-type="float">
            <text:p>7.4375</text:p>
          </table:table-cell>
          <table:table-cell table:formula="of:=([.$A137]-[.$B$9])/2" office:value-type="float" office:value="3.52325" calcext:value-type="float">
            <text:p>3.5233</text:p>
          </table:table-cell>
          <table:table-cell table:formula="of:=([.$B$11]*[.$B$9])/(2*[.$B137])" office:value-type="float" office:value="2136.30880579011" calcext:value-type="float">
            <text:p>2,136</text:p>
          </table:table-cell>
          <table:table-cell table:formula="of:=(2*[.$B$5]*[.$B137])/[.$A137]" office:value-type="float" office:value="7674.17142857143" calcext:value-type="float">
            <text:p>7,674</text:p>
          </table:table-cell>
          <table:table-cell table:formula="of:=(2*[.$B$6]*[.$B137])/[.$A137]" office:value-type="float" office:value="7674.17142857143" calcext:value-type="float">
            <text:p>7,674</text:p>
          </table:table-cell>
          <table:table-cell table:formula="of:=[.$B$5]/[.$C137]" office:value-type="float" office:value="3.79158667419537" calcext:value-type="float">
            <text:p>3.79</text:p>
          </table:table-cell>
          <table:table-cell table:formula="of:=[.$B$6]/[.$C137]" office:value-type="float" office:value="3.79158667419537" calcext:value-type="float">
            <text:p>3.79</text:p>
          </table:table-cell>
          <table:table-cell table:formula="of:=[.B$10]/[.B13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5" calcext:value-type="float">
            <text:p>7.5000</text:p>
          </table:table-cell>
          <table:table-cell table:formula="of:=([.$A138]-[.$B$9])/2" office:value-type="float" office:value="3.5545" calcext:value-type="float">
            <text:p>3.5545</text:p>
          </table:table-cell>
          <table:table-cell table:formula="of:=([.$B$11]*[.$B$9])/(2*[.$B138])" office:value-type="float" office:value="2117.52707835139" calcext:value-type="float">
            <text:p>2,118</text:p>
          </table:table-cell>
          <table:table-cell table:formula="of:=(2*[.$B$5]*[.$B138])/[.$A138]" office:value-type="float" office:value="7677.72" calcext:value-type="float">
            <text:p>7,678</text:p>
          </table:table-cell>
          <table:table-cell table:formula="of:=(2*[.$B$6]*[.$B138])/[.$A138]" office:value-type="float" office:value="7677.72" calcext:value-type="float">
            <text:p>7,678</text:p>
          </table:table-cell>
          <table:table-cell table:formula="of:=[.$B$5]/[.$C138]" office:value-type="float" office:value="3.82521672700701" calcext:value-type="float">
            <text:p>3.83</text:p>
          </table:table-cell>
          <table:table-cell table:formula="of:=[.$B$6]/[.$C138]" office:value-type="float" office:value="3.82521672700701" calcext:value-type="float">
            <text:p>3.83</text:p>
          </table:table-cell>
          <table:table-cell table:formula="of:=[.B$10]/[.B13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table:formula="of:=([.$A139]-[.$B$9])/2" office:value-type="float" office:value="3.58575" calcext:value-type="float">
            <text:p>3.5858</text:p>
          </table:table-cell>
          <table:table-cell table:formula="of:=([.$B$11]*[.$B$9])/(2*[.$B139])" office:value-type="float" office:value="2099.07271839922" calcext:value-type="float">
            <text:p>2,099</text:p>
          </table:table-cell>
          <table:table-cell table:formula="of:=(2*[.$B$5]*[.$B139])/[.$A139]" office:value-type="float" office:value="7681.20991735537" calcext:value-type="float">
            <text:p>7,681</text:p>
          </table:table-cell>
          <table:table-cell table:formula="of:=(2*[.$B$6]*[.$B139])/[.$A139]" office:value-type="float" office:value="7681.20991735537" calcext:value-type="float">
            <text:p>7,681</text:p>
          </table:table-cell>
          <table:table-cell table:formula="of:=[.$B$5]/[.$C139]" office:value-type="float" office:value="3.85884677981865" calcext:value-type="float">
            <text:p>3.86</text:p>
          </table:table-cell>
          <table:table-cell table:formula="of:=[.$B$6]/[.$C139]" office:value-type="float" office:value="3.85884677981865" calcext:value-type="float">
            <text:p>3.86</text:p>
          </table:table-cell>
          <table:table-cell table:formula="of:=[.B$10]/[.B13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625" calcext:value-type="float">
            <text:p>7.6250</text:p>
          </table:table-cell>
          <table:table-cell table:formula="of:=([.$A140]-[.$B$9])/2" office:value-type="float" office:value="3.617" calcext:value-type="float">
            <text:p>3.6170</text:p>
          </table:table-cell>
          <table:table-cell table:formula="of:=([.$B$11]*[.$B$9])/(2*[.$B140])" office:value-type="float" office:value="2080.9372408073" calcext:value-type="float">
            <text:p>2,081</text:p>
          </table:table-cell>
          <table:table-cell table:formula="of:=(2*[.$B$5]*[.$B140])/[.$A140]" office:value-type="float" office:value="7684.64262295082" calcext:value-type="float">
            <text:p>7,685</text:p>
          </table:table-cell>
          <table:table-cell table:formula="of:=(2*[.$B$6]*[.$B140])/[.$A140]" office:value-type="float" office:value="7684.64262295082" calcext:value-type="float">
            <text:p>7,685</text:p>
          </table:table-cell>
          <table:table-cell table:formula="of:=[.$B$5]/[.$C140]" office:value-type="float" office:value="3.89247683263028" calcext:value-type="float">
            <text:p>3.89</text:p>
          </table:table-cell>
          <table:table-cell table:formula="of:=[.$B$6]/[.$C140]" office:value-type="float" office:value="3.89247683263028" calcext:value-type="float">
            <text:p>3.89</text:p>
          </table:table-cell>
          <table:table-cell table:formula="of:=[.B$10]/[.B14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6875" calcext:value-type="float">
            <text:p>7.6875</text:p>
          </table:table-cell>
          <table:table-cell table:formula="of:=([.$A141]-[.$B$9])/2" office:value-type="float" office:value="3.64825" calcext:value-type="float">
            <text:p>3.6483</text:p>
          </table:table-cell>
          <table:table-cell table:formula="of:=([.$B$11]*[.$B$9])/(2*[.$B141])" office:value-type="float" office:value="2063.11245117522" calcext:value-type="float">
            <text:p>2,063</text:p>
          </table:table-cell>
          <table:table-cell table:formula="of:=(2*[.$B$5]*[.$B141])/[.$A141]" office:value-type="float" office:value="7688.01951219512" calcext:value-type="float">
            <text:p>7,688</text:p>
          </table:table-cell>
          <table:table-cell table:formula="of:=(2*[.$B$6]*[.$B141])/[.$A141]" office:value-type="float" office:value="7688.01951219512" calcext:value-type="float">
            <text:p>7,688</text:p>
          </table:table-cell>
          <table:table-cell table:formula="of:=[.$B$5]/[.$C141]" office:value-type="float" office:value="3.92610688544192" calcext:value-type="float">
            <text:p>3.93</text:p>
          </table:table-cell>
          <table:table-cell table:formula="of:=[.$B$6]/[.$C141]" office:value-type="float" office:value="3.92610688544192" calcext:value-type="float">
            <text:p>3.93</text:p>
          </table:table-cell>
          <table:table-cell table:formula="of:=[.B$10]/[.B14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75" calcext:value-type="float">
            <text:p>7.7500</text:p>
          </table:table-cell>
          <table:table-cell table:formula="of:=([.$A142]-[.$B$9])/2" office:value-type="float" office:value="3.6795" calcext:value-type="float">
            <text:p>3.6795</text:p>
          </table:table-cell>
          <table:table-cell table:formula="of:=([.$B$11]*[.$B$9])/(2*[.$B142])" office:value-type="float" office:value="2045.59043348281" calcext:value-type="float">
            <text:p>2,046</text:p>
          </table:table-cell>
          <table:table-cell table:formula="of:=(2*[.$B$5]*[.$B142])/[.$A142]" office:value-type="float" office:value="7691.34193548387" calcext:value-type="float">
            <text:p>7,691</text:p>
          </table:table-cell>
          <table:table-cell table:formula="of:=(2*[.$B$6]*[.$B142])/[.$A142]" office:value-type="float" office:value="7691.34193548387" calcext:value-type="float">
            <text:p>7,691</text:p>
          </table:table-cell>
          <table:table-cell table:formula="of:=[.$B$5]/[.$C142]" office:value-type="float" office:value="3.95973693825356" calcext:value-type="float">
            <text:p>3.96</text:p>
          </table:table-cell>
          <table:table-cell table:formula="of:=[.$B$6]/[.$C142]" office:value-type="float" office:value="3.95973693825356" calcext:value-type="float">
            <text:p>3.96</text:p>
          </table:table-cell>
          <table:table-cell table:formula="of:=[.B$10]/[.B14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8125" calcext:value-type="float">
            <text:p>7.8125</text:p>
          </table:table-cell>
          <table:table-cell table:formula="of:=([.$A143]-[.$B$9])/2" office:value-type="float" office:value="3.71075" calcext:value-type="float">
            <text:p>3.7108</text:p>
          </table:table-cell>
          <table:table-cell table:formula="of:=([.$B$11]*[.$B$9])/(2*[.$B143])" office:value-type="float" office:value="2028.36353836825" calcext:value-type="float">
            <text:p>2,028</text:p>
          </table:table-cell>
          <table:table-cell table:formula="of:=(2*[.$B$5]*[.$B143])/[.$A143]" office:value-type="float" office:value="7694.6112" calcext:value-type="float">
            <text:p>7,695</text:p>
          </table:table-cell>
          <table:table-cell table:formula="of:=(2*[.$B$6]*[.$B143])/[.$A143]" office:value-type="float" office:value="7694.6112" calcext:value-type="float">
            <text:p>7,695</text:p>
          </table:table-cell>
          <table:table-cell table:formula="of:=[.$B$5]/[.$C143]" office:value-type="float" office:value="3.9933669910652" calcext:value-type="float">
            <text:p>3.99</text:p>
          </table:table-cell>
          <table:table-cell table:formula="of:=[.$B$6]/[.$C143]" office:value-type="float" office:value="3.9933669910652" calcext:value-type="float">
            <text:p>3.99</text:p>
          </table:table-cell>
          <table:table-cell table:formula="of:=[.B$10]/[.B14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875" calcext:value-type="float">
            <text:p>7.8750</text:p>
          </table:table-cell>
          <table:table-cell table:formula="of:=([.$A144]-[.$B$9])/2" office:value-type="float" office:value="3.742" calcext:value-type="float">
            <text:p>3.7420</text:p>
          </table:table-cell>
          <table:table-cell table:formula="of:=([.$B$11]*[.$B$9])/(2*[.$B144])" office:value-type="float" office:value="2011.42437199359" calcext:value-type="float">
            <text:p>2,011</text:p>
          </table:table-cell>
          <table:table-cell table:formula="of:=(2*[.$B$5]*[.$B144])/[.$A144]" office:value-type="float" office:value="7697.82857142857" calcext:value-type="float">
            <text:p>7,698</text:p>
          </table:table-cell>
          <table:table-cell table:formula="of:=(2*[.$B$6]*[.$B144])/[.$A144]" office:value-type="float" office:value="7697.82857142857" calcext:value-type="float">
            <text:p>7,698</text:p>
          </table:table-cell>
          <table:table-cell table:formula="of:=[.$B$5]/[.$C144]" office:value-type="float" office:value="4.02699704387684" calcext:value-type="float">
            <text:p>4.03</text:p>
          </table:table-cell>
          <table:table-cell table:formula="of:=[.$B$6]/[.$C144]" office:value-type="float" office:value="4.02699704387684" calcext:value-type="float">
            <text:p>4.03</text:p>
          </table:table-cell>
          <table:table-cell table:formula="of:=[.B$10]/[.B14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7.9375" calcext:value-type="float">
            <text:p>7.9375</text:p>
          </table:table-cell>
          <table:table-cell table:formula="of:=([.$A145]-[.$B$9])/2" office:value-type="float" office:value="3.77325" calcext:value-type="float">
            <text:p>3.7733</text:p>
          </table:table-cell>
          <table:table-cell table:formula="of:=([.$B$11]*[.$B$9])/(2*[.$B145])" office:value-type="float" office:value="1994.76578546346" calcext:value-type="float">
            <text:p>1,995</text:p>
          </table:table-cell>
          <table:table-cell table:formula="of:=(2*[.$B$5]*[.$B145])/[.$A145]" office:value-type="float" office:value="7700.99527559055" calcext:value-type="float">
            <text:p>7,701</text:p>
          </table:table-cell>
          <table:table-cell table:formula="of:=(2*[.$B$6]*[.$B145])/[.$A145]" office:value-type="float" office:value="7700.99527559055" calcext:value-type="float">
            <text:p>7,701</text:p>
          </table:table-cell>
          <table:table-cell table:formula="of:=[.$B$5]/[.$C145]" office:value-type="float" office:value="4.06062709668848" calcext:value-type="float">
            <text:p>4.06</text:p>
          </table:table-cell>
          <table:table-cell table:formula="of:=[.$B$6]/[.$C145]" office:value-type="float" office:value="4.06062709668848" calcext:value-type="float">
            <text:p>4.06</text:p>
          </table:table-cell>
          <table:table-cell table:formula="of:=[.B$10]/[.B14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.0000</text:p>
          </table:table-cell>
          <table:table-cell table:formula="of:=([.$A146]-[.$B$9])/2" office:value-type="float" office:value="3.8045" calcext:value-type="float">
            <text:p>3.8045</text:p>
          </table:table-cell>
          <table:table-cell table:formula="of:=([.$B$11]*[.$B$9])/(2*[.$B146])" office:value-type="float" office:value="1978.38086476541" calcext:value-type="float">
            <text:p>1,978</text:p>
          </table:table-cell>
          <table:table-cell table:formula="of:=(2*[.$B$5]*[.$B146])/[.$A146]" office:value-type="float" office:value="7704.1125" calcext:value-type="float">
            <text:p>7,704</text:p>
          </table:table-cell>
          <table:table-cell table:formula="of:=(2*[.$B$6]*[.$B146])/[.$A146]" office:value-type="float" office:value="7704.1125" calcext:value-type="float">
            <text:p>7,704</text:p>
          </table:table-cell>
          <table:table-cell table:formula="of:=[.$B$5]/[.$C146]" office:value-type="float" office:value="4.09425714950012" calcext:value-type="float">
            <text:p>4.09</text:p>
          </table:table-cell>
          <table:table-cell table:formula="of:=[.$B$6]/[.$C146]" office:value-type="float" office:value="4.09425714950012" calcext:value-type="float">
            <text:p>4.09</text:p>
          </table:table-cell>
          <table:table-cell table:formula="of:=[.B$10]/[.B14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0625" calcext:value-type="float">
            <text:p>8.0625</text:p>
          </table:table-cell>
          <table:table-cell table:formula="of:=([.$A147]-[.$B$9])/2" office:value-type="float" office:value="3.83575" calcext:value-type="float">
            <text:p>3.8358</text:p>
          </table:table-cell>
          <table:table-cell table:formula="of:=([.$B$11]*[.$B$9])/(2*[.$B147])" office:value-type="float" office:value="1962.26292120185" calcext:value-type="float">
            <text:p>1,962</text:p>
          </table:table-cell>
          <table:table-cell table:formula="of:=(2*[.$B$5]*[.$B147])/[.$A147]" office:value-type="float" office:value="7707.18139534884" calcext:value-type="float">
            <text:p>7,707</text:p>
          </table:table-cell>
          <table:table-cell table:formula="of:=(2*[.$B$6]*[.$B147])/[.$A147]" office:value-type="float" office:value="7707.18139534884" calcext:value-type="float">
            <text:p>7,707</text:p>
          </table:table-cell>
          <table:table-cell table:formula="of:=[.$B$5]/[.$C147]" office:value-type="float" office:value="4.12788720231176" calcext:value-type="float">
            <text:p>4.13</text:p>
          </table:table-cell>
          <table:table-cell table:formula="of:=[.$B$6]/[.$C147]" office:value-type="float" office:value="4.12788720231176" calcext:value-type="float">
            <text:p>4.13</text:p>
          </table:table-cell>
          <table:table-cell table:formula="of:=[.B$10]/[.B14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125" calcext:value-type="float">
            <text:p>8.1250</text:p>
          </table:table-cell>
          <table:table-cell table:formula="of:=([.$A148]-[.$B$9])/2" office:value-type="float" office:value="3.867" calcext:value-type="float">
            <text:p>3.8670</text:p>
          </table:table-cell>
          <table:table-cell table:formula="of:=([.$B$11]*[.$B$9])/(2*[.$B148])" office:value-type="float" office:value="1946.40548228601" calcext:value-type="float">
            <text:p>1,946</text:p>
          </table:table-cell>
          <table:table-cell table:formula="of:=(2*[.$B$5]*[.$B148])/[.$A148]" office:value-type="float" office:value="7710.20307692308" calcext:value-type="float">
            <text:p>7,710</text:p>
          </table:table-cell>
          <table:table-cell table:formula="of:=(2*[.$B$6]*[.$B148])/[.$A148]" office:value-type="float" office:value="7710.20307692308" calcext:value-type="float">
            <text:p>7,710</text:p>
          </table:table-cell>
          <table:table-cell table:formula="of:=[.$B$5]/[.$C148]" office:value-type="float" office:value="4.16151725512339" calcext:value-type="float">
            <text:p>4.16</text:p>
          </table:table-cell>
          <table:table-cell table:formula="of:=[.$B$6]/[.$C148]" office:value-type="float" office:value="4.16151725512339" calcext:value-type="float">
            <text:p>4.16</text:p>
          </table:table-cell>
          <table:table-cell table:formula="of:=[.B$10]/[.B14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1875" calcext:value-type="float">
            <text:p>8.1875</text:p>
          </table:table-cell>
          <table:table-cell table:formula="of:=([.$A149]-[.$B$9])/2" office:value-type="float" office:value="3.89825" calcext:value-type="float">
            <text:p>3.8983</text:p>
          </table:table-cell>
          <table:table-cell table:formula="of:=([.$B$11]*[.$B$9])/(2*[.$B149])" office:value-type="float" office:value="1930.80228307574" calcext:value-type="float">
            <text:p>1,931</text:p>
          </table:table-cell>
          <table:table-cell table:formula="of:=(2*[.$B$5]*[.$B149])/[.$A149]" office:value-type="float" office:value="7713.1786259542" calcext:value-type="float">
            <text:p>7,713</text:p>
          </table:table-cell>
          <table:table-cell table:formula="of:=(2*[.$B$6]*[.$B149])/[.$A149]" office:value-type="float" office:value="7713.1786259542" calcext:value-type="float">
            <text:p>7,713</text:p>
          </table:table-cell>
          <table:table-cell table:formula="of:=[.$B$5]/[.$C149]" office:value-type="float" office:value="4.19514730793503" calcext:value-type="float">
            <text:p>4.20</text:p>
          </table:table-cell>
          <table:table-cell table:formula="of:=[.$B$6]/[.$C149]" office:value-type="float" office:value="4.19514730793503" calcext:value-type="float">
            <text:p>4.20</text:p>
          </table:table-cell>
          <table:table-cell table:formula="of:=[.B$10]/[.B14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25" calcext:value-type="float">
            <text:p>8.2500</text:p>
          </table:table-cell>
          <table:table-cell table:formula="of:=([.$A150]-[.$B$9])/2" office:value-type="float" office:value="3.9295" calcext:value-type="float">
            <text:p>3.9295</text:p>
          </table:table-cell>
          <table:table-cell table:formula="of:=([.$B$11]*[.$B$9])/(2*[.$B150])" office:value-type="float" office:value="1915.44725792086" calcext:value-type="float">
            <text:p>1,915</text:p>
          </table:table-cell>
          <table:table-cell table:formula="of:=(2*[.$B$5]*[.$B150])/[.$A150]" office:value-type="float" office:value="7716.10909090909" calcext:value-type="float">
            <text:p>7,716</text:p>
          </table:table-cell>
          <table:table-cell table:formula="of:=(2*[.$B$6]*[.$B150])/[.$A150]" office:value-type="float" office:value="7716.10909090909" calcext:value-type="float">
            <text:p>7,716</text:p>
          </table:table-cell>
          <table:table-cell table:formula="of:=[.$B$5]/[.$C150]" office:value-type="float" office:value="4.22877736074667" calcext:value-type="float">
            <text:p>4.23</text:p>
          </table:table-cell>
          <table:table-cell table:formula="of:=[.$B$6]/[.$C150]" office:value-type="float" office:value="4.22877736074667" calcext:value-type="float">
            <text:p>4.23</text:p>
          </table:table-cell>
          <table:table-cell table:formula="of:=[.B$10]/[.B15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formula="of:=([.$A151]-[.$B$9])/2" office:value-type="float" office:value="3.96075" calcext:value-type="float">
            <text:p>3.9608</text:p>
          </table:table-cell>
          <table:table-cell table:formula="of:=([.$B$11]*[.$B$9])/(2*[.$B151])" office:value-type="float" office:value="1900.33453260115" calcext:value-type="float">
            <text:p>1,900</text:p>
          </table:table-cell>
          <table:table-cell table:formula="of:=(2*[.$B$5]*[.$B151])/[.$A151]" office:value-type="float" office:value="7718.99548872181" calcext:value-type="float">
            <text:p>7,719</text:p>
          </table:table-cell>
          <table:table-cell table:formula="of:=(2*[.$B$6]*[.$B151])/[.$A151]" office:value-type="float" office:value="7718.99548872181" calcext:value-type="float">
            <text:p>7,719</text:p>
          </table:table-cell>
          <table:table-cell table:formula="of:=[.$B$5]/[.$C151]" office:value-type="float" office:value="4.26240741355831" calcext:value-type="float">
            <text:p>4.26</text:p>
          </table:table-cell>
          <table:table-cell table:formula="of:=[.$B$6]/[.$C151]" office:value-type="float" office:value="4.26240741355831" calcext:value-type="float">
            <text:p>4.26</text:p>
          </table:table-cell>
          <table:table-cell table:formula="of:=[.B$10]/[.B15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375" calcext:value-type="float">
            <text:p>8.3750</text:p>
          </table:table-cell>
          <table:table-cell table:formula="of:=([.$A152]-[.$B$9])/2" office:value-type="float" office:value="3.992" calcext:value-type="float">
            <text:p>3.9920</text:p>
          </table:table-cell>
          <table:table-cell table:formula="of:=([.$B$11]*[.$B$9])/(2*[.$B152])" office:value-type="float" office:value="1885.45841683367" calcext:value-type="float">
            <text:p>1,885</text:p>
          </table:table-cell>
          <table:table-cell table:formula="of:=(2*[.$B$5]*[.$B152])/[.$A152]" office:value-type="float" office:value="7721.83880597015" calcext:value-type="float">
            <text:p>7,722</text:p>
          </table:table-cell>
          <table:table-cell table:formula="of:=(2*[.$B$6]*[.$B152])/[.$A152]" office:value-type="float" office:value="7721.83880597015" calcext:value-type="float">
            <text:p>7,722</text:p>
          </table:table-cell>
          <table:table-cell table:formula="of:=[.$B$5]/[.$C152]" office:value-type="float" office:value="4.29603746636995" calcext:value-type="float">
            <text:p>4.30</text:p>
          </table:table-cell>
          <table:table-cell table:formula="of:=[.$B$6]/[.$C152]" office:value-type="float" office:value="4.29603746636995" calcext:value-type="float">
            <text:p>4.30</text:p>
          </table:table-cell>
          <table:table-cell table:formula="of:=[.B$10]/[.B15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4375" calcext:value-type="float">
            <text:p>8.4375</text:p>
          </table:table-cell>
          <table:table-cell table:formula="of:=([.$A153]-[.$B$9])/2" office:value-type="float" office:value="4.02325" calcext:value-type="float">
            <text:p>4.0233</text:p>
          </table:table-cell>
          <table:table-cell table:formula="of:=([.$B$11]*[.$B$9])/(2*[.$B153])" office:value-type="float" office:value="1870.81339712919" calcext:value-type="float">
            <text:p>1,871</text:p>
          </table:table-cell>
          <table:table-cell table:formula="of:=(2*[.$B$5]*[.$B153])/[.$A153]" office:value-type="float" office:value="7724.64" calcext:value-type="float">
            <text:p>7,725</text:p>
          </table:table-cell>
          <table:table-cell table:formula="of:=(2*[.$B$6]*[.$B153])/[.$A153]" office:value-type="float" office:value="7724.64" calcext:value-type="float">
            <text:p>7,725</text:p>
          </table:table-cell>
          <table:table-cell table:formula="of:=[.$B$5]/[.$C153]" office:value-type="float" office:value="4.32966751918159" calcext:value-type="float">
            <text:p>4.33</text:p>
          </table:table-cell>
          <table:table-cell table:formula="of:=[.$B$6]/[.$C153]" office:value-type="float" office:value="4.32966751918159" calcext:value-type="float">
            <text:p>4.33</text:p>
          </table:table-cell>
          <table:table-cell table:formula="of:=[.B$10]/[.B15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5" calcext:value-type="float">
            <text:p>8.5000</text:p>
          </table:table-cell>
          <table:table-cell table:formula="of:=([.$A154]-[.$B$9])/2" office:value-type="float" office:value="4.0545" calcext:value-type="float">
            <text:p>4.0545</text:p>
          </table:table-cell>
          <table:table-cell table:formula="of:=([.$B$11]*[.$B$9])/(2*[.$B154])" office:value-type="float" office:value="1856.39412997904" calcext:value-type="float">
            <text:p>1,856</text:p>
          </table:table-cell>
          <table:table-cell table:formula="of:=(2*[.$B$5]*[.$B154])/[.$A154]" office:value-type="float" office:value="7727.4" calcext:value-type="float">
            <text:p>7,727</text:p>
          </table:table-cell>
          <table:table-cell table:formula="of:=(2*[.$B$6]*[.$B154])/[.$A154]" office:value-type="float" office:value="7727.4" calcext:value-type="float">
            <text:p>7,727</text:p>
          </table:table-cell>
          <table:table-cell table:formula="of:=[.$B$5]/[.$C154]" office:value-type="float" office:value="4.36329757199322" calcext:value-type="float">
            <text:p>4.36</text:p>
          </table:table-cell>
          <table:table-cell table:formula="of:=[.$B$6]/[.$C154]" office:value-type="float" office:value="4.36329757199322" calcext:value-type="float">
            <text:p>4.36</text:p>
          </table:table-cell>
          <table:table-cell table:formula="of:=[.B$10]/[.B15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5625" calcext:value-type="float">
            <text:p>8.5625</text:p>
          </table:table-cell>
          <table:table-cell table:formula="of:=([.$A155]-[.$B$9])/2" office:value-type="float" office:value="4.08575" calcext:value-type="float">
            <text:p>4.0858</text:p>
          </table:table-cell>
          <table:table-cell table:formula="of:=([.$B$11]*[.$B$9])/(2*[.$B155])" office:value-type="float" office:value="1842.19543535459" calcext:value-type="float">
            <text:p>1,842</text:p>
          </table:table-cell>
          <table:table-cell table:formula="of:=(2*[.$B$5]*[.$B155])/[.$A155]" office:value-type="float" office:value="7730.1197080292" calcext:value-type="float">
            <text:p>7,730</text:p>
          </table:table-cell>
          <table:table-cell table:formula="of:=(2*[.$B$6]*[.$B155])/[.$A155]" office:value-type="float" office:value="7730.1197080292" calcext:value-type="float">
            <text:p>7,730</text:p>
          </table:table-cell>
          <table:table-cell table:formula="of:=[.$B$5]/[.$C155]" office:value-type="float" office:value="4.39692762480486" calcext:value-type="float">
            <text:p>4.40</text:p>
          </table:table-cell>
          <table:table-cell table:formula="of:=[.$B$6]/[.$C155]" office:value-type="float" office:value="4.39692762480486" calcext:value-type="float">
            <text:p>4.40</text:p>
          </table:table-cell>
          <table:table-cell table:formula="of:=[.B$10]/[.B15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625" calcext:value-type="float">
            <text:p>8.6250</text:p>
          </table:table-cell>
          <table:table-cell table:formula="of:=([.$A156]-[.$B$9])/2" office:value-type="float" office:value="4.117" calcext:value-type="float">
            <text:p>4.1170</text:p>
          </table:table-cell>
          <table:table-cell table:formula="of:=([.$B$11]*[.$B$9])/(2*[.$B156])" office:value-type="float" office:value="1828.21229050279" calcext:value-type="float">
            <text:p>1,828</text:p>
          </table:table-cell>
          <table:table-cell table:formula="of:=(2*[.$B$5]*[.$B156])/[.$A156]" office:value-type="float" office:value="7732.8" calcext:value-type="float">
            <text:p>7,733</text:p>
          </table:table-cell>
          <table:table-cell table:formula="of:=(2*[.$B$6]*[.$B156])/[.$A156]" office:value-type="float" office:value="7732.8" calcext:value-type="float">
            <text:p>7,733</text:p>
          </table:table-cell>
          <table:table-cell table:formula="of:=[.$B$5]/[.$C156]" office:value-type="float" office:value="4.4305576776165" calcext:value-type="float">
            <text:p>4.43</text:p>
          </table:table-cell>
          <table:table-cell table:formula="of:=[.$B$6]/[.$C156]" office:value-type="float" office:value="4.4305576776165" calcext:value-type="float">
            <text:p>4.43</text:p>
          </table:table-cell>
          <table:table-cell table:formula="of:=[.B$10]/[.B15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6875" calcext:value-type="float">
            <text:p>8.6875</text:p>
          </table:table-cell>
          <table:table-cell table:formula="of:=([.$A157]-[.$B$9])/2" office:value-type="float" office:value="4.14825" calcext:value-type="float">
            <text:p>4.1483</text:p>
          </table:table-cell>
          <table:table-cell table:formula="of:=([.$B$11]*[.$B$9])/(2*[.$B157])" office:value-type="float" office:value="1814.43982402218" calcext:value-type="float">
            <text:p>1,814</text:p>
          </table:table-cell>
          <table:table-cell table:formula="of:=(2*[.$B$5]*[.$B157])/[.$A157]" office:value-type="float" office:value="7735.4417266187" calcext:value-type="float">
            <text:p>7,735</text:p>
          </table:table-cell>
          <table:table-cell table:formula="of:=(2*[.$B$6]*[.$B157])/[.$A157]" office:value-type="float" office:value="7735.4417266187" calcext:value-type="float">
            <text:p>7,735</text:p>
          </table:table-cell>
          <table:table-cell table:formula="of:=[.$B$5]/[.$C157]" office:value-type="float" office:value="4.46418773042814" calcext:value-type="float">
            <text:p>4.46</text:p>
          </table:table-cell>
          <table:table-cell table:formula="of:=[.$B$6]/[.$C157]" office:value-type="float" office:value="4.46418773042814" calcext:value-type="float">
            <text:p>4.46</text:p>
          </table:table-cell>
          <table:table-cell table:formula="of:=[.B$10]/[.B15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75" calcext:value-type="float">
            <text:p>8.7500</text:p>
          </table:table-cell>
          <table:table-cell table:formula="of:=([.$A158]-[.$B$9])/2" office:value-type="float" office:value="4.1795" calcext:value-type="float">
            <text:p>4.1795</text:p>
          </table:table-cell>
          <table:table-cell table:formula="of:=([.$B$11]*[.$B$9])/(2*[.$B158])" office:value-type="float" office:value="1800.87331020457" calcext:value-type="float">
            <text:p>1,801</text:p>
          </table:table-cell>
          <table:table-cell table:formula="of:=(2*[.$B$5]*[.$B158])/[.$A158]" office:value-type="float" office:value="7738.04571428571" calcext:value-type="float">
            <text:p>7,738</text:p>
          </table:table-cell>
          <table:table-cell table:formula="of:=(2*[.$B$6]*[.$B158])/[.$A158]" office:value-type="float" office:value="7738.04571428571" calcext:value-type="float">
            <text:p>7,738</text:p>
          </table:table-cell>
          <table:table-cell table:formula="of:=[.$B$5]/[.$C158]" office:value-type="float" office:value="4.49781778323978" calcext:value-type="float">
            <text:p>4.50</text:p>
          </table:table-cell>
          <table:table-cell table:formula="of:=[.$B$6]/[.$C158]" office:value-type="float" office:value="4.49781778323978" calcext:value-type="float">
            <text:p>4.50</text:p>
          </table:table-cell>
          <table:table-cell table:formula="of:=[.B$10]/[.B15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8125" calcext:value-type="float">
            <text:p>8.8125</text:p>
          </table:table-cell>
          <table:table-cell table:formula="of:=([.$A159]-[.$B$9])/2" office:value-type="float" office:value="4.21075" calcext:value-type="float">
            <text:p>4.2108</text:p>
          </table:table-cell>
          <table:table-cell table:formula="of:=([.$B$11]*[.$B$9])/(2*[.$B159])" office:value-type="float" office:value="1787.50816362881" calcext:value-type="float">
            <text:p>1,788</text:p>
          </table:table-cell>
          <table:table-cell table:formula="of:=(2*[.$B$5]*[.$B159])/[.$A159]" office:value-type="float" office:value="7740.61276595745" calcext:value-type="float">
            <text:p>7,741</text:p>
          </table:table-cell>
          <table:table-cell table:formula="of:=(2*[.$B$6]*[.$B159])/[.$A159]" office:value-type="float" office:value="7740.61276595745" calcext:value-type="float">
            <text:p>7,741</text:p>
          </table:table-cell>
          <table:table-cell table:formula="of:=[.$B$5]/[.$C159]" office:value-type="float" office:value="4.53144783605142" calcext:value-type="float">
            <text:p>4.53</text:p>
          </table:table-cell>
          <table:table-cell table:formula="of:=[.$B$6]/[.$C159]" office:value-type="float" office:value="4.53144783605142" calcext:value-type="float">
            <text:p>4.53</text:p>
          </table:table-cell>
          <table:table-cell table:formula="of:=[.B$10]/[.B15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875" calcext:value-type="float">
            <text:p>8.8750</text:p>
          </table:table-cell>
          <table:table-cell table:formula="of:=([.$A160]-[.$B$9])/2" office:value-type="float" office:value="4.242" calcext:value-type="float">
            <text:p>4.2420</text:p>
          </table:table-cell>
          <table:table-cell table:formula="of:=([.$B$11]*[.$B$9])/(2*[.$B160])" office:value-type="float" office:value="1774.3399339934" calcext:value-type="float">
            <text:p>1,774</text:p>
          </table:table-cell>
          <table:table-cell table:formula="of:=(2*[.$B$5]*[.$B160])/[.$A160]" office:value-type="float" office:value="7743.14366197183" calcext:value-type="float">
            <text:p>7,743</text:p>
          </table:table-cell>
          <table:table-cell table:formula="of:=(2*[.$B$6]*[.$B160])/[.$A160]" office:value-type="float" office:value="7743.14366197183" calcext:value-type="float">
            <text:p>7,743</text:p>
          </table:table-cell>
          <table:table-cell table:formula="of:=[.$B$5]/[.$C160]" office:value-type="float" office:value="4.56507788886306" calcext:value-type="float">
            <text:p>4.57</text:p>
          </table:table-cell>
          <table:table-cell table:formula="of:=[.$B$6]/[.$C160]" office:value-type="float" office:value="4.56507788886306" calcext:value-type="float">
            <text:p>4.57</text:p>
          </table:table-cell>
          <table:table-cell table:formula="of:=[.B$10]/[.B16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8.9375" calcext:value-type="float">
            <text:p>8.9375</text:p>
          </table:table-cell>
          <table:table-cell table:formula="of:=([.$A161]-[.$B$9])/2" office:value-type="float" office:value="4.27325" calcext:value-type="float">
            <text:p>4.2733</text:p>
          </table:table-cell>
          <table:table-cell table:formula="of:=([.$B$11]*[.$B$9])/(2*[.$B161])" office:value-type="float" office:value="1761.36430117592" calcext:value-type="float">
            <text:p>1,761</text:p>
          </table:table-cell>
          <table:table-cell table:formula="of:=(2*[.$B$5]*[.$B161])/[.$A161]" office:value-type="float" office:value="7745.63916083916" calcext:value-type="float">
            <text:p>7,746</text:p>
          </table:table-cell>
          <table:table-cell table:formula="of:=(2*[.$B$6]*[.$B161])/[.$A161]" office:value-type="float" office:value="7745.63916083916" calcext:value-type="float">
            <text:p>7,746</text:p>
          </table:table-cell>
          <table:table-cell table:formula="of:=[.$B$5]/[.$C161]" office:value-type="float" office:value="4.59870794167469" calcext:value-type="float">
            <text:p>4.60</text:p>
          </table:table-cell>
          <table:table-cell table:formula="of:=[.$B$6]/[.$C161]" office:value-type="float" office:value="4.59870794167469" calcext:value-type="float">
            <text:p>4.60</text:p>
          </table:table-cell>
          <table:table-cell table:formula="of:=[.B$10]/[.B16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.0000</text:p>
          </table:table-cell>
          <table:table-cell table:formula="of:=([.$A162]-[.$B$9])/2" office:value-type="float" office:value="4.3045" calcext:value-type="float">
            <text:p>4.3045</text:p>
          </table:table-cell>
          <table:table-cell table:formula="of:=([.$B$11]*[.$B$9])/(2*[.$B162])" office:value-type="float" office:value="1748.57707050761" calcext:value-type="float">
            <text:p>1,749</text:p>
          </table:table-cell>
          <table:table-cell table:formula="of:=(2*[.$B$5]*[.$B162])/[.$A162]" office:value-type="float" office:value="7748.1" calcext:value-type="float">
            <text:p>7,748</text:p>
          </table:table-cell>
          <table:table-cell table:formula="of:=(2*[.$B$6]*[.$B162])/[.$A162]" office:value-type="float" office:value="7748.1" calcext:value-type="float">
            <text:p>7,748</text:p>
          </table:table-cell>
          <table:table-cell table:formula="of:=[.$B$5]/[.$C162]" office:value-type="float" office:value="4.63233799448633" calcext:value-type="float">
            <text:p>4.63</text:p>
          </table:table-cell>
          <table:table-cell table:formula="of:=[.$B$6]/[.$C162]" office:value-type="float" office:value="4.63233799448633" calcext:value-type="float">
            <text:p>4.63</text:p>
          </table:table-cell>
          <table:table-cell table:formula="of:=[.B$10]/[.B16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0625" calcext:value-type="float">
            <text:p>9.0625</text:p>
          </table:table-cell>
          <table:table-cell table:formula="of:=([.$A163]-[.$B$9])/2" office:value-type="float" office:value="4.33575" calcext:value-type="float">
            <text:p>4.3358</text:p>
          </table:table-cell>
          <table:table-cell table:formula="of:=([.$B$11]*[.$B$9])/(2*[.$B163])" office:value-type="float" office:value="1735.97416825232" calcext:value-type="float">
            <text:p>1,736</text:p>
          </table:table-cell>
          <table:table-cell table:formula="of:=(2*[.$B$5]*[.$B163])/[.$A163]" office:value-type="float" office:value="7750.52689655172" calcext:value-type="float">
            <text:p>7,751</text:p>
          </table:table-cell>
          <table:table-cell table:formula="of:=(2*[.$B$6]*[.$B163])/[.$A163]" office:value-type="float" office:value="7750.52689655172" calcext:value-type="float">
            <text:p>7,751</text:p>
          </table:table-cell>
          <table:table-cell table:formula="of:=[.$B$5]/[.$C163]" office:value-type="float" office:value="4.66596804729797" calcext:value-type="float">
            <text:p>4.67</text:p>
          </table:table-cell>
          <table:table-cell table:formula="of:=[.$B$6]/[.$C163]" office:value-type="float" office:value="4.66596804729797" calcext:value-type="float">
            <text:p>4.67</text:p>
          </table:table-cell>
          <table:table-cell table:formula="of:=[.B$10]/[.B16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125" calcext:value-type="float">
            <text:p>9.1250</text:p>
          </table:table-cell>
          <table:table-cell table:formula="of:=([.$A164]-[.$B$9])/2" office:value-type="float" office:value="4.367" calcext:value-type="float">
            <text:p>4.3670</text:p>
          </table:table-cell>
          <table:table-cell table:formula="of:=([.$B$11]*[.$B$9])/(2*[.$B164])" office:value-type="float" office:value="1723.5516372796" calcext:value-type="float">
            <text:p>1,724</text:p>
          </table:table-cell>
          <table:table-cell table:formula="of:=(2*[.$B$5]*[.$B164])/[.$A164]" office:value-type="float" office:value="7752.92054794521" calcext:value-type="float">
            <text:p>7,753</text:p>
          </table:table-cell>
          <table:table-cell table:formula="of:=(2*[.$B$6]*[.$B164])/[.$A164]" office:value-type="float" office:value="7752.92054794521" calcext:value-type="float">
            <text:p>7,753</text:p>
          </table:table-cell>
          <table:table-cell table:formula="of:=[.$B$5]/[.$C164]" office:value-type="float" office:value="4.69959810010961" calcext:value-type="float">
            <text:p>4.70</text:p>
          </table:table-cell>
          <table:table-cell table:formula="of:=[.$B$6]/[.$C164]" office:value-type="float" office:value="4.69959810010961" calcext:value-type="float">
            <text:p>4.70</text:p>
          </table:table-cell>
          <table:table-cell table:formula="of:=[.B$10]/[.B16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1875" calcext:value-type="float">
            <text:p>9.1875</text:p>
          </table:table-cell>
          <table:table-cell table:formula="of:=([.$A165]-[.$B$9])/2" office:value-type="float" office:value="4.39825" calcext:value-type="float">
            <text:p>4.3983</text:p>
          </table:table-cell>
          <table:table-cell table:formula="of:=([.$B$11]*[.$B$9])/(2*[.$B165])" office:value-type="float" office:value="1711.30563292219" calcext:value-type="float">
            <text:p>1,711</text:p>
          </table:table-cell>
          <table:table-cell table:formula="of:=(2*[.$B$5]*[.$B165])/[.$A165]" office:value-type="float" office:value="7755.28163265306" calcext:value-type="float">
            <text:p>7,755</text:p>
          </table:table-cell>
          <table:table-cell table:formula="of:=(2*[.$B$6]*[.$B165])/[.$A165]" office:value-type="float" office:value="7755.28163265306" calcext:value-type="float">
            <text:p>7,755</text:p>
          </table:table-cell>
          <table:table-cell table:formula="of:=[.$B$5]/[.$C165]" office:value-type="float" office:value="4.73322815292125" calcext:value-type="float">
            <text:p>4.73</text:p>
          </table:table-cell>
          <table:table-cell table:formula="of:=[.$B$6]/[.$C165]" office:value-type="float" office:value="4.73322815292125" calcext:value-type="float">
            <text:p>4.73</text:p>
          </table:table-cell>
          <table:table-cell table:formula="of:=[.B$10]/[.B16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25" calcext:value-type="float">
            <text:p>9.2500</text:p>
          </table:table-cell>
          <table:table-cell table:formula="of:=([.$A166]-[.$B$9])/2" office:value-type="float" office:value="4.4295" calcext:value-type="float">
            <text:p>4.4295</text:p>
          </table:table-cell>
          <table:table-cell table:formula="of:=([.$B$11]*[.$B$9])/(2*[.$B166])" office:value-type="float" office:value="1699.23241900892" calcext:value-type="float">
            <text:p>1,699</text:p>
          </table:table-cell>
          <table:table-cell table:formula="of:=(2*[.$B$5]*[.$B166])/[.$A166]" office:value-type="float" office:value="7757.61081081081" calcext:value-type="float">
            <text:p>7,758</text:p>
          </table:table-cell>
          <table:table-cell table:formula="of:=(2*[.$B$6]*[.$B166])/[.$A166]" office:value-type="float" office:value="7757.61081081081" calcext:value-type="float">
            <text:p>7,758</text:p>
          </table:table-cell>
          <table:table-cell table:formula="of:=[.$B$5]/[.$C166]" office:value-type="float" office:value="4.76685820573289" calcext:value-type="float">
            <text:p>4.77</text:p>
          </table:table-cell>
          <table:table-cell table:formula="of:=[.$B$6]/[.$C166]" office:value-type="float" office:value="4.76685820573289" calcext:value-type="float">
            <text:p>4.77</text:p>
          </table:table-cell>
          <table:table-cell table:formula="of:=[.B$10]/[.B16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3125" calcext:value-type="float">
            <text:p>9.3125</text:p>
          </table:table-cell>
          <table:table-cell table:formula="of:=([.$A167]-[.$B$9])/2" office:value-type="float" office:value="4.46075" calcext:value-type="float">
            <text:p>4.4608</text:p>
          </table:table-cell>
          <table:table-cell table:formula="of:=([.$B$11]*[.$B$9])/(2*[.$B167])" office:value-type="float" office:value="1687.32836406434" calcext:value-type="float">
            <text:p>1,687</text:p>
          </table:table-cell>
          <table:table-cell table:formula="of:=(2*[.$B$5]*[.$B167])/[.$A167]" office:value-type="float" office:value="7759.90872483221" calcext:value-type="float">
            <text:p>7,760</text:p>
          </table:table-cell>
          <table:table-cell table:formula="of:=(2*[.$B$6]*[.$B167])/[.$A167]" office:value-type="float" office:value="7759.90872483221" calcext:value-type="float">
            <text:p>7,760</text:p>
          </table:table-cell>
          <table:table-cell table:formula="of:=[.$B$5]/[.$C167]" office:value-type="float" office:value="4.80048825854452" calcext:value-type="float">
            <text:p>4.80</text:p>
          </table:table-cell>
          <table:table-cell table:formula="of:=[.$B$6]/[.$C167]" office:value-type="float" office:value="4.80048825854452" calcext:value-type="float">
            <text:p>4.80</text:p>
          </table:table-cell>
          <table:table-cell table:formula="of:=[.B$10]/[.B16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375" calcext:value-type="float">
            <text:p>9.3750</text:p>
          </table:table-cell>
          <table:table-cell table:formula="of:=([.$A168]-[.$B$9])/2" office:value-type="float" office:value="4.492" calcext:value-type="float">
            <text:p>4.4920</text:p>
          </table:table-cell>
          <table:table-cell table:formula="of:=([.$B$11]*[.$B$9])/(2*[.$B168])" office:value-type="float" office:value="1675.58993766696" calcext:value-type="float">
            <text:p>1,676</text:p>
          </table:table-cell>
          <table:table-cell table:formula="of:=(2*[.$B$5]*[.$B168])/[.$A168]" office:value-type="float" office:value="7762.176" calcext:value-type="float">
            <text:p>7,762</text:p>
          </table:table-cell>
          <table:table-cell table:formula="of:=(2*[.$B$6]*[.$B168])/[.$A168]" office:value-type="float" office:value="7762.176" calcext:value-type="float">
            <text:p>7,762</text:p>
          </table:table-cell>
          <table:table-cell table:formula="of:=[.$B$5]/[.$C168]" office:value-type="float" office:value="4.83411831135616" calcext:value-type="float">
            <text:p>4.83</text:p>
          </table:table-cell>
          <table:table-cell table:formula="of:=[.$B$6]/[.$C168]" office:value-type="float" office:value="4.83411831135616" calcext:value-type="float">
            <text:p>4.83</text:p>
          </table:table-cell>
          <table:table-cell table:formula="of:=[.B$10]/[.B16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4375" calcext:value-type="float">
            <text:p>9.4375</text:p>
          </table:table-cell>
          <table:table-cell table:formula="of:=([.$A169]-[.$B$9])/2" office:value-type="float" office:value="4.52325" calcext:value-type="float">
            <text:p>4.5233</text:p>
          </table:table-cell>
          <table:table-cell table:formula="of:=([.$B$11]*[.$B$9])/(2*[.$B169])" office:value-type="float" office:value="1664.01370695849" calcext:value-type="float">
            <text:p>1,664</text:p>
          </table:table-cell>
          <table:table-cell table:formula="of:=(2*[.$B$5]*[.$B169])/[.$A169]" office:value-type="float" office:value="7764.41324503311" calcext:value-type="float">
            <text:p>7,764</text:p>
          </table:table-cell>
          <table:table-cell table:formula="of:=(2*[.$B$6]*[.$B169])/[.$A169]" office:value-type="float" office:value="7764.41324503311" calcext:value-type="float">
            <text:p>7,764</text:p>
          </table:table-cell>
          <table:table-cell table:formula="of:=[.$B$5]/[.$C169]" office:value-type="float" office:value="4.8677483641678" calcext:value-type="float">
            <text:p>4.87</text:p>
          </table:table-cell>
          <table:table-cell table:formula="of:=[.$B$6]/[.$C169]" office:value-type="float" office:value="4.8677483641678" calcext:value-type="float">
            <text:p>4.87</text:p>
          </table:table-cell>
          <table:table-cell table:formula="of:=[.B$10]/[.B16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5" calcext:value-type="float">
            <text:p>9.5000</text:p>
          </table:table-cell>
          <table:table-cell table:formula="of:=([.$A170]-[.$B$9])/2" office:value-type="float" office:value="4.5545" calcext:value-type="float">
            <text:p>4.5545</text:p>
          </table:table-cell>
          <table:table-cell table:formula="of:=([.$B$11]*[.$B$9])/(2*[.$B170])" office:value-type="float" office:value="1652.59633329674" calcext:value-type="float">
            <text:p>1,653</text:p>
          </table:table-cell>
          <table:table-cell table:formula="of:=(2*[.$B$5]*[.$B170])/[.$A170]" office:value-type="float" office:value="7766.62105263158" calcext:value-type="float">
            <text:p>7,767</text:p>
          </table:table-cell>
          <table:table-cell table:formula="of:=(2*[.$B$6]*[.$B170])/[.$A170]" office:value-type="float" office:value="7766.62105263158" calcext:value-type="float">
            <text:p>7,767</text:p>
          </table:table-cell>
          <table:table-cell table:formula="of:=[.$B$5]/[.$C170]" office:value-type="float" office:value="4.90137841697944" calcext:value-type="float">
            <text:p>4.90</text:p>
          </table:table-cell>
          <table:table-cell table:formula="of:=[.$B$6]/[.$C170]" office:value-type="float" office:value="4.90137841697944" calcext:value-type="float">
            <text:p>4.90</text:p>
          </table:table-cell>
          <table:table-cell table:formula="of:=[.B$10]/[.B17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5625" calcext:value-type="float">
            <text:p>9.5625</text:p>
          </table:table-cell>
          <table:table-cell table:formula="of:=([.$A171]-[.$B$9])/2" office:value-type="float" office:value="4.58575" calcext:value-type="float">
            <text:p>4.5858</text:p>
          </table:table-cell>
          <table:table-cell table:formula="of:=([.$B$11]*[.$B$9])/(2*[.$B171])" office:value-type="float" office:value="1641.33456904541" calcext:value-type="float">
            <text:p>1,641</text:p>
          </table:table-cell>
          <table:table-cell table:formula="of:=(2*[.$B$5]*[.$B171])/[.$A171]" office:value-type="float" office:value="7768.8" calcext:value-type="float">
            <text:p>7,769</text:p>
          </table:table-cell>
          <table:table-cell table:formula="of:=(2*[.$B$6]*[.$B171])/[.$A171]" office:value-type="float" office:value="7768.8" calcext:value-type="float">
            <text:p>7,769</text:p>
          </table:table-cell>
          <table:table-cell table:formula="of:=[.$B$5]/[.$C171]" office:value-type="float" office:value="4.93500846979108" calcext:value-type="float">
            <text:p>4.94</text:p>
          </table:table-cell>
          <table:table-cell table:formula="of:=[.$B$6]/[.$C171]" office:value-type="float" office:value="4.93500846979108" calcext:value-type="float">
            <text:p>4.94</text:p>
          </table:table-cell>
          <table:table-cell table:formula="of:=[.B$10]/[.B17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625" calcext:value-type="float">
            <text:p>9.6250</text:p>
          </table:table-cell>
          <table:table-cell table:formula="of:=([.$A172]-[.$B$9])/2" office:value-type="float" office:value="4.617" calcext:value-type="float">
            <text:p>4.6170</text:p>
          </table:table-cell>
          <table:table-cell table:formula="of:=([.$B$11]*[.$B$9])/(2*[.$B172])" office:value-type="float" office:value="1630.22525449426" calcext:value-type="float">
            <text:p>1,630</text:p>
          </table:table-cell>
          <table:table-cell table:formula="of:=(2*[.$B$5]*[.$B172])/[.$A172]" office:value-type="float" office:value="7770.95064935065" calcext:value-type="float">
            <text:p>7,771</text:p>
          </table:table-cell>
          <table:table-cell table:formula="of:=(2*[.$B$6]*[.$B172])/[.$A172]" office:value-type="float" office:value="7770.95064935065" calcext:value-type="float">
            <text:p>7,771</text:p>
          </table:table-cell>
          <table:table-cell table:formula="of:=[.$B$5]/[.$C172]" office:value-type="float" office:value="4.96863852260272" calcext:value-type="float">
            <text:p>4.97</text:p>
          </table:table-cell>
          <table:table-cell table:formula="of:=[.$B$6]/[.$C172]" office:value-type="float" office:value="4.96863852260272" calcext:value-type="float">
            <text:p>4.97</text:p>
          </table:table-cell>
          <table:table-cell table:formula="of:=[.B$10]/[.B17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6875" calcext:value-type="float">
            <text:p>9.6875</text:p>
          </table:table-cell>
          <table:table-cell table:formula="of:=([.$A173]-[.$B$9])/2" office:value-type="float" office:value="4.64825" calcext:value-type="float">
            <text:p>4.6483</text:p>
          </table:table-cell>
          <table:table-cell table:formula="of:=([.$B$11]*[.$B$9])/(2*[.$B173])" office:value-type="float" office:value="1619.26531490346" calcext:value-type="float">
            <text:p>1,619</text:p>
          </table:table-cell>
          <table:table-cell table:formula="of:=(2*[.$B$5]*[.$B173])/[.$A173]" office:value-type="float" office:value="7773.0735483871" calcext:value-type="float">
            <text:p>7,773</text:p>
          </table:table-cell>
          <table:table-cell table:formula="of:=(2*[.$B$6]*[.$B173])/[.$A173]" office:value-type="float" office:value="7773.0735483871" calcext:value-type="float">
            <text:p>7,773</text:p>
          </table:table-cell>
          <table:table-cell table:formula="of:=[.$B$5]/[.$C173]" office:value-type="float" office:value="5.00226857541436" calcext:value-type="float">
            <text:p>5.00</text:p>
          </table:table-cell>
          <table:table-cell table:formula="of:=[.$B$6]/[.$C173]" office:value-type="float" office:value="5.00226857541436" calcext:value-type="float">
            <text:p>5.00</text:p>
          </table:table-cell>
          <table:table-cell table:formula="of:=[.B$10]/[.B17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75" calcext:value-type="float">
            <text:p>9.7500</text:p>
          </table:table-cell>
          <table:table-cell table:formula="of:=([.$A174]-[.$B$9])/2" office:value-type="float" office:value="4.6795" calcext:value-type="float">
            <text:p>4.6795</text:p>
          </table:table-cell>
          <table:table-cell table:formula="of:=([.$B$11]*[.$B$9])/(2*[.$B174])" office:value-type="float" office:value="1608.45175766642" calcext:value-type="float">
            <text:p>1,608</text:p>
          </table:table-cell>
          <table:table-cell table:formula="of:=(2*[.$B$5]*[.$B174])/[.$A174]" office:value-type="float" office:value="7775.16923076923" calcext:value-type="float">
            <text:p>7,775</text:p>
          </table:table-cell>
          <table:table-cell table:formula="of:=(2*[.$B$6]*[.$B174])/[.$A174]" office:value-type="float" office:value="7775.16923076923" calcext:value-type="float">
            <text:p>7,775</text:p>
          </table:table-cell>
          <table:table-cell table:formula="of:=[.$B$5]/[.$C174]" office:value-type="float" office:value="5.03589862822599" calcext:value-type="float">
            <text:p>5.04</text:p>
          </table:table-cell>
          <table:table-cell table:formula="of:=[.$B$6]/[.$C174]" office:value-type="float" office:value="5.03589862822599" calcext:value-type="float">
            <text:p>5.04</text:p>
          </table:table-cell>
          <table:table-cell table:formula="of:=[.B$10]/[.B17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8125" calcext:value-type="float">
            <text:p>9.8125</text:p>
          </table:table-cell>
          <table:table-cell table:formula="of:=([.$A175]-[.$B$9])/2" office:value-type="float" office:value="4.71075" calcext:value-type="float">
            <text:p>4.7108</text:p>
          </table:table-cell>
          <table:table-cell table:formula="of:=([.$B$11]*[.$B$9])/(2*[.$B175])" office:value-type="float" office:value="1597.78166958552" calcext:value-type="float">
            <text:p>1,598</text:p>
          </table:table-cell>
          <table:table-cell table:formula="of:=(2*[.$B$5]*[.$B175])/[.$A175]" office:value-type="float" office:value="7777.23821656051" calcext:value-type="float">
            <text:p>7,777</text:p>
          </table:table-cell>
          <table:table-cell table:formula="of:=(2*[.$B$6]*[.$B175])/[.$A175]" office:value-type="float" office:value="7777.23821656051" calcext:value-type="float">
            <text:p>7,777</text:p>
          </table:table-cell>
          <table:table-cell table:formula="of:=[.$B$5]/[.$C175]" office:value-type="float" office:value="5.06952868103763" calcext:value-type="float">
            <text:p>5.07</text:p>
          </table:table-cell>
          <table:table-cell table:formula="of:=[.$B$6]/[.$C175]" office:value-type="float" office:value="5.06952868103763" calcext:value-type="float">
            <text:p>5.07</text:p>
          </table:table-cell>
          <table:table-cell table:formula="of:=[.B$10]/[.B17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875" calcext:value-type="float">
            <text:p>9.8750</text:p>
          </table:table-cell>
          <table:table-cell table:formula="of:=([.$A176]-[.$B$9])/2" office:value-type="float" office:value="4.742" calcext:value-type="float">
            <text:p>4.7420</text:p>
          </table:table-cell>
          <table:table-cell table:formula="of:=([.$B$11]*[.$B$9])/(2*[.$B176])" office:value-type="float" office:value="1587.25221425559" calcext:value-type="float">
            <text:p>1,587</text:p>
          </table:table-cell>
          <table:table-cell table:formula="of:=(2*[.$B$5]*[.$B176])/[.$A176]" office:value-type="float" office:value="7779.28101265823" calcext:value-type="float">
            <text:p>7,779</text:p>
          </table:table-cell>
          <table:table-cell table:formula="of:=(2*[.$B$6]*[.$B176])/[.$A176]" office:value-type="float" office:value="7779.28101265823" calcext:value-type="float">
            <text:p>7,779</text:p>
          </table:table-cell>
          <table:table-cell table:formula="of:=[.$B$5]/[.$C176]" office:value-type="float" office:value="5.10315873384927" calcext:value-type="float">
            <text:p>5.10</text:p>
          </table:table-cell>
          <table:table-cell table:formula="of:=[.$B$6]/[.$C176]" office:value-type="float" office:value="5.10315873384927" calcext:value-type="float">
            <text:p>5.10</text:p>
          </table:table-cell>
          <table:table-cell table:formula="of:=[.B$10]/[.B17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9.9375" calcext:value-type="float">
            <text:p>9.9375</text:p>
          </table:table-cell>
          <table:table-cell table:formula="of:=([.$A177]-[.$B$9])/2" office:value-type="float" office:value="4.77325" calcext:value-type="float">
            <text:p>4.7733</text:p>
          </table:table-cell>
          <table:table-cell table:formula="of:=([.$B$11]*[.$B$9])/(2*[.$B177])" office:value-type="float" office:value="1576.8606295501" calcext:value-type="float">
            <text:p>1,577</text:p>
          </table:table-cell>
          <table:table-cell table:formula="of:=(2*[.$B$5]*[.$B177])/[.$A177]" office:value-type="float" office:value="7781.29811320755" calcext:value-type="float">
            <text:p>7,781</text:p>
          </table:table-cell>
          <table:table-cell table:formula="of:=(2*[.$B$6]*[.$B177])/[.$A177]" office:value-type="float" office:value="7781.29811320755" calcext:value-type="float">
            <text:p>7,781</text:p>
          </table:table-cell>
          <table:table-cell table:formula="of:=[.$B$5]/[.$C177]" office:value-type="float" office:value="5.13678878666091" calcext:value-type="float">
            <text:p>5.14</text:p>
          </table:table-cell>
          <table:table-cell table:formula="of:=[.$B$6]/[.$C177]" office:value-type="float" office:value="5.13678878666091" calcext:value-type="float">
            <text:p>5.14</text:p>
          </table:table-cell>
          <table:table-cell table:formula="of:=[.B$10]/[.B17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.0000</text:p>
          </table:table-cell>
          <table:table-cell table:formula="of:=([.$A178]-[.$B$9])/2" office:value-type="float" office:value="4.8045" calcext:value-type="float">
            <text:p>4.8045</text:p>
          </table:table-cell>
          <table:table-cell table:formula="of:=([.$B$11]*[.$B$9])/(2*[.$B178])" office:value-type="float" office:value="1566.60422520554" calcext:value-type="float">
            <text:p>1,567</text:p>
          </table:table-cell>
          <table:table-cell table:formula="of:=(2*[.$B$5]*[.$B178])/[.$A178]" office:value-type="float" office:value="7783.29" calcext:value-type="float">
            <text:p>7,783</text:p>
          </table:table-cell>
          <table:table-cell table:formula="of:=(2*[.$B$6]*[.$B178])/[.$A178]" office:value-type="float" office:value="7783.29" calcext:value-type="float">
            <text:p>7,783</text:p>
          </table:table-cell>
          <table:table-cell table:formula="of:=[.$B$5]/[.$C178]" office:value-type="float" office:value="5.17041883947255" calcext:value-type="float">
            <text:p>5.17</text:p>
          </table:table-cell>
          <table:table-cell table:formula="of:=[.$B$6]/[.$C178]" office:value-type="float" office:value="5.17041883947255" calcext:value-type="float">
            <text:p>5.17</text:p>
          </table:table-cell>
          <table:table-cell table:formula="of:=[.B$10]/[.B17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0625" calcext:value-type="float">
            <text:p>10.0625</text:p>
          </table:table-cell>
          <table:table-cell table:formula="of:=([.$A179]-[.$B$9])/2" office:value-type="float" office:value="4.83575" calcext:value-type="float">
            <text:p>4.8358</text:p>
          </table:table-cell>
          <table:table-cell table:formula="of:=([.$B$11]*[.$B$9])/(2*[.$B179])" office:value-type="float" office:value="1556.48038049941" calcext:value-type="float">
            <text:p>1,556</text:p>
          </table:table-cell>
          <table:table-cell table:formula="of:=(2*[.$B$5]*[.$B179])/[.$A179]" office:value-type="float" office:value="7785.25714285714" calcext:value-type="float">
            <text:p>7,785</text:p>
          </table:table-cell>
          <table:table-cell table:formula="of:=(2*[.$B$6]*[.$B179])/[.$A179]" office:value-type="float" office:value="7785.25714285714" calcext:value-type="float">
            <text:p>7,785</text:p>
          </table:table-cell>
          <table:table-cell table:formula="of:=[.$B$5]/[.$C179]" office:value-type="float" office:value="5.20404889228419" calcext:value-type="float">
            <text:p>5.20</text:p>
          </table:table-cell>
          <table:table-cell table:formula="of:=[.$B$6]/[.$C179]" office:value-type="float" office:value="5.20404889228419" calcext:value-type="float">
            <text:p>5.20</text:p>
          </table:table-cell>
          <table:table-cell table:formula="of:=[.B$10]/[.B17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125" calcext:value-type="float">
            <text:p>10.1250</text:p>
          </table:table-cell>
          <table:table-cell table:formula="of:=([.$A180]-[.$B$9])/2" office:value-type="float" office:value="4.867" calcext:value-type="float">
            <text:p>4.8670</text:p>
          </table:table-cell>
          <table:table-cell table:formula="of:=([.$B$11]*[.$B$9])/(2*[.$B180])" office:value-type="float" office:value="1546.48654201767" calcext:value-type="float">
            <text:p>1,546</text:p>
          </table:table-cell>
          <table:table-cell table:formula="of:=(2*[.$B$5]*[.$B180])/[.$A180]" office:value-type="float" office:value="7787.2" calcext:value-type="float">
            <text:p>7,787</text:p>
          </table:table-cell>
          <table:table-cell table:formula="of:=(2*[.$B$6]*[.$B180])/[.$A180]" office:value-type="float" office:value="7787.2" calcext:value-type="float">
            <text:p>7,787</text:p>
          </table:table-cell>
          <table:table-cell table:formula="of:=[.$B$5]/[.$C180]" office:value-type="float" office:value="5.23767894509583" calcext:value-type="float">
            <text:p>5.24</text:p>
          </table:table-cell>
          <table:table-cell table:formula="of:=[.$B$6]/[.$C180]" office:value-type="float" office:value="5.23767894509583" calcext:value-type="float">
            <text:p>5.24</text:p>
          </table:table-cell>
          <table:table-cell table:formula="of:=[.B$10]/[.B18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1875" calcext:value-type="float">
            <text:p>10.1875</text:p>
          </table:table-cell>
          <table:table-cell table:formula="of:=([.$A181]-[.$B$9])/2" office:value-type="float" office:value="4.89825" calcext:value-type="float">
            <text:p>4.8983</text:p>
          </table:table-cell>
          <table:table-cell table:formula="of:=([.$B$11]*[.$B$9])/(2*[.$B181])" office:value-type="float" office:value="1536.62022150768" calcext:value-type="float">
            <text:p>1,537</text:p>
          </table:table-cell>
          <table:table-cell table:formula="of:=(2*[.$B$5]*[.$B181])/[.$A181]" office:value-type="float" office:value="7789.11901840491" calcext:value-type="float">
            <text:p>7,789</text:p>
          </table:table-cell>
          <table:table-cell table:formula="of:=(2*[.$B$6]*[.$B181])/[.$A181]" office:value-type="float" office:value="7789.11901840491" calcext:value-type="float">
            <text:p>7,789</text:p>
          </table:table-cell>
          <table:table-cell table:formula="of:=[.$B$5]/[.$C181]" office:value-type="float" office:value="5.27130899790746" calcext:value-type="float">
            <text:p>5.27</text:p>
          </table:table-cell>
          <table:table-cell table:formula="of:=[.$B$6]/[.$C181]" office:value-type="float" office:value="5.27130899790746" calcext:value-type="float">
            <text:p>5.27</text:p>
          </table:table-cell>
          <table:table-cell table:formula="of:=[.B$10]/[.B18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25" calcext:value-type="float">
            <text:p>10.2500</text:p>
          </table:table-cell>
          <table:table-cell table:formula="of:=([.$A182]-[.$B$9])/2" office:value-type="float" office:value="4.9295" calcext:value-type="float">
            <text:p>4.9295</text:p>
          </table:table-cell>
          <table:table-cell table:formula="of:=([.$B$11]*[.$B$9])/(2*[.$B182])" office:value-type="float" office:value="1526.87899381276" calcext:value-type="float">
            <text:p>1,527</text:p>
          </table:table-cell>
          <table:table-cell table:formula="of:=(2*[.$B$5]*[.$B182])/[.$A182]" office:value-type="float" office:value="7791.01463414634" calcext:value-type="float">
            <text:p>7,791</text:p>
          </table:table-cell>
          <table:table-cell table:formula="of:=(2*[.$B$6]*[.$B182])/[.$A182]" office:value-type="float" office:value="7791.01463414634" calcext:value-type="float">
            <text:p>7,791</text:p>
          </table:table-cell>
          <table:table-cell table:formula="of:=[.$B$5]/[.$C182]" office:value-type="float" office:value="5.3049390507191" calcext:value-type="float">
            <text:p>5.30</text:p>
          </table:table-cell>
          <table:table-cell table:formula="of:=[.$B$6]/[.$C182]" office:value-type="float" office:value="5.3049390507191" calcext:value-type="float">
            <text:p>5.30</text:p>
          </table:table-cell>
          <table:table-cell table:formula="of:=[.B$10]/[.B18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3125" calcext:value-type="float">
            <text:p>10.3125</text:p>
          </table:table-cell>
          <table:table-cell table:formula="of:=([.$A183]-[.$B$9])/2" office:value-type="float" office:value="4.96075" calcext:value-type="float">
            <text:p>4.9608</text:p>
          </table:table-cell>
          <table:table-cell table:formula="of:=([.$B$11]*[.$B$9])/(2*[.$B183])" office:value-type="float" office:value="1517.26049488485" calcext:value-type="float">
            <text:p>1,517</text:p>
          </table:table-cell>
          <table:table-cell table:formula="of:=(2*[.$B$5]*[.$B183])/[.$A183]" office:value-type="float" office:value="7792.88727272727" calcext:value-type="float">
            <text:p>7,793</text:p>
          </table:table-cell>
          <table:table-cell table:formula="of:=(2*[.$B$6]*[.$B183])/[.$A183]" office:value-type="float" office:value="7792.88727272727" calcext:value-type="float">
            <text:p>7,793</text:p>
          </table:table-cell>
          <table:table-cell table:formula="of:=[.$B$5]/[.$C183]" office:value-type="float" office:value="5.33856910353074" calcext:value-type="float">
            <text:p>5.34</text:p>
          </table:table-cell>
          <table:table-cell table:formula="of:=[.$B$6]/[.$C183]" office:value-type="float" office:value="5.33856910353074" calcext:value-type="float">
            <text:p>5.34</text:p>
          </table:table-cell>
          <table:table-cell table:formula="of:=[.B$10]/[.B18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375" calcext:value-type="float">
            <text:p>10.3750</text:p>
          </table:table-cell>
          <table:table-cell table:formula="of:=([.$A184]-[.$B$9])/2" office:value-type="float" office:value="4.992" calcext:value-type="float">
            <text:p>4.9920</text:p>
          </table:table-cell>
          <table:table-cell table:formula="of:=([.$B$11]*[.$B$9])/(2*[.$B184])" office:value-type="float" office:value="1507.7624198718" calcext:value-type="float">
            <text:p>1,508</text:p>
          </table:table-cell>
          <table:table-cell table:formula="of:=(2*[.$B$5]*[.$B184])/[.$A184]" office:value-type="float" office:value="7794.73734939759" calcext:value-type="float">
            <text:p>7,795</text:p>
          </table:table-cell>
          <table:table-cell table:formula="of:=(2*[.$B$6]*[.$B184])/[.$A184]" office:value-type="float" office:value="7794.73734939759" calcext:value-type="float">
            <text:p>7,795</text:p>
          </table:table-cell>
          <table:table-cell table:formula="of:=[.$B$5]/[.$C184]" office:value-type="float" office:value="5.37219915634238" calcext:value-type="float">
            <text:p>5.37</text:p>
          </table:table-cell>
          <table:table-cell table:formula="of:=[.$B$6]/[.$C184]" office:value-type="float" office:value="5.37219915634238" calcext:value-type="float">
            <text:p>5.37</text:p>
          </table:table-cell>
          <table:table-cell table:formula="of:=[.B$10]/[.B18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4375" calcext:value-type="float">
            <text:p>10.4375</text:p>
          </table:table-cell>
          <table:table-cell table:formula="of:=([.$A185]-[.$B$9])/2" office:value-type="float" office:value="5.02325" calcext:value-type="float">
            <text:p>5.0233</text:p>
          </table:table-cell>
          <table:table-cell table:formula="of:=([.$B$11]*[.$B$9])/(2*[.$B185])" office:value-type="float" office:value="1498.38252127607" calcext:value-type="float">
            <text:p>1,498</text:p>
          </table:table-cell>
          <table:table-cell table:formula="of:=(2*[.$B$5]*[.$B185])/[.$A185]" office:value-type="float" office:value="7796.56526946108" calcext:value-type="float">
            <text:p>7,797</text:p>
          </table:table-cell>
          <table:table-cell table:formula="of:=(2*[.$B$6]*[.$B185])/[.$A185]" office:value-type="float" office:value="7796.56526946108" calcext:value-type="float">
            <text:p>7,797</text:p>
          </table:table-cell>
          <table:table-cell table:formula="of:=[.$B$5]/[.$C185]" office:value-type="float" office:value="5.40582920915402" calcext:value-type="float">
            <text:p>5.41</text:p>
          </table:table-cell>
          <table:table-cell table:formula="of:=[.$B$6]/[.$C185]" office:value-type="float" office:value="5.40582920915402" calcext:value-type="float">
            <text:p>5.41</text:p>
          </table:table-cell>
          <table:table-cell table:formula="of:=[.B$10]/[.B18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5" calcext:value-type="float">
            <text:p>10.5000</text:p>
          </table:table-cell>
          <table:table-cell table:formula="of:=([.$A186]-[.$B$9])/2" office:value-type="float" office:value="5.0545" calcext:value-type="float">
            <text:p>5.0545</text:p>
          </table:table-cell>
          <table:table-cell table:formula="of:=([.$B$11]*[.$B$9])/(2*[.$B186])" office:value-type="float" office:value="1489.11860718172" calcext:value-type="float">
            <text:p>1,489</text:p>
          </table:table-cell>
          <table:table-cell table:formula="of:=(2*[.$B$5]*[.$B186])/[.$A186]" office:value-type="float" office:value="7798.37142857143" calcext:value-type="float">
            <text:p>7,798</text:p>
          </table:table-cell>
          <table:table-cell table:formula="of:=(2*[.$B$6]*[.$B186])/[.$A186]" office:value-type="float" office:value="7798.37142857143" calcext:value-type="float">
            <text:p>7,798</text:p>
          </table:table-cell>
          <table:table-cell table:formula="of:=[.$B$5]/[.$C186]" office:value-type="float" office:value="5.43945926196566" calcext:value-type="float">
            <text:p>5.44</text:p>
          </table:table-cell>
          <table:table-cell table:formula="of:=[.$B$6]/[.$C186]" office:value-type="float" office:value="5.43945926196566" calcext:value-type="float">
            <text:p>5.44</text:p>
          </table:table-cell>
          <table:table-cell table:formula="of:=[.B$10]/[.B18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5625" calcext:value-type="float">
            <text:p>10.5625</text:p>
          </table:table-cell>
          <table:table-cell table:formula="of:=([.$A187]-[.$B$9])/2" office:value-type="float" office:value="5.08575" calcext:value-type="float">
            <text:p>5.0858</text:p>
          </table:table-cell>
          <table:table-cell table:formula="of:=([.$B$11]*[.$B$9])/(2*[.$B187])" office:value-type="float" office:value="1479.96853954677" calcext:value-type="float">
            <text:p>1,480</text:p>
          </table:table-cell>
          <table:table-cell table:formula="of:=(2*[.$B$5]*[.$B187])/[.$A187]" office:value-type="float" office:value="7800.15621301775" calcext:value-type="float">
            <text:p>7,800</text:p>
          </table:table-cell>
          <table:table-cell table:formula="of:=(2*[.$B$6]*[.$B187])/[.$A187]" office:value-type="float" office:value="7800.15621301775" calcext:value-type="float">
            <text:p>7,800</text:p>
          </table:table-cell>
          <table:table-cell table:formula="of:=[.$B$5]/[.$C187]" office:value-type="float" office:value="5.47308931477729" calcext:value-type="float">
            <text:p>5.47</text:p>
          </table:table-cell>
          <table:table-cell table:formula="of:=[.$B$6]/[.$C187]" office:value-type="float" office:value="5.47308931477729" calcext:value-type="float">
            <text:p>5.47</text:p>
          </table:table-cell>
          <table:table-cell table:formula="of:=[.B$10]/[.B18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625" calcext:value-type="float">
            <text:p>10.6250</text:p>
          </table:table-cell>
          <table:table-cell table:formula="of:=([.$A188]-[.$B$9])/2" office:value-type="float" office:value="5.117" calcext:value-type="float">
            <text:p>5.1170</text:p>
          </table:table-cell>
          <table:table-cell table:formula="of:=([.$B$11]*[.$B$9])/(2*[.$B188])" office:value-type="float" office:value="1470.93023255814" calcext:value-type="float">
            <text:p>1,471</text:p>
          </table:table-cell>
          <table:table-cell table:formula="of:=(2*[.$B$5]*[.$B188])/[.$A188]" office:value-type="float" office:value="7801.92" calcext:value-type="float">
            <text:p>7,802</text:p>
          </table:table-cell>
          <table:table-cell table:formula="of:=(2*[.$B$6]*[.$B188])/[.$A188]" office:value-type="float" office:value="7801.92" calcext:value-type="float">
            <text:p>7,802</text:p>
          </table:table-cell>
          <table:table-cell table:formula="of:=[.$B$5]/[.$C188]" office:value-type="float" office:value="5.50671936758893" calcext:value-type="float">
            <text:p>5.51</text:p>
          </table:table-cell>
          <table:table-cell table:formula="of:=[.$B$6]/[.$C188]" office:value-type="float" office:value="5.50671936758893" calcext:value-type="float">
            <text:p>5.51</text:p>
          </table:table-cell>
          <table:table-cell table:formula="of:=[.B$10]/[.B18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6875" calcext:value-type="float">
            <text:p>10.6875</text:p>
          </table:table-cell>
          <table:table-cell table:formula="of:=([.$A189]-[.$B$9])/2" office:value-type="float" office:value="5.14825" calcext:value-type="float">
            <text:p>5.1483</text:p>
          </table:table-cell>
          <table:table-cell table:formula="of:=([.$B$11]*[.$B$9])/(2*[.$B189])" office:value-type="float" office:value="1462.00165104647" calcext:value-type="float">
            <text:p>1,462</text:p>
          </table:table-cell>
          <table:table-cell table:formula="of:=(2*[.$B$5]*[.$B189])/[.$A189]" office:value-type="float" office:value="7803.66315789474" calcext:value-type="float">
            <text:p>7,804</text:p>
          </table:table-cell>
          <table:table-cell table:formula="of:=(2*[.$B$6]*[.$B189])/[.$A189]" office:value-type="float" office:value="7803.66315789474" calcext:value-type="float">
            <text:p>7,804</text:p>
          </table:table-cell>
          <table:table-cell table:formula="of:=[.$B$5]/[.$C189]" office:value-type="float" office:value="5.54034942040057" calcext:value-type="float">
            <text:p>5.54</text:p>
          </table:table-cell>
          <table:table-cell table:formula="of:=[.$B$6]/[.$C189]" office:value-type="float" office:value="5.54034942040057" calcext:value-type="float">
            <text:p>5.54</text:p>
          </table:table-cell>
          <table:table-cell table:formula="of:=[.B$10]/[.B18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75" calcext:value-type="float">
            <text:p>10.7500</text:p>
          </table:table-cell>
          <table:table-cell table:formula="of:=([.$A190]-[.$B$9])/2" office:value-type="float" office:value="5.1795" calcext:value-type="float">
            <text:p>5.1795</text:p>
          </table:table-cell>
          <table:table-cell table:formula="of:=([.$B$11]*[.$B$9])/(2*[.$B190])" office:value-type="float" office:value="1453.18080895839" calcext:value-type="float">
            <text:p>1,453</text:p>
          </table:table-cell>
          <table:table-cell table:formula="of:=(2*[.$B$5]*[.$B190])/[.$A190]" office:value-type="float" office:value="7805.38604651163" calcext:value-type="float">
            <text:p>7,805</text:p>
          </table:table-cell>
          <table:table-cell table:formula="of:=(2*[.$B$6]*[.$B190])/[.$A190]" office:value-type="float" office:value="7805.38604651163" calcext:value-type="float">
            <text:p>7,805</text:p>
          </table:table-cell>
          <table:table-cell table:formula="of:=[.$B$5]/[.$C190]" office:value-type="float" office:value="5.57397947321221" calcext:value-type="float">
            <text:p>5.57</text:p>
          </table:table-cell>
          <table:table-cell table:formula="of:=[.$B$6]/[.$C190]" office:value-type="float" office:value="5.57397947321221" calcext:value-type="float">
            <text:p>5.57</text:p>
          </table:table-cell>
          <table:table-cell table:formula="of:=[.B$10]/[.B190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8125" calcext:value-type="float">
            <text:p>10.8125</text:p>
          </table:table-cell>
          <table:table-cell table:formula="of:=([.$A191]-[.$B$9])/2" office:value-type="float" office:value="5.21075" calcext:value-type="float">
            <text:p>5.2108</text:p>
          </table:table-cell>
          <table:table-cell table:formula="of:=([.$B$11]*[.$B$9])/(2*[.$B191])" office:value-type="float" office:value="1444.4657678837" calcext:value-type="float">
            <text:p>1,444</text:p>
          </table:table-cell>
          <table:table-cell table:formula="of:=(2*[.$B$5]*[.$B191])/[.$A191]" office:value-type="float" office:value="7807.08901734104" calcext:value-type="float">
            <text:p>7,807</text:p>
          </table:table-cell>
          <table:table-cell table:formula="of:=(2*[.$B$6]*[.$B191])/[.$A191]" office:value-type="float" office:value="7807.08901734104" calcext:value-type="float">
            <text:p>7,807</text:p>
          </table:table-cell>
          <table:table-cell table:formula="of:=[.$B$5]/[.$C191]" office:value-type="float" office:value="5.60760952602385" calcext:value-type="float">
            <text:p>5.61</text:p>
          </table:table-cell>
          <table:table-cell table:formula="of:=[.$B$6]/[.$C191]" office:value-type="float" office:value="5.60760952602385" calcext:value-type="float">
            <text:p>5.61</text:p>
          </table:table-cell>
          <table:table-cell table:formula="of:=[.B$10]/[.B191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875" calcext:value-type="float">
            <text:p>10.8750</text:p>
          </table:table-cell>
          <table:table-cell table:formula="of:=([.$A192]-[.$B$9])/2" office:value-type="float" office:value="5.242" calcext:value-type="float">
            <text:p>5.2420</text:p>
          </table:table-cell>
          <table:table-cell table:formula="of:=([.$B$11]*[.$B$9])/(2*[.$B192])" office:value-type="float" office:value="1435.85463563525" calcext:value-type="float">
            <text:p>1,436</text:p>
          </table:table-cell>
          <table:table-cell table:formula="of:=(2*[.$B$5]*[.$B192])/[.$A192]" office:value-type="float" office:value="7808.7724137931" calcext:value-type="float">
            <text:p>7,809</text:p>
          </table:table-cell>
          <table:table-cell table:formula="of:=(2*[.$B$6]*[.$B192])/[.$A192]" office:value-type="float" office:value="7808.7724137931" calcext:value-type="float">
            <text:p>7,809</text:p>
          </table:table-cell>
          <table:table-cell table:formula="of:=[.$B$5]/[.$C192]" office:value-type="float" office:value="5.64123957883549" calcext:value-type="float">
            <text:p>5.64</text:p>
          </table:table-cell>
          <table:table-cell table:formula="of:=[.$B$6]/[.$C192]" office:value-type="float" office:value="5.64123957883549" calcext:value-type="float">
            <text:p>5.64</text:p>
          </table:table-cell>
          <table:table-cell table:formula="of:=[.B$10]/[.B192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0.9375" calcext:value-type="float">
            <text:p>10.9375</text:p>
          </table:table-cell>
          <table:table-cell table:formula="of:=([.$A193]-[.$B$9])/2" office:value-type="float" office:value="5.27325" calcext:value-type="float">
            <text:p>5.2733</text:p>
          </table:table-cell>
          <table:table-cell table:formula="of:=([.$B$11]*[.$B$9])/(2*[.$B193])" office:value-type="float" office:value="1427.34556487934" calcext:value-type="float">
            <text:p>1,427</text:p>
          </table:table-cell>
          <table:table-cell table:formula="of:=(2*[.$B$5]*[.$B193])/[.$A193]" office:value-type="float" office:value="7810.43657142857" calcext:value-type="float">
            <text:p>7,810</text:p>
          </table:table-cell>
          <table:table-cell table:formula="of:=(2*[.$B$6]*[.$B193])/[.$A193]" office:value-type="float" office:value="7810.43657142857" calcext:value-type="float">
            <text:p>7,810</text:p>
          </table:table-cell>
          <table:table-cell table:formula="of:=[.$B$5]/[.$C193]" office:value-type="float" office:value="5.67486963164713" calcext:value-type="float">
            <text:p>5.67</text:p>
          </table:table-cell>
          <table:table-cell table:formula="of:=[.$B$6]/[.$C193]" office:value-type="float" office:value="5.67486963164713" calcext:value-type="float">
            <text:p>5.67</text:p>
          </table:table-cell>
          <table:table-cell table:formula="of:=[.B$10]/[.B193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.0000</text:p>
          </table:table-cell>
          <table:table-cell table:formula="of:=([.$A194]-[.$B$9])/2" office:value-type="float" office:value="5.3045" calcext:value-type="float">
            <text:p>5.3045</text:p>
          </table:table-cell>
          <table:table-cell table:formula="of:=([.$B$11]*[.$B$9])/(2*[.$B194])" office:value-type="float" office:value="1418.9367518145" calcext:value-type="float">
            <text:p>1,419</text:p>
          </table:table-cell>
          <table:table-cell table:formula="of:=(2*[.$B$5]*[.$B194])/[.$A194]" office:value-type="float" office:value="7812.08181818182" calcext:value-type="float">
            <text:p>7,812</text:p>
          </table:table-cell>
          <table:table-cell table:formula="of:=(2*[.$B$6]*[.$B194])/[.$A194]" office:value-type="float" office:value="7812.08181818182" calcext:value-type="float">
            <text:p>7,812</text:p>
          </table:table-cell>
          <table:table-cell table:formula="of:=[.$B$5]/[.$C194]" office:value-type="float" office:value="5.70849968445876" calcext:value-type="float">
            <text:p>5.71</text:p>
          </table:table-cell>
          <table:table-cell table:formula="of:=[.$B$6]/[.$C194]" office:value-type="float" office:value="5.70849968445876" calcext:value-type="float">
            <text:p>5.71</text:p>
          </table:table-cell>
          <table:table-cell table:formula="of:=[.B$10]/[.B194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.0625" calcext:value-type="float">
            <text:p>11.0625</text:p>
          </table:table-cell>
          <table:table-cell table:formula="of:=([.$A195]-[.$B$9])/2" office:value-type="float" office:value="5.33575" calcext:value-type="float">
            <text:p>5.3358</text:p>
          </table:table-cell>
          <table:table-cell table:formula="of:=([.$B$11]*[.$B$9])/(2*[.$B195])" office:value-type="float" office:value="1410.62643489669" calcext:value-type="float">
            <text:p>1,411</text:p>
          </table:table-cell>
          <table:table-cell table:formula="of:=(2*[.$B$5]*[.$B195])/[.$A195]" office:value-type="float" office:value="7813.70847457627" calcext:value-type="float">
            <text:p>7,814</text:p>
          </table:table-cell>
          <table:table-cell table:formula="of:=(2*[.$B$6]*[.$B195])/[.$A195]" office:value-type="float" office:value="7813.70847457627" calcext:value-type="float">
            <text:p>7,814</text:p>
          </table:table-cell>
          <table:table-cell table:formula="of:=[.$B$5]/[.$C195]" office:value-type="float" office:value="5.7421297372704" calcext:value-type="float">
            <text:p>5.74</text:p>
          </table:table-cell>
          <table:table-cell table:formula="of:=[.$B$6]/[.$C195]" office:value-type="float" office:value="5.7421297372704" calcext:value-type="float">
            <text:p>5.74</text:p>
          </table:table-cell>
          <table:table-cell table:formula="of:=[.B$10]/[.B195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.125" calcext:value-type="float">
            <text:p>11.1250</text:p>
          </table:table-cell>
          <table:table-cell table:formula="of:=([.$A196]-[.$B$9])/2" office:value-type="float" office:value="5.367" calcext:value-type="float">
            <text:p>5.3670</text:p>
          </table:table-cell>
          <table:table-cell table:formula="of:=([.$B$11]*[.$B$9])/(2*[.$B196])" office:value-type="float" office:value="1402.41289360909" calcext:value-type="float">
            <text:p>1,402</text:p>
          </table:table-cell>
          <table:table-cell table:formula="of:=(2*[.$B$5]*[.$B196])/[.$A196]" office:value-type="float" office:value="7815.31685393258" calcext:value-type="float">
            <text:p>7,815</text:p>
          </table:table-cell>
          <table:table-cell table:formula="of:=(2*[.$B$6]*[.$B196])/[.$A196]" office:value-type="float" office:value="7815.31685393258" calcext:value-type="float">
            <text:p>7,815</text:p>
          </table:table-cell>
          <table:table-cell table:formula="of:=[.$B$5]/[.$C196]" office:value-type="float" office:value="5.77575979008204" calcext:value-type="float">
            <text:p>5.78</text:p>
          </table:table-cell>
          <table:table-cell table:formula="of:=[.$B$6]/[.$C196]" office:value-type="float" office:value="5.77575979008204" calcext:value-type="float">
            <text:p>5.78</text:p>
          </table:table-cell>
          <table:table-cell table:formula="of:=[.B$10]/[.B196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.1875" calcext:value-type="float">
            <text:p>11.1875</text:p>
          </table:table-cell>
          <table:table-cell table:formula="of:=([.$A197]-[.$B$9])/2" office:value-type="float" office:value="5.39825" calcext:value-type="float">
            <text:p>5.3983</text:p>
          </table:table-cell>
          <table:table-cell table:formula="of:=([.$B$11]*[.$B$9])/(2*[.$B197])" office:value-type="float" office:value="1394.29444727458" calcext:value-type="float">
            <text:p>1,394</text:p>
          </table:table-cell>
          <table:table-cell table:formula="of:=(2*[.$B$5]*[.$B197])/[.$A197]" office:value-type="float" office:value="7816.90726256983" calcext:value-type="float">
            <text:p>7,817</text:p>
          </table:table-cell>
          <table:table-cell table:formula="of:=(2*[.$B$6]*[.$B197])/[.$A197]" office:value-type="float" office:value="7816.90726256983" calcext:value-type="float">
            <text:p>7,817</text:p>
          </table:table-cell>
          <table:table-cell table:formula="of:=[.$B$5]/[.$C197]" office:value-type="float" office:value="5.80938984289368" calcext:value-type="float">
            <text:p>5.81</text:p>
          </table:table-cell>
          <table:table-cell table:formula="of:=[.$B$6]/[.$C197]" office:value-type="float" office:value="5.80938984289368" calcext:value-type="float">
            <text:p>5.81</text:p>
          </table:table-cell>
          <table:table-cell table:formula="of:=[.B$10]/[.B197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.25" calcext:value-type="float">
            <text:p>11.2500</text:p>
          </table:table-cell>
          <table:table-cell table:formula="of:=([.$A198]-[.$B$9])/2" office:value-type="float" office:value="5.4295" calcext:value-type="float">
            <text:p>5.4295</text:p>
          </table:table-cell>
          <table:table-cell table:formula="of:=([.$B$11]*[.$B$9])/(2*[.$B198])" office:value-type="float" office:value="1386.2694539092" calcext:value-type="float">
            <text:p>1,386</text:p>
          </table:table-cell>
          <table:table-cell table:formula="of:=(2*[.$B$5]*[.$B198])/[.$A198]" office:value-type="float" office:value="7818.48" calcext:value-type="float">
            <text:p>7,818</text:p>
          </table:table-cell>
          <table:table-cell table:formula="of:=(2*[.$B$6]*[.$B198])/[.$A198]" office:value-type="float" office:value="7818.48" calcext:value-type="float">
            <text:p>7,818</text:p>
          </table:table-cell>
          <table:table-cell table:formula="of:=[.$B$5]/[.$C198]" office:value-type="float" office:value="5.84301989570532" calcext:value-type="float">
            <text:p>5.84</text:p>
          </table:table-cell>
          <table:table-cell table:formula="of:=[.$B$6]/[.$C198]" office:value-type="float" office:value="5.84301989570532" calcext:value-type="float">
            <text:p>5.84</text:p>
          </table:table-cell>
          <table:table-cell table:formula="of:=[.B$10]/[.B198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.3125" calcext:value-type="float">
            <text:p>11.3125</text:p>
          </table:table-cell>
          <table:table-cell table:formula="of:=([.$A199]-[.$B$9])/2" office:value-type="float" office:value="5.46075" calcext:value-type="float">
            <text:p>5.4608</text:p>
          </table:table-cell>
          <table:table-cell table:formula="of:=([.$B$11]*[.$B$9])/(2*[.$B199])" office:value-type="float" office:value="1378.33630911505" calcext:value-type="float">
            <text:p>1,378</text:p>
          </table:table-cell>
          <table:table-cell table:formula="of:=(2*[.$B$5]*[.$B199])/[.$A199]" office:value-type="float" office:value="7820.03535911602" calcext:value-type="float">
            <text:p>7,820</text:p>
          </table:table-cell>
          <table:table-cell table:formula="of:=(2*[.$B$6]*[.$B199])/[.$A199]" office:value-type="float" office:value="7820.03535911602" calcext:value-type="float">
            <text:p>7,820</text:p>
          </table:table-cell>
          <table:table-cell table:formula="of:=[.$B$5]/[.$C199]" office:value-type="float" office:value="5.87664994851696" calcext:value-type="float">
            <text:p>5.88</text:p>
          </table:table-cell>
          <table:table-cell table:formula="of:=[.$B$6]/[.$C199]" office:value-type="float" office:value="5.87664994851696" calcext:value-type="float">
            <text:p>5.88</text:p>
          </table:table-cell>
          <table:table-cell table:formula="of:=[.B$10]/[.B199] &gt; 10" office:value-type="boolean" office:boolean-value="false" calcext:value-type="boolean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.375" calcext:value-type="float">
            <text:p>11.3750</text:p>
          </table:table-cell>
          <table:table-cell table:formula="of:=([.$A200]-[.$B$9])/2" office:value-type="float" office:value="5.492" calcext:value-type="float">
            <text:p>5.4920</text:p>
          </table:table-cell>
          <table:table-cell table:formula="of:=([.$B$11]*[.$B$9])/(2*[.$B200])" office:value-type="float" office:value="1370.49344501093" calcext:value-type="float">
            <text:p>1,370</text:p>
          </table:table-cell>
          <table:table-cell table:formula="of:=(2*[.$B$5]*[.$B200])/[.$A200]" office:value-type="float" office:value="7821.57362637363" calcext:value-type="float">
            <text:p>7,822</text:p>
          </table:table-cell>
          <table:table-cell table:formula="of:=(2*[.$B$6]*[.$B200])/[.$A200]" office:value-type="float" office:value="7821.57362637363" calcext:value-type="float">
            <text:p>7,822</text:p>
          </table:table-cell>
          <table:table-cell table:formula="of:=[.$B$5]/[.$C200]" office:value-type="float" office:value="5.9102800013286" calcext:value-type="float">
            <text:p>5.91</text:p>
          </table:table-cell>
          <table:table-cell table:formula="of:=[.$B$6]/[.$C200]" office:value-type="float" office:value="5.9102800013286" calcext:value-type="float">
            <text:p>5.91</text:p>
          </table:table-cell>
          <table:table-cell table:formula="of:=[.B$10]/[.B200] &gt; 10" office:value-type="boolean" office:boolean-value="false" calcext:value-type="boolean">
            <text:p>FALSE</text:p>
          </table:table-cell>
          <table:table-cell table:number-columns-repeated="1016"/>
        </table:table-row>
        <calcext:conditional-formats>
          <calcext:conditional-format calcext:target-range-address="Calculator.B35:Calculator.B75 Calculator.B21:Calculator.B33 Calculator.B76:Calculator.B200">
            <calcext:condition calcext:apply-style-name="DANGER" calcext:value="&lt;=0" calcext:base-cell-address="Calculator.B21"/>
          </calcext:conditional-format>
          <calcext:conditional-format calcext:target-range-address="Calculator.C35:Calculator.C75 Calculator.C21:Calculator.C33 Calculator.C76:Calculator.C200">
            <calcext:condition calcext:apply-style-name="DANGER" calcext:value="&gt;=[.$B$5]" calcext:base-cell-address="Calculator.C21"/>
            <calcext:condition calcext:apply-style-name="DANGER" calcext:value="&lt;=0" calcext:base-cell-address="Calculator.C21"/>
          </calcext:conditional-format>
          <calcext:conditional-format calcext:target-range-address="Calculator.F35:Calculator.F75 Calculator.F21:Calculator.F33 Calculator.F76:Calculator.F200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5:Calculator.G75 Calculator.G21:Calculator.G33 Calculator.G76:Calculator.G200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5:Calculator.E200 Calculator.D21:Calculator.E33">
            <calcext:condition calcext:apply-style-name="DANGER" calcext:value="&lt;=[.$B$11]" calcext:base-cell-address="Calculator.D21"/>
          </calcext:conditional-format>
          <calcext:conditional-format calcext:target-range-address="Calculator.B34:Calculator.B34">
            <calcext:condition calcext:apply-style-name="DANGER" calcext:value="&lt;=0" calcext:base-cell-address="Calculator.B34"/>
          </calcext:conditional-format>
          <calcext:conditional-format calcext:target-range-address="Calculator.C34:Calculator.C34">
            <calcext:condition calcext:apply-style-name="DANGER" calcext:value="&gt;=[.$B$5]" calcext:base-cell-address="Calculator.C34"/>
            <calcext:condition calcext:apply-style-name="DANGER" calcext:value="&lt;=0" calcext:base-cell-address="Calculator.C34"/>
          </calcext:conditional-format>
          <calcext:conditional-format calcext:target-range-address="Calculator.F34:Calculator.F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4:Calculator.G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4:Calculator.E34">
            <calcext:condition calcext:apply-style-name="DANGER" calcext:value="&lt;=[.$B$11]" calcext:base-cell-address="Calculator.D34"/>
          </calcext:conditional-format>
          <calcext:conditional-format calcext:target-range-address="Calculator.A21:Calculator.A200">
            <calcext:condition calcext:apply-style-name="DANGER" calcext:value="formula-is([.B10]/ORG.OPENOFFICE.CURRENT()&gt;10)" calcext:base-cell-address="Calculator.A21"/>
          </calcext:conditional-format>
        </calcext:conditional-formats>
      </table:table>
      <table:table table:name="Cartridges" table:style-name="ta1"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Diameter</text:p>
          </table:table-cell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85" office:value-type="float" office:value="36000" calcext:value-type="float">
            <text:p>36000</text:p>
          </table:table-cell>
          <table:table-cell table:style-name="ce86" office:value-type="float" office:value="0.457" calcext:value-type="float">
            <text:p>0.4570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 office:value-type="float" office:value="60481" calcext:value-type="float">
            <text:p>60481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12 Gauge</text:p>
          </table:table-cell>
          <table:table-cell table:style-name="ce85" office:value-type="float" office:value="13000" calcext:value-type="float">
            <text:p>13000</text:p>
          </table:table-cell>
          <table:table-cell table:style-name="ce86" office:value-type="float" office:value="0.813" calcext:value-type="float">
            <text:p>0.8130</text:p>
          </table:table-cell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87" table:formula="of:=38/25.4" office:value-type="float" office:value="1.49606299212598" calcext:value-type="float">
            <text:p>1.50</text:p>
          </table:table-cell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88"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.410 Shotgun</text:p>
          </table:table-cell>
          <table:table-cell office:value-type="float" office:value="18130" calcext:value-type="float">
            <text:p>18130</text:p>
          </table:table-cell>
          <table:table-cell office:value-type="float" office:value="0.47" calcext:value-type="float">
            <text:p>0.47</text:p>
          </table:table-cell>
        </table:table-row>
      </table:table>
      <table:table table:name="Materials" table:style-name="ta1">
        <table:table-column table:style-name="co11" table:default-cell-style-name="ce89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Material</text:p>
          </table:table-cell>
          <table:table-cell office:value-type="string" calcext:value-type="string">
            <text:p>Yield (psi)</text:p>
          </table:table-cell>
          <table:table-cell office:value-type="string" calcext:value-type="string">
            <text:p>UTS (psi)</text:p>
          </table:table-cell>
        </table:table-row>
        <table:table-row table:style-name="ro1">
          <table:table-cell office:value-type="string" calcext:value-type="string">
            <text:p>6Al-4V (a/k/a Grade 5) Titanium</text:p>
          </table:table-cell>
          <table:table-cell office:value-type="float" office:value="128000" calcext:value-type="float">
            <text:p>128000</text:p>
          </table:table-cell>
          <table:table-cell office:value-type="float" office:value="138000" calcext:value-type="float">
            <text:p>138000</text:p>
          </table:table-cell>
        </table:table-row>
        <table:table-row table:style-name="ro1">
          <table:table-cell office:value-type="string" calcext:value-type="string">
            <text:p>6Al-4V ELI (extra low interstitial) Titanium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PEEK</text:p>
          </table:table-cell>
          <table:table-cell table:number-columns-repeated="2" office:value-type="float" office:value="15229" calcext:value-type="float">
            <text:p>15229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 office:value-type="float" office:value="9531" calcext:value-type="float">
            <text:p>9531</text:p>
          </table:table-cell>
        </table:table-row>
        <table:table-row table:style-name="ro1">
          <table:table-cell office:value-type="string" calcext:value-type="string">
            <text:p>Steel 1080 (Mild)</text:p>
          </table:table-cell>
          <table:table-cell office:value-type="float" office:value="63800" calcext:value-type="float">
            <text:p>63800</text:p>
          </table:table-cell>
          <table:table-cell office:value-type="float" office:value="53700" calcext:value-type="float">
            <text:p>53700</text:p>
          </table:table-cell>
        </table:table-row>
        <table:table-row table:style-name="ro1">
          <table:table-cell office:value-type="string" calcext:value-type="string">
            <text:p>Steel 4130 (Min)</text:p>
          </table:table-cell>
          <table:table-cell office:value-type="float" office:value="63100" calcext:value-type="float">
            <text:p>63100</text:p>
          </table:table-cell>
          <table:table-cell office:value-type="float" office:value="97200" calcext:value-type="float">
            <text:p>97200</text:p>
          </table:table-cell>
        </table:table-row>
        <table:table-row table:style-name="ro1">
          <table:table-cell office:value-type="string" calcext:value-type="string">
            <text:p>Steel 4130 (Normalized)</text:p>
          </table:table-cell>
          <table:table-cell office:value-type="float" office:value="116113" calcext:value-type="float">
            <text:p>116113</text:p>
          </table:table-cell>
          <table:table-cell office:value-type="float" office:value="122587" calcext:value-type="float">
            <text:p>122587</text:p>
          </table:table-cell>
        </table:table-row>
        <table:table-row table:style-name="ro1">
          <table:table-cell office:value-type="string" calcext:value-type="string">
            <text:p>Steel 4140 (Normalized)</text:p>
          </table:table-cell>
          <table:table-cell office:value-type="float" office:value="95000" calcext:value-type="float">
            <text:p>95000</text:p>
          </table:table-cell>
          <table:table-cell office:value-type="float" office:value="148000" calcext:value-type="float">
            <text:p>148000</text:p>
          </table:table-cell>
        </table:table-row>
        <table:table-row table:style-name="ro1">
          <table:table-cell office:value-type="string" calcext:value-type="string">
            <text:p>Steel A36</text:p>
          </table:table-cell>
          <table:table-cell office:value-type="float" office:value="58000" calcext:value-type="float">
            <text:p>58000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string" calcext:value-type="string">
            <text:p>Steel A513</text:p>
          </table:table-cell>
          <table:table-cell office:value-type="float" office:value="72000" calcext:value-type="float">
            <text:p>72000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string" calcext:value-type="string">
            <text:p>Steel A53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1">
          <table:table-cell office:value-type="string" calcext:value-type="string">
            <text:p>Steel Grade 8 Bolt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string" calcext:value-type="string">
            <text:p>Steel K 1.2080</text:p>
          </table:table-cell>
          <table:table-cell office:value-type="float" office:value="50763" calcext:value-type="float">
            <text:p>50763</text:p>
          </table:table-cell>
          <table:table-cell office:value-type="float" office:value="94275" calcext:value-type="float">
            <text:p>94275</text:p>
          </table:table-cell>
        </table:table-row>
        <table:table-row table:style-name="ro1">
          <table:table-cell office:value-type="string" calcext:value-type="string">
            <text:p>Taulman Alloy 910</text:p>
          </table:table-cell>
          <table:table-cell table:number-columns-repeated="2"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Taulman Nylon 680</text:p>
          </table:table-cell>
          <table:table-cell table:number-columns-repeated="2" office:value-type="float" office:value="6900" calcext:value-type="float">
            <text:p>6900</text:p>
          </table:table-cell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Materials" table:target-range-address="Materials.A10:Materials.A13" table:on-update-keep-styles="true" table:on-update-keep-size="false" table:orientation="column"/>
        <table:database-range table:name="__Anonymous_Sheet_DB__1" table:target-range-address="Cartridges.A1:Cartridges.C12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2:01:44.011280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4.6.2$Linux_X86_64 LibreOffice_project/40m0$Build-2</meta:generator>
    <meta:document-statistic meta:table-count="3" meta:cell-count="1573" meta:object-count="0"/>
  </office:meta>
</office:document-meta>
</file>